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9445in"/>
    </style:style>
    <style:style style:name="co9" style:family="table-column">
      <style:table-column-properties fo:break-before="auto" style:column-width="0.6409in"/>
    </style:style>
    <style:style style:name="co10" style:family="table-column">
      <style:table-column-properties fo:break-before="auto" style:column-width="0.5937in"/>
    </style:style>
    <style:style style:name="co11" style:family="table-column">
      <style:table-column-properties fo:break-before="auto" style:column-width="0.6035in"/>
    </style:style>
    <style:style style:name="co12" style:family="table-column">
      <style:table-column-properties fo:break-before="auto" style:column-width="0.8563in"/>
    </style:style>
    <style:style style:name="co13" style:family="table-column">
      <style:table-column-properties fo:break-before="auto" style:column-width="0.7161in"/>
    </style:style>
    <style:style style:name="co14" style:family="table-column">
      <style:table-column-properties fo:break-before="auto" style:column-width="1.1283in"/>
    </style:style>
    <style:style style:name="co15" style:family="table-column">
      <style:table-column-properties fo:break-before="auto" style:column-width="0.7252in"/>
    </style:style>
    <style:style style:name="co16" style:family="table-column">
      <style:table-column-properties fo:break-before="auto" style:column-width="0.7063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4437in"/>
    </style:style>
    <style:style style:name="co19" style:family="table-column">
      <style:table-column-properties fo:break-before="auto" style:column-width="0.5189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8035in"/>
    </style:style>
    <style:style style:name="co22" style:family="table-column">
      <style:table-column-properties fo:break-before="auto" style:column-width="1.822in"/>
    </style:style>
    <style:style style:name="co23" style:family="table-column">
      <style:table-column-properties fo:break-before="auto" style:column-width="1.8319in"/>
    </style:style>
    <style:style style:name="co24" style:family="table-column">
      <style:table-column-properties fo:break-before="auto" style:column-width="1.7661in"/>
    </style:style>
    <style:style style:name="co25" style:family="table-column">
      <style:table-column-properties fo:break-before="auto" style:column-width="1.7571in"/>
    </style:style>
    <style:style style:name="co26" style:family="table-column">
      <style:table-column-properties fo:break-before="auto" style:column-width="1.7756in"/>
    </style:style>
    <style:style style:name="co27" style:family="table-column">
      <style:table-column-properties fo:break-before="auto" style:column-width="1.7193in"/>
    </style:style>
    <style:style style:name="co28" style:family="table-column">
      <style:table-column-properties fo:break-before="auto" style:column-width="1.7098in"/>
    </style:style>
    <style:style style:name="co29" style:family="table-column">
      <style:table-column-properties fo:break-before="auto" style:column-width="1.7283in"/>
    </style:style>
    <style:style style:name="co30" style:family="table-column">
      <style:table-column-properties fo:break-before="auto" style:column-width="1.7in"/>
    </style:style>
    <style:style style:name="co31" style:family="table-column">
      <style:table-column-properties fo:break-before="auto" style:column-width="1.6909in"/>
    </style:style>
    <style:style style:name="co32" style:family="table-column">
      <style:table-column-properties fo:break-before="auto" style:column-width="1.6535in"/>
    </style:style>
    <style:style style:name="co33" style:family="table-column">
      <style:table-column-properties fo:break-before="auto" style:column-width="1.6437in"/>
    </style:style>
    <style:style style:name="co34" style:family="table-column">
      <style:table-column-properties fo:break-before="auto" style:column-width="1.6626in"/>
    </style:style>
    <style:style style:name="co35" style:family="table-column">
      <style:table-column-properties fo:break-before="auto" style:column-width="1.6063in"/>
    </style:style>
    <style:style style:name="co36" style:family="table-column">
      <style:table-column-properties fo:break-before="auto" style:column-width="1.5972in"/>
    </style:style>
    <style:style style:name="co37" style:family="table-column">
      <style:table-column-properties fo:break-before="auto" style:column-width="1.6161in"/>
    </style:style>
    <style:style style:name="co38" style:family="table-column">
      <style:table-column-properties fo:break-before="auto" style:column-width="1.672in"/>
    </style:style>
    <style:style style:name="co39" style:family="table-column">
      <style:table-column-properties fo:break-before="auto" style:column-width="1.6252in"/>
    </style:style>
    <style:style style:name="co40" style:family="table-column">
      <style:table-column-properties fo:break-before="auto" style:column-width="1.2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rial Narrow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order-left="none" fo:border-right="none" fo:border-top="0.74pt solid #000000"/>
      <style:text-properties style:font-name="Arial Narrow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36" style:family="table-cell" style:parent-style-name="Default" style:data-style-name="N121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29" style:family="table-cell" style:parent-style-name="Default" style:data-style-name="N121">
      <style:table-cell-properties fo:border-bottom="0.74pt solid #000000" fo:background-color="#cccccc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43" style:family="table-cell" style:parent-style-name="Red" style:data-style-name="N12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Blue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Blue" style:data-style-name="N12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Red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Green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Green" style:data-style-name="N12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ext-properties fo:font-weight="normal" style:font-weight-asian="normal" style:font-weight-complex="normal"/>
    </style:style>
    <style:style style:name="ce45" style:family="table-cell" style:parent-style-name="Default" style:data-style-name="N121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8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51" style:family="table-cell" style:parent-style-name="Green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Blue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Blue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Green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Blue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Blue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121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65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75" style:family="table-cell" style:parent-style-name="Red" style:data-style-name="N12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Blue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Green" style:data-style-name="N12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Blue" style:data-style-name="N12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Red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121">
      <style:table-cell-properties fo:border-bottom="none" fo:background-color="#ffb66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21">
      <style:table-cell-properties fo:border-bottom="0.74pt solid #000000" fo:background-color="#ffb66c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80" style:family="table-cell" style:parent-style-name="Green" style:data-style-name="N12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Blue" style:data-style-name="N12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fo:border-bottom="none" fo:background-color="#ffb66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85" style:family="table-cell" style:parent-style-name="Default" style:data-style-name="N121">
      <style:table-cell-properties fo:border-bottom="0.74pt solid #000000" fo:background-color="#ffb66c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" style:family="table-cell" style:parent-style-name="Red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Red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Red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ffb66c" fo:border-left="none" fo:border-right="0.74pt solid #000000" fo:border-top="0.74pt solid #000000"/>
    </style:style>
    <style:style style:name="ce93" style:family="table-cell" style:parent-style-name="Default" style:data-style-name="N121">
      <style:table-cell-properties fo:border-bottom="0.74pt solid #000000" fo:background-color="#ffb66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5" style:family="table-cell" style:parent-style-name="Green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Blue" style:data-style-name="N12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121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98" style:family="table-cell" style:parent-style-name="Default" style:data-style-name="N121">
      <style:table-cell-properties fo:border-bottom="0.74pt solid #000000" fo:background-color="#b4c7dc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8" style:family="table-cell" style:parent-style-name="Default" style:data-style-name="N121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100" style:family="table-cell" style:parent-style-name="Default" style:data-style-name="N121">
      <style:table-cell-properties fo:border-bottom="0.74pt solid #000000" fo:background-color="#b4c7dc" style:text-align-source="fix" style:repeat-content="false" fo:border-left="none" fo:border-right="none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b4c7dc" fo:border-left="none" fo:border-right="0.74pt solid #000000" fo:border-top="0.74pt solid #000000"/>
    </style:style>
    <style:style style:name="ce102" style:family="table-cell" style:parent-style-name="Default" style:data-style-name="N121">
      <style:table-cell-properties fo:border-bottom="0.74pt solid #000000" fo:background-color="#b4c7d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 Narrow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2" table:default-cell-style-name="ce8"/>
        <table:table-row table:style-name="ro1">
          <table:table-cell table:style-name="ce1"/>
          <table:table-cell table:style-name="ce14"/>
          <table:table-cell table:style-name="ce22" table:number-columns-repeated="4"/>
          <table:table-cell table:style-name="ce36" office:value-type="string" calcext:value-type="string" table:number-columns-spanned="4" table:number-rows-spanned="1">
            <text:p>BothSides</text:p>
          </table:table-cell>
          <table:covered-table-cell table:number-columns-repeated="2" table:style-name="ce45"/>
          <table:covered-table-cell table:style-name="ce50"/>
          <table:table-cell table:style-name="ce56" office:value-type="string" calcext:value-type="string" table:number-columns-spanned="4" table:number-rows-spanned="1">
            <text:p>PosSide</text:p>
          </table:table-cell>
          <table:covered-table-cell table:number-columns-repeated="2" table:style-name="ce58"/>
          <table:covered-table-cell table:style-name="ce63"/>
          <table:table-cell table:style-name="ce66" office:value-type="string" calcext:value-type="string" table:number-columns-spanned="4" table:number-rows-spanned="1">
            <text:p>NegSide</text:p>
          </table:table-cell>
          <table:covered-table-cell table:number-columns-repeated="2" table:style-name="ce68"/>
          <table:covered-table-cell table:style-name="ce70"/>
        </table:table-row>
        <table:table-row table:style-name="ro1">
          <table:table-cell table:style-name="ce6" office:value-type="string" calcext:value-type="string">
            <text:p>Scenario</text:p>
          </table:table-cell>
          <table:table-cell table:style-name="ce13" office:value-type="string" calcext:value-type="string">
            <text:p>Scenario #</text:p>
          </table:table-cell>
          <table:table-cell table:style-name="ce20" office:value-type="string" calcext:value-type="string">
            <text:p>fracPos</text:p>
          </table:table-cell>
          <table:table-cell table:style-name="ce20" office:value-type="string" calcext:value-type="string">
            <text:p>fracNeg</text:p>
          </table:table-cell>
          <table:table-cell table:style-name="ce20" office:value-type="string" calcext:value-type="string">
            <text:p>rho</text:p>
          </table:table-cell>
          <table:table-cell table:style-name="ce23" office:value-type="string" calcext:value-type="string">
            <text:p>FDRmethod</text:p>
          </table:table-cell>
          <table:table-cell table:style-name="ce29" office:value-type="string" calcext:value-type="string">
            <text:p>canonical</text:p>
          </table:table-cell>
          <table:table-cell table:style-name="ce48" office:value-type="string" calcext:value-type="string">
            <text:p>combined</text:p>
          </table:table-cell>
          <table:table-cell table:style-name="ce48" office:value-type="string" calcext:value-type="string">
            <text:p>twotailed</text:p>
          </table:table-cell>
          <table:table-cell table:style-name="ce65" office:value-type="string" calcext:value-type="string">
            <text:p>split</text:p>
          </table:table-cell>
          <table:table-cell table:style-name="ce78" office:value-type="string" calcext:value-type="string">
            <text:p>canonical</text:p>
          </table:table-cell>
          <table:table-cell table:style-name="ce85" office:value-type="string" calcext:value-type="string">
            <text:p>combined</text:p>
          </table:table-cell>
          <table:table-cell table:style-name="ce85" office:value-type="string" calcext:value-type="string">
            <text:p>twotailed</text:p>
          </table:table-cell>
          <table:table-cell table:style-name="ce93" office:value-type="string" calcext:value-type="string">
            <text:p>split</text:p>
          </table:table-cell>
          <table:table-cell table:style-name="ce98" office:value-type="string" calcext:value-type="string">
            <text:p>canonical</text:p>
          </table:table-cell>
          <table:table-cell table:style-name="ce100" office:value-type="string" calcext:value-type="string">
            <text:p>combined</text:p>
          </table:table-cell>
          <table:table-cell table:style-name="ce100" office:value-type="string" calcext:value-type="string">
            <text:p>twotailed</text:p>
          </table:table-cell>
          <table:table-cell table:style-name="ce102" office:value-type="string" calcext:value-type="string">
            <text:p>split</text:p>
          </table:table-cell>
        </table:table-row>
        <table:table-row table:style-name="ro1">
          <table:table-cell table:style-name="ce1" table:formula="of:=[$raw.A2]" office:value-type="string" office:string-value="bh_indep_null_fdp" calcext:value-type="string">
            <text:p>bh_indep_null_fdp</text:p>
          </table:table-cell>
          <table:table-cell table:style-name="ce22" table:formula="of:=[$raw.B2]" office:value-type="float" office:value="1" calcext:value-type="float">
            <text:p>1</text:p>
          </table:table-cell>
          <table:table-cell table:style-name="ce22" table:formula="of:=[$raw.C2]" office:value-type="float" office:value="0" calcext:value-type="float">
            <text:p>0</text:p>
          </table:table-cell>
          <table:table-cell table:style-name="ce22" table:formula="of:=[$raw.D2]" office:value-type="float" office:value="0" calcext:value-type="float">
            <text:p>0</text:p>
          </table:table-cell>
          <table:table-cell table:style-name="ce22" table:formula="of:=[$raw.E2]" office:value-type="float" office:value="0" calcext:value-type="float">
            <text:p>0</text:p>
          </table:table-cell>
          <table:table-cell table:style-name="ce39" table:formula="of:=[$raw.F2]" office:value-type="string" office:string-value="BH1995" calcext:value-type="string">
            <text:p>BH1995</text:p>
          </table:table-cell>
          <table:table-cell table:style-name="ce43" table:formula="of:=[raw.N2]+ORG.OPENOFFICE.STYLE(IF([raw.K2]&lt;[raw.O2];&quot;Red&quot;;IF([raw.K2]&gt;[raw.P2];&quot;Blue&quot;;&quot;Green&quot;)))" office:value-type="float" office:value="0.095" calcext:value-type="float">
            <text:p>0.0950</text:p>
          </table:table-cell>
          <table:table-cell table:style-name="ce51" table:formula="of:=[raw.Q2]+ORG.OPENOFFICE.STYLE(IF([raw.K2]&lt;[raw.R2];&quot;Red&quot;;IF([raw.K2]&gt;[raw.S2];&quot;Blue&quot;;&quot;Green&quot;)))" office:value-type="float" office:value="0.0505" calcext:value-type="float">
            <text:p>0.0505</text:p>
          </table:table-cell>
          <table:table-cell table:style-name="ce51" table:formula="of:=[raw.T2]+ORG.OPENOFFICE.STYLE(IF([raw.K2]&lt;[raw.U2];&quot;Red&quot;;IF([raw.K2]&gt;[raw.V2];&quot;Blue&quot;;&quot;Green&quot;)))" office:value-type="float" office:value="0.0505" calcext:value-type="float">
            <text:p>0.0505</text:p>
          </table:table-cell>
          <table:table-cell table:style-name="ce75" table:formula="of:=[raw.W2]+ORG.OPENOFFICE.STYLE(IF([raw.K2]&lt;[raw.X2];&quot;Red&quot;;IF([raw.K2]&gt;[raw.Y2];&quot;Blue&quot;;&quot;Green&quot;)))" office:value-type="float" office:value="0.0955" calcext:value-type="float">
            <text:p>0.0955</text:p>
          </table:table-cell>
          <table:table-cell table:style-name="ce80" table:formula="of:=[raw.Z2]+ORG.OPENOFFICE.STYLE(IF([raw.K2]&lt;[raw.AA2];&quot;Red&quot;;IF([raw.K2]&gt;[raw.AB2];&quot;Blue&quot;;&quot;Green&quot;)))" office:value-type="float" office:value="0.0535" calcext:value-type="float">
            <text:p>0.0535</text:p>
          </table:table-cell>
          <table:table-cell table:style-name="ce59" table:formula="of:=[raw.AC2]+ORG.OPENOFFICE.STYLE(IF([raw.K2]&lt;[raw.AD2];&quot;Red&quot;;IF([raw.K2]&gt;[raw.AE2];&quot;Blue&quot;;&quot;Green&quot;)))" office:value-type="float" office:value="0.0295" calcext:value-type="float">
            <text:p>0.0295</text:p>
          </table:table-cell>
          <table:table-cell table:style-name="ce59" table:formula="of:=[raw.AF2]+ORG.OPENOFFICE.STYLE(IF([raw.K2]&lt;[raw.AG2];&quot;Red&quot;;IF([raw.K2]&gt;[raw.AH2];&quot;Blue&quot;;&quot;Green&quot;)))" office:value-type="float" office:value="0.0295" calcext:value-type="float">
            <text:p>0.0295</text:p>
          </table:table-cell>
          <table:table-cell table:style-name="ce71" table:formula="of:=[raw.AI2]+ORG.OPENOFFICE.STYLE(IF([raw.K2]&lt;[raw.AJ2];&quot;Red&quot;;IF([raw.K2]&gt;[raw.AK2];&quot;Blue&quot;;&quot;Green&quot;)))" office:value-type="float" office:value="0.054" calcext:value-type="float">
            <text:p>0.0540</text:p>
          </table:table-cell>
          <table:table-cell table:style-name="ce80" table:formula="of:=[raw.AL2]+ORG.OPENOFFICE.STYLE(IF([raw.K2]&lt;[raw.AM2];&quot;Red&quot;;IF([raw.K2]&gt;[raw.AN2];&quot;Blue&quot;;&quot;Green&quot;)))" office:value-type="float" office:value="0.0455" calcext:value-type="float">
            <text:p>0.0455</text:p>
          </table:table-cell>
          <table:table-cell table:style-name="ce59" table:formula="of:=[raw.AO2]+ORG.OPENOFFICE.STYLE(IF([raw.K2]&lt;[raw.AP2];&quot;Red&quot;;IF([raw.K2]&gt;[raw.AQ2];&quot;Blue&quot;;&quot;Green&quot;)))" office:value-type="float" office:value="0.025" calcext:value-type="float">
            <text:p>0.0250</text:p>
          </table:table-cell>
          <table:table-cell table:style-name="ce59" table:formula="of:=[raw.AR2]+ORG.OPENOFFICE.STYLE(IF([raw.K2]&lt;[raw.AS2];&quot;Red&quot;;IF([raw.K2]&gt;[raw.AT2];&quot;Blue&quot;;&quot;Green&quot;)))" office:value-type="float" office:value="0.025" calcext:value-type="float">
            <text:p>0.0250</text:p>
          </table:table-cell>
          <table:table-cell table:style-name="ce71" table:formula="of:=[raw.AU2]+ORG.OPENOFFICE.STYLE(IF([raw.K2]&lt;[raw.AV2];&quot;Red&quot;;IF([raw.K2]&gt;[raw.AW2];&quot;Blue&quot;;&quot;Green&quot;)))" office:value-type="float" office:value="0.0455" calcext:value-type="float">
            <text:p>0.0455</text:p>
          </table:table-cell>
        </table:table-row>
        <table:table-row table:style-name="ro1">
          <table:table-cell table:style-name="ce5" table:formula="of:=[$raw.A3]" office:value-type="string" office:string-value="bh_indep_posonly_fdp" calcext:value-type="string">
            <text:p>bh_indep_posonly_fdp</text:p>
          </table:table-cell>
          <table:table-cell table:style-name="ce2" table:formula="of:=[$raw.B3]" office:value-type="float" office:value="2" calcext:value-type="float">
            <text:p>2</text:p>
          </table:table-cell>
          <table:table-cell table:formula="of:=[$raw.C3]" office:value-type="float" office:value="0.25" calcext:value-type="float">
            <text:p>0.25</text:p>
          </table:table-cell>
          <table:table-cell table:formula="of:=[$raw.D3]" office:value-type="float" office:value="0" calcext:value-type="float">
            <text:p>0</text:p>
          </table:table-cell>
          <table:table-cell table:formula="of:=[$raw.E3]" office:value-type="float" office:value="0" calcext:value-type="float">
            <text:p>0</text:p>
          </table:table-cell>
          <table:table-cell table:style-name="ce40" table:formula="of:=[$raw.F3]" office:value-type="string" office:string-value="BH1995" calcext:value-type="string">
            <text:p>BH1995</text:p>
          </table:table-cell>
          <table:table-cell table:style-name="ce32" table:formula="of:=[raw.N3]+ORG.OPENOFFICE.STYLE(IF([raw.K3]&lt;[raw.O3];&quot;Red&quot;;IF([raw.K3]&gt;[raw.P3];&quot;Blue&quot;;&quot;Green&quot;)))" office:value-type="float" office:value="0.0376712967421295" calcext:value-type="float">
            <text:p>0.0377</text:p>
          </table:table-cell>
          <table:table-cell table:style-name="ce52" table:formula="of:=[raw.Q3]+ORG.OPENOFFICE.STYLE(IF([raw.K3]&lt;[raw.R3];&quot;Red&quot;;IF([raw.K3]&gt;[raw.S3];&quot;Blue&quot;;&quot;Green&quot;)))" office:value-type="float" office:value="0.0373551570912064" calcext:value-type="float">
            <text:p>0.0374</text:p>
          </table:table-cell>
          <table:table-cell table:style-name="ce52" table:formula="of:=[raw.T3]+ORG.OPENOFFICE.STYLE(IF([raw.K3]&lt;[raw.U3];&quot;Red&quot;;IF([raw.K3]&gt;[raw.V3];&quot;Blue&quot;;&quot;Green&quot;)))" office:value-type="float" office:value="0.0373551570912064" calcext:value-type="float">
            <text:p>0.0374</text:p>
          </table:table-cell>
          <table:table-cell table:style-name="ce69" table:formula="of:=[raw.W3]+ORG.OPENOFFICE.STYLE(IF([raw.K3]&lt;[raw.X3];&quot;Red&quot;;IF([raw.K3]&gt;[raw.Y3];&quot;Blue&quot;;&quot;Green&quot;)))" office:value-type="float" office:value="0.0301499785640414" calcext:value-type="float">
            <text:p>0.0301</text:p>
          </table:table-cell>
          <table:table-cell table:style-name="ce32" table:formula="of:=[raw.Z3]+ORG.OPENOFFICE.STYLE(IF([raw.K3]&lt;[raw.AA3];&quot;Red&quot;;IF([raw.K3]&gt;[raw.AB3];&quot;Blue&quot;;&quot;Green&quot;)))" office:value-type="float" office:value="0.0375559851042467" calcext:value-type="float">
            <text:p>0.0376</text:p>
          </table:table-cell>
          <table:table-cell table:style-name="ce52" table:formula="of:=[raw.AC3]+ORG.OPENOFFICE.STYLE(IF([raw.K3]&lt;[raw.AD3];&quot;Red&quot;;IF([raw.K3]&gt;[raw.AE3];&quot;Blue&quot;;&quot;Green&quot;)))" office:value-type="float" office:value="0.0191209998765944" calcext:value-type="float">
            <text:p>0.0191</text:p>
          </table:table-cell>
          <table:table-cell table:style-name="ce60" table:formula="of:=[raw.AF3]+ORG.OPENOFFICE.STYLE(IF([raw.K3]&lt;[raw.AG3];&quot;Red&quot;;IF([raw.K3]&gt;[raw.AH3];&quot;Blue&quot;;&quot;Green&quot;)))" office:value-type="float" office:value="0.0191209998765944" calcext:value-type="float">
            <text:p>0.0191</text:p>
          </table:table-cell>
          <table:table-cell table:style-name="ce69" table:formula="of:=[raw.AI3]+ORG.OPENOFFICE.STYLE(IF([raw.K3]&lt;[raw.AJ3];&quot;Red&quot;;IF([raw.K3]&gt;[raw.AK3];&quot;Blue&quot;;&quot;Green&quot;)))" office:value-type="float" office:value="0.0299832724881677" calcext:value-type="float">
            <text:p>0.0300</text:p>
          </table:table-cell>
          <table:table-cell table:style-name="ce42" table:formula="of:=[raw.AL3]+ORG.OPENOFFICE.STYLE(IF([raw.K3]&lt;[raw.AM3];&quot;Red&quot;;IF([raw.K3]&gt;[raw.AN3];&quot;Blue&quot;;&quot;Green&quot;)))" office:value-type="float" office:value="0.042" calcext:value-type="float">
            <text:p>0.0420</text:p>
          </table:table-cell>
          <table:table-cell table:style-name="ce9" table:formula="of:=[raw.AO3]+ORG.OPENOFFICE.STYLE(IF([raw.K3]&lt;[raw.AP3];&quot;Red&quot;;IF([raw.K3]&gt;[raw.AQ3];&quot;Blue&quot;;&quot;Green&quot;)))" office:value-type="float" office:value="0.9975" calcext:value-type="float">
            <text:p>0.9975</text:p>
          </table:table-cell>
          <table:table-cell table:style-name="ce9" table:formula="of:=[raw.AR3]+ORG.OPENOFFICE.STYLE(IF([raw.K3]&lt;[raw.AS3];&quot;Red&quot;;IF([raw.K3]&gt;[raw.AT3];&quot;Blue&quot;;&quot;Green&quot;)))" office:value-type="float" office:value="0.9975" calcext:value-type="float">
            <text:p>0.9975</text:p>
          </table:table-cell>
          <table:table-cell table:style-name="ce95" table:formula="of:=[raw.AU3]+ORG.OPENOFFICE.STYLE(IF([raw.K3]&lt;[raw.AV3];&quot;Red&quot;;IF([raw.K3]&gt;[raw.AW3];&quot;Blue&quot;;&quot;Green&quot;)))" office:value-type="float" office:value="0.058" calcext:value-type="float">
            <text:p>0.0580</text:p>
          </table:table-cell>
        </table:table-row>
        <table:table-row table:style-name="ro1">
          <table:table-cell table:style-name="ce5" table:formula="of:=[$raw.A4]" office:value-type="string" office:string-value="bh_indep_negonly_fdp" calcext:value-type="string">
            <text:p>bh_indep_negonly_fdp</text:p>
          </table:table-cell>
          <table:table-cell table:style-name="ce2" table:formula="of:=[$raw.B4]" office:value-type="float" office:value="3" calcext:value-type="float">
            <text:p>3</text:p>
          </table:table-cell>
          <table:table-cell table:formula="of:=[$raw.C4]" office:value-type="float" office:value="0" calcext:value-type="float">
            <text:p>0</text:p>
          </table:table-cell>
          <table:table-cell table:formula="of:=[$raw.D4]" office:value-type="float" office:value="0.25" calcext:value-type="float">
            <text:p>0.25</text:p>
          </table:table-cell>
          <table:table-cell table:formula="of:=[$raw.E4]" office:value-type="float" office:value="0" calcext:value-type="float">
            <text:p>0</text:p>
          </table:table-cell>
          <table:table-cell table:style-name="ce40" table:formula="of:=[$raw.F4]" office:value-type="string" office:string-value="BH1995" calcext:value-type="string">
            <text:p>BH1995</text:p>
          </table:table-cell>
          <table:table-cell table:style-name="ce32" table:formula="of:=[raw.N4]+ORG.OPENOFFICE.STYLE(IF([raw.K4]&lt;[raw.O4];&quot;Red&quot;;IF([raw.K4]&gt;[raw.P4];&quot;Blue&quot;;&quot;Green&quot;)))" office:value-type="float" office:value="0.0398170669456353" calcext:value-type="float">
            <text:p>0.0398</text:p>
          </table:table-cell>
          <table:table-cell table:style-name="ce52" table:formula="of:=[raw.Q4]+ORG.OPENOFFICE.STYLE(IF([raw.K4]&lt;[raw.R4];&quot;Red&quot;;IF([raw.K4]&gt;[raw.S4];&quot;Blue&quot;;&quot;Green&quot;)))" office:value-type="float" office:value="0.0396537363039757" calcext:value-type="float">
            <text:p>0.0397</text:p>
          </table:table-cell>
          <table:table-cell table:style-name="ce52" table:formula="of:=[raw.T4]+ORG.OPENOFFICE.STYLE(IF([raw.K4]&lt;[raw.U4];&quot;Red&quot;;IF([raw.K4]&gt;[raw.V4];&quot;Blue&quot;;&quot;Green&quot;)))" office:value-type="float" office:value="0.0396537363039757" calcext:value-type="float">
            <text:p>0.0397</text:p>
          </table:table-cell>
          <table:table-cell table:style-name="ce69" table:formula="of:=[raw.W4]+ORG.OPENOFFICE.STYLE(IF([raw.K4]&lt;[raw.X4];&quot;Red&quot;;IF([raw.K4]&gt;[raw.Y4];&quot;Blue&quot;;&quot;Green&quot;)))" office:value-type="float" office:value="0.0324320114533136" calcext:value-type="float">
            <text:p>0.0324</text:p>
          </table:table-cell>
          <table:table-cell table:style-name="ce42" table:formula="of:=[raw.Z4]+ORG.OPENOFFICE.STYLE(IF([raw.K4]&lt;[raw.AA4];&quot;Red&quot;;IF([raw.K4]&gt;[raw.AB4];&quot;Blue&quot;;&quot;Green&quot;)))" office:value-type="float" office:value="0.0475" calcext:value-type="float">
            <text:p>0.0475</text:p>
          </table:table-cell>
          <table:table-cell table:style-name="ce9" table:formula="of:=[raw.AC4]+ORG.OPENOFFICE.STYLE(IF([raw.K4]&lt;[raw.AD4];&quot;Red&quot;;IF([raw.K4]&gt;[raw.AE4];&quot;Blue&quot;;&quot;Green&quot;)))" office:value-type="float" office:value="0.9965" calcext:value-type="float">
            <text:p>0.9965</text:p>
          </table:table-cell>
          <table:table-cell table:style-name="ce62" table:formula="of:=[raw.AF4]+ORG.OPENOFFICE.STYLE(IF([raw.K4]&lt;[raw.AG4];&quot;Red&quot;;IF([raw.K4]&gt;[raw.AH4];&quot;Blue&quot;;&quot;Green&quot;)))" office:value-type="float" office:value="0.9965" calcext:value-type="float">
            <text:p>0.9965</text:p>
          </table:table-cell>
          <table:table-cell table:style-name="ce95" table:formula="of:=[raw.AI4]+ORG.OPENOFFICE.STYLE(IF([raw.K4]&lt;[raw.AJ4];&quot;Red&quot;;IF([raw.K4]&gt;[raw.AK4];&quot;Blue&quot;;&quot;Green&quot;)))" office:value-type="float" office:value="0.0595" calcext:value-type="float">
            <text:p>0.0595</text:p>
          </table:table-cell>
          <table:table-cell table:style-name="ce32" table:formula="of:=[raw.AL4]+ORG.OPENOFFICE.STYLE(IF([raw.K4]&lt;[raw.AM4];&quot;Red&quot;;IF([raw.K4]&gt;[raw.AN4];&quot;Blue&quot;;&quot;Green&quot;)))" office:value-type="float" office:value="0.0396876985626217" calcext:value-type="float">
            <text:p>0.0397</text:p>
          </table:table-cell>
          <table:table-cell table:style-name="ce52" table:formula="of:=[raw.AO4]+ORG.OPENOFFICE.STYLE(IF([raw.K4]&lt;[raw.AP4];&quot;Red&quot;;IF([raw.K4]&gt;[raw.AQ4];&quot;Blue&quot;;&quot;Green&quot;)))" office:value-type="float" office:value="0.0213993664334001" calcext:value-type="float">
            <text:p>0.0214</text:p>
          </table:table-cell>
          <table:table-cell table:style-name="ce52" table:formula="of:=[raw.AR4]+ORG.OPENOFFICE.STYLE(IF([raw.K4]&lt;[raw.AS4];&quot;Red&quot;;IF([raw.K4]&gt;[raw.AT4];&quot;Blue&quot;;&quot;Green&quot;)))" office:value-type="float" office:value="0.0213993664334001" calcext:value-type="float">
            <text:p>0.0214</text:p>
          </table:table-cell>
          <table:table-cell table:style-name="ce69" table:formula="of:=[raw.AU4]+ORG.OPENOFFICE.STYLE(IF([raw.K4]&lt;[raw.AV4];&quot;Red&quot;;IF([raw.K4]&gt;[raw.AW4];&quot;Blue&quot;;&quot;Green&quot;)))" office:value-type="float" office:value="0.0322514642232812" calcext:value-type="float">
            <text:p>0.0323</text:p>
          </table:table-cell>
        </table:table-row>
        <table:table-row table:style-name="ro1">
          <table:table-cell table:style-name="ce5" table:formula="of:=[$raw.A5]" office:value-type="string" office:string-value="bh_indep_balanced_fdp" calcext:value-type="string">
            <text:p>bh_indep_balanced_fdp</text:p>
          </table:table-cell>
          <table:table-cell table:style-name="ce2" table:formula="of:=[$raw.B5]" office:value-type="float" office:value="4" calcext:value-type="float">
            <text:p>4</text:p>
          </table:table-cell>
          <table:table-cell table:formula="of:=[$raw.C5]" office:value-type="float" office:value="0.25" calcext:value-type="float">
            <text:p>0.25</text:p>
          </table:table-cell>
          <table:table-cell table:formula="of:=[$raw.D5]" office:value-type="float" office:value="0.25" calcext:value-type="float">
            <text:p>0.25</text:p>
          </table:table-cell>
          <table:table-cell table:formula="of:=[$raw.E5]" office:value-type="float" office:value="0" calcext:value-type="float">
            <text:p>0</text:p>
          </table:table-cell>
          <table:table-cell table:style-name="ce40" table:formula="of:=[$raw.F5]" office:value-type="string" office:string-value="BH1995" calcext:value-type="string">
            <text:p>BH1995</text:p>
          </table:table-cell>
          <table:table-cell table:style-name="ce32" table:formula="of:=[raw.N5]+ORG.OPENOFFICE.STYLE(IF([raw.K5]&lt;[raw.O5];&quot;Red&quot;;IF([raw.K5]&gt;[raw.P5];&quot;Blue&quot;;&quot;Green&quot;)))" office:value-type="float" office:value="0.0260625922417063" calcext:value-type="float">
            <text:p>0.0261</text:p>
          </table:table-cell>
          <table:table-cell table:style-name="ce52" table:formula="of:=[raw.Q5]+ORG.OPENOFFICE.STYLE(IF([raw.K5]&lt;[raw.R5];&quot;Red&quot;;IF([raw.K5]&gt;[raw.S5];&quot;Blue&quot;;&quot;Green&quot;)))" office:value-type="float" office:value="0.0260092188105995" calcext:value-type="float">
            <text:p>0.0260</text:p>
          </table:table-cell>
          <table:table-cell table:style-name="ce52" table:formula="of:=[raw.T5]+ORG.OPENOFFICE.STYLE(IF([raw.K5]&lt;[raw.U5];&quot;Red&quot;;IF([raw.K5]&gt;[raw.V5];&quot;Blue&quot;;&quot;Green&quot;)))" office:value-type="float" office:value="0.0260092188105995" calcext:value-type="float">
            <text:p>0.0260</text:p>
          </table:table-cell>
          <table:table-cell table:style-name="ce69" table:formula="of:=[raw.W5]+ORG.OPENOFFICE.STYLE(IF([raw.K5]&lt;[raw.X5];&quot;Red&quot;;IF([raw.K5]&gt;[raw.Y5];&quot;Blue&quot;;&quot;Green&quot;)))" office:value-type="float" office:value="0.0260549144052285" calcext:value-type="float">
            <text:p>0.0261</text:p>
          </table:table-cell>
          <table:table-cell table:style-name="ce32" table:formula="of:=[raw.Z5]+ORG.OPENOFFICE.STYLE(IF([raw.K5]&lt;[raw.AA5];&quot;Red&quot;;IF([raw.K5]&gt;[raw.AB5];&quot;Blue&quot;;&quot;Green&quot;)))" office:value-type="float" office:value="0.0251534049133413" calcext:value-type="float">
            <text:p>0.0252</text:p>
          </table:table-cell>
          <table:table-cell table:style-name="ce52" table:formula="of:=[raw.AC5]+ORG.OPENOFFICE.STYLE(IF([raw.K5]&lt;[raw.AD5];&quot;Red&quot;;IF([raw.K5]&gt;[raw.AE5];&quot;Blue&quot;;&quot;Green&quot;)))" office:value-type="float" office:value="0.0251386735370393" calcext:value-type="float">
            <text:p>0.0251</text:p>
          </table:table-cell>
          <table:table-cell table:style-name="ce60" table:formula="of:=[raw.AF5]+ORG.OPENOFFICE.STYLE(IF([raw.K5]&lt;[raw.AG5];&quot;Red&quot;;IF([raw.K5]&gt;[raw.AH5];&quot;Blue&quot;;&quot;Green&quot;)))" office:value-type="float" office:value="0.0251386735370393" calcext:value-type="float">
            <text:p>0.0251</text:p>
          </table:table-cell>
          <table:table-cell table:style-name="ce69" table:formula="of:=[raw.AI5]+ORG.OPENOFFICE.STYLE(IF([raw.K5]&lt;[raw.AJ5];&quot;Red&quot;;IF([raw.K5]&gt;[raw.AK5];&quot;Blue&quot;;&quot;Green&quot;)))" office:value-type="float" office:value="0.0251757313698785" calcext:value-type="float">
            <text:p>0.0252</text:p>
          </table:table-cell>
          <table:table-cell table:style-name="ce32" table:formula="of:=[raw.AL5]+ORG.OPENOFFICE.STYLE(IF([raw.K5]&lt;[raw.AM5];&quot;Red&quot;;IF([raw.K5]&gt;[raw.AN5];&quot;Blue&quot;;&quot;Green&quot;)))" office:value-type="float" office:value="0.0268825494942012" calcext:value-type="float">
            <text:p>0.0269</text:p>
          </table:table-cell>
          <table:table-cell table:style-name="ce52" table:formula="of:=[raw.AO5]+ORG.OPENOFFICE.STYLE(IF([raw.K5]&lt;[raw.AP5];&quot;Red&quot;;IF([raw.K5]&gt;[raw.AQ5];&quot;Blue&quot;;&quot;Green&quot;)))" office:value-type="float" office:value="0.0268233873300174" calcext:value-type="float">
            <text:p>0.0268</text:p>
          </table:table-cell>
          <table:table-cell table:style-name="ce52" table:formula="of:=[raw.AR5]+ORG.OPENOFFICE.STYLE(IF([raw.K5]&lt;[raw.AS5];&quot;Red&quot;;IF([raw.K5]&gt;[raw.AT5];&quot;Blue&quot;;&quot;Green&quot;)))" office:value-type="float" office:value="0.0268233873300174" calcext:value-type="float">
            <text:p>0.0268</text:p>
          </table:table-cell>
          <table:table-cell table:style-name="ce69" table:formula="of:=[raw.AU5]+ORG.OPENOFFICE.STYLE(IF([raw.K5]&lt;[raw.AV5];&quot;Red&quot;;IF([raw.K5]&gt;[raw.AW5];&quot;Blue&quot;;&quot;Green&quot;)))" office:value-type="float" office:value="0.0268476910634753" calcext:value-type="float">
            <text:p>0.0268</text:p>
          </table:table-cell>
        </table:table-row>
        <table:table-row table:style-name="ro1">
          <table:table-cell table:style-name="ce5" table:formula="of:=[$raw.A6]" office:value-type="string" office:string-value="bh_indep_unbalanced_fdp" calcext:value-type="string">
            <text:p>bh_indep_unbalanced_fdp</text:p>
          </table:table-cell>
          <table:table-cell table:style-name="ce2" table:formula="of:=[$raw.B6]" office:value-type="float" office:value="5" calcext:value-type="float">
            <text:p>5</text:p>
          </table:table-cell>
          <table:table-cell table:formula="of:=[$raw.C6]" office:value-type="float" office:value="0.1" calcext:value-type="float">
            <text:p>0.1</text:p>
          </table:table-cell>
          <table:table-cell table:formula="of:=[$raw.D6]" office:value-type="float" office:value="0.4" calcext:value-type="float">
            <text:p>0.4</text:p>
          </table:table-cell>
          <table:table-cell table:formula="of:=[$raw.E6]" office:value-type="float" office:value="0" calcext:value-type="float">
            <text:p>0</text:p>
          </table:table-cell>
          <table:table-cell table:style-name="ce40" table:formula="of:=[$raw.F6]" office:value-type="string" office:string-value="BH1995" calcext:value-type="string">
            <text:p>BH1995</text:p>
          </table:table-cell>
          <table:table-cell table:style-name="ce32" table:formula="of:=[raw.N6]+ORG.OPENOFFICE.STYLE(IF([raw.K6]&lt;[raw.O6];&quot;Red&quot;;IF([raw.K6]&gt;[raw.P6];&quot;Blue&quot;;&quot;Green&quot;)))" office:value-type="float" office:value="0.0258483774266414" calcext:value-type="float">
            <text:p>0.0258</text:p>
          </table:table-cell>
          <table:table-cell table:style-name="ce52" table:formula="of:=[raw.Q6]+ORG.OPENOFFICE.STYLE(IF([raw.K6]&lt;[raw.R6];&quot;Red&quot;;IF([raw.K6]&gt;[raw.S6];&quot;Blue&quot;;&quot;Green&quot;)))" office:value-type="float" office:value="0.0257914991259585" calcext:value-type="float">
            <text:p>0.0258</text:p>
          </table:table-cell>
          <table:table-cell table:style-name="ce52" table:formula="of:=[raw.T6]+ORG.OPENOFFICE.STYLE(IF([raw.K6]&lt;[raw.U6];&quot;Red&quot;;IF([raw.K6]&gt;[raw.V6];&quot;Blue&quot;;&quot;Green&quot;)))" office:value-type="float" office:value="0.0257914991259585" calcext:value-type="float">
            <text:p>0.0258</text:p>
          </table:table-cell>
          <table:table-cell table:style-name="ce69" table:formula="of:=[raw.W6]+ORG.OPENOFFICE.STYLE(IF([raw.K6]&lt;[raw.X6];&quot;Red&quot;;IF([raw.K6]&gt;[raw.Y6];&quot;Blue&quot;;&quot;Green&quot;)))" office:value-type="float" office:value="0.023098355885173" calcext:value-type="float">
            <text:p>0.0231</text:p>
          </table:table-cell>
          <table:table-cell table:style-name="ce32" table:formula="of:=[raw.Z6]+ORG.OPENOFFICE.STYLE(IF([raw.K6]&lt;[raw.AA6];&quot;Red&quot;;IF([raw.K6]&gt;[raw.AB6];&quot;Blue&quot;;&quot;Green&quot;)))" office:value-type="float" office:value="0.0251105838735274" calcext:value-type="float">
            <text:p>0.0251</text:p>
          </table:table-cell>
          <table:table-cell table:style-name="ce9" table:formula="of:=[raw.AC6]+ORG.OPENOFFICE.STYLE(IF([raw.K6]&lt;[raw.AD6];&quot;Red&quot;;IF([raw.K6]&gt;[raw.AE6];&quot;Blue&quot;;&quot;Green&quot;)))" office:value-type="float" office:value="0.0598376046097287" calcext:value-type="float">
            <text:p>0.0598</text:p>
          </table:table-cell>
          <table:table-cell table:style-name="ce62" table:formula="of:=[raw.AF6]+ORG.OPENOFFICE.STYLE(IF([raw.K6]&lt;[raw.AG6];&quot;Red&quot;;IF([raw.K6]&gt;[raw.AH6];&quot;Blue&quot;;&quot;Green&quot;)))" office:value-type="float" office:value="0.0598376046097287" calcext:value-type="float">
            <text:p>0.0598</text:p>
          </table:table-cell>
          <table:table-cell table:style-name="ce69" table:formula="of:=[raw.AI6]+ORG.OPENOFFICE.STYLE(IF([raw.K6]&lt;[raw.AJ6];&quot;Red&quot;;IF([raw.K6]&gt;[raw.AK6];&quot;Blue&quot;;&quot;Green&quot;)))" office:value-type="float" office:value="0.0359479552914337" calcext:value-type="float">
            <text:p>0.0359</text:p>
          </table:table-cell>
          <table:table-cell table:style-name="ce32" table:formula="of:=[raw.AL6]+ORG.OPENOFFICE.STYLE(IF([raw.K6]&lt;[raw.AM6];&quot;Red&quot;;IF([raw.K6]&gt;[raw.AN6];&quot;Blue&quot;;&quot;Green&quot;)))" office:value-type="float" office:value="0.025946517597909" calcext:value-type="float">
            <text:p>0.0259</text:p>
          </table:table-cell>
          <table:table-cell table:style-name="ce52" table:formula="of:=[raw.AO6]+ORG.OPENOFFICE.STYLE(IF([raw.K6]&lt;[raw.AP6];&quot;Red&quot;;IF([raw.K6]&gt;[raw.AQ6];&quot;Blue&quot;;&quot;Green&quot;)))" office:value-type="float" office:value="0.0168321127390843" calcext:value-type="float">
            <text:p>0.0168</text:p>
          </table:table-cell>
          <table:table-cell table:style-name="ce52" table:formula="of:=[raw.AR6]+ORG.OPENOFFICE.STYLE(IF([raw.K6]&lt;[raw.AS6];&quot;Red&quot;;IF([raw.K6]&gt;[raw.AT6];&quot;Blue&quot;;&quot;Green&quot;)))" office:value-type="float" office:value="0.0168321127390843" calcext:value-type="float">
            <text:p>0.0168</text:p>
          </table:table-cell>
          <table:table-cell table:style-name="ce69" table:formula="of:=[raw.AU6]+ORG.OPENOFFICE.STYLE(IF([raw.K6]&lt;[raw.AV6];&quot;Red&quot;;IF([raw.K6]&gt;[raw.AW6];&quot;Blue&quot;;&quot;Green&quot;)))" office:value-type="float" office:value="0.0202433004506063" calcext:value-type="float">
            <text:p>0.0202</text:p>
          </table:table-cell>
        </table:table-row>
        <table:table-row table:style-name="ro1">
          <table:table-cell table:style-name="ce1" table:formula="of:=[$raw.A7]" office:value-type="string" office:string-value="bh_posdep_null_fdp" calcext:value-type="string">
            <text:p>bh_posdep_null_fdp</text:p>
          </table:table-cell>
          <table:table-cell table:style-name="ce22" table:formula="of:=[$raw.B7]" office:value-type="float" office:value="6" calcext:value-type="float">
            <text:p>6</text:p>
          </table:table-cell>
          <table:table-cell table:style-name="ce22" table:formula="of:=[$raw.C7]" office:value-type="float" office:value="0" calcext:value-type="float">
            <text:p>0</text:p>
          </table:table-cell>
          <table:table-cell table:style-name="ce22" table:formula="of:=[$raw.D7]" office:value-type="float" office:value="0" calcext:value-type="float">
            <text:p>0</text:p>
          </table:table-cell>
          <table:table-cell table:style-name="ce22" table:formula="of:=[$raw.E7]" office:value-type="float" office:value="0.25" calcext:value-type="float">
            <text:p>0.25</text:p>
          </table:table-cell>
          <table:table-cell table:style-name="ce39" table:formula="of:=[$raw.F7]" office:value-type="string" office:string-value="BH1995" calcext:value-type="string">
            <text:p>BH1995</text:p>
          </table:table-cell>
          <table:table-cell table:style-name="ce43" table:formula="of:=[raw.N7]+ORG.OPENOFFICE.STYLE(IF([raw.K7]&lt;[raw.O7];&quot;Red&quot;;IF([raw.K7]&gt;[raw.P7];&quot;Blue&quot;;&quot;Green&quot;)))" office:value-type="float" office:value="0.077" calcext:value-type="float">
            <text:p>0.0770</text:p>
          </table:table-cell>
          <table:table-cell table:style-name="ce51" table:formula="of:=[raw.Q7]+ORG.OPENOFFICE.STYLE(IF([raw.K7]&lt;[raw.R7];&quot;Red&quot;;IF([raw.K7]&gt;[raw.S7];&quot;Blue&quot;;&quot;Green&quot;)))" office:value-type="float" office:value="0.0445" calcext:value-type="float">
            <text:p>0.0445</text:p>
          </table:table-cell>
          <table:table-cell table:style-name="ce51" table:formula="of:=[raw.T7]+ORG.OPENOFFICE.STYLE(IF([raw.K7]&lt;[raw.U7];&quot;Red&quot;;IF([raw.K7]&gt;[raw.V7];&quot;Blue&quot;;&quot;Green&quot;)))" office:value-type="float" office:value="0.0445" calcext:value-type="float">
            <text:p>0.0445</text:p>
          </table:table-cell>
          <table:table-cell table:style-name="ce71" table:formula="of:=[raw.W7]+ORG.OPENOFFICE.STYLE(IF([raw.K7]&lt;[raw.X7];&quot;Red&quot;;IF([raw.K7]&gt;[raw.Y7];&quot;Blue&quot;;&quot;Green&quot;)))" office:value-type="float" office:value="0.054" calcext:value-type="float">
            <text:p>0.0540</text:p>
          </table:table-cell>
          <table:table-cell table:style-name="ce80" table:formula="of:=[raw.Z7]+ORG.OPENOFFICE.STYLE(IF([raw.K7]&lt;[raw.AA7];&quot;Red&quot;;IF([raw.K7]&gt;[raw.AB7];&quot;Blue&quot;;&quot;Green&quot;)))" office:value-type="float" office:value="0.0435" calcext:value-type="float">
            <text:p>0.0435</text:p>
          </table:table-cell>
          <table:table-cell table:style-name="ce59" table:formula="of:=[raw.AC7]+ORG.OPENOFFICE.STYLE(IF([raw.K7]&lt;[raw.AD7];&quot;Red&quot;;IF([raw.K7]&gt;[raw.AE7];&quot;Blue&quot;;&quot;Green&quot;)))" office:value-type="float" office:value="0.0265" calcext:value-type="float">
            <text:p>0.0265</text:p>
          </table:table-cell>
          <table:table-cell table:style-name="ce59" table:formula="of:=[raw.AF7]+ORG.OPENOFFICE.STYLE(IF([raw.K7]&lt;[raw.AG7];&quot;Red&quot;;IF([raw.K7]&gt;[raw.AH7];&quot;Blue&quot;;&quot;Green&quot;)))" office:value-type="float" office:value="0.0265" calcext:value-type="float">
            <text:p>0.0265</text:p>
          </table:table-cell>
          <table:table-cell table:style-name="ce96" table:formula="of:=[raw.AI7]+ORG.OPENOFFICE.STYLE(IF([raw.K7]&lt;[raw.AJ7];&quot;Red&quot;;IF([raw.K7]&gt;[raw.AK7];&quot;Blue&quot;;&quot;Green&quot;)))" office:value-type="float" office:value="0.0305" calcext:value-type="float">
            <text:p>0.0305</text:p>
          </table:table-cell>
          <table:table-cell table:style-name="ce82" table:formula="of:=[raw.AL7]+ORG.OPENOFFICE.STYLE(IF([raw.K7]&lt;[raw.AM7];&quot;Red&quot;;IF([raw.K7]&gt;[raw.AN7];&quot;Blue&quot;;&quot;Green&quot;)))" office:value-type="float" office:value="0.0335" calcext:value-type="float">
            <text:p>0.0335</text:p>
          </table:table-cell>
          <table:table-cell table:style-name="ce59" table:formula="of:=[raw.AO7]+ORG.OPENOFFICE.STYLE(IF([raw.K7]&lt;[raw.AP7];&quot;Red&quot;;IF([raw.K7]&gt;[raw.AQ7];&quot;Blue&quot;;&quot;Green&quot;)))" office:value-type="float" office:value="0.018" calcext:value-type="float">
            <text:p>0.0180</text:p>
          </table:table-cell>
          <table:table-cell table:style-name="ce59" table:formula="of:=[raw.AR7]+ORG.OPENOFFICE.STYLE(IF([raw.K7]&lt;[raw.AS7];&quot;Red&quot;;IF([raw.K7]&gt;[raw.AT7];&quot;Blue&quot;;&quot;Green&quot;)))" office:value-type="float" office:value="0.018" calcext:value-type="float">
            <text:p>0.0180</text:p>
          </table:table-cell>
          <table:table-cell table:style-name="ce96" table:formula="of:=[raw.AU7]+ORG.OPENOFFICE.STYLE(IF([raw.K7]&lt;[raw.AV7];&quot;Red&quot;;IF([raw.K7]&gt;[raw.AW7];&quot;Blue&quot;;&quot;Green&quot;)))" office:value-type="float" office:value="0.0235" calcext:value-type="float">
            <text:p>0.0235</text:p>
          </table:table-cell>
        </table:table-row>
        <table:table-row table:style-name="ro1">
          <table:table-cell table:style-name="ce5" table:formula="of:=[$raw.A8]" office:value-type="string" office:string-value="bh_posdep_posonly_fdp" calcext:value-type="string">
            <text:p>bh_posdep_posonly_fdp</text:p>
          </table:table-cell>
          <table:table-cell table:style-name="ce2" table:formula="of:=[$raw.B8]" office:value-type="float" office:value="7" calcext:value-type="float">
            <text:p>7</text:p>
          </table:table-cell>
          <table:table-cell table:formula="of:=[$raw.C8]" office:value-type="float" office:value="0.25" calcext:value-type="float">
            <text:p>0.25</text:p>
          </table:table-cell>
          <table:table-cell table:formula="of:=[$raw.D8]" office:value-type="float" office:value="0" calcext:value-type="float">
            <text:p>0</text:p>
          </table:table-cell>
          <table:table-cell table:formula="of:=[$raw.E8]" office:value-type="float" office:value="0.25" calcext:value-type="float">
            <text:p>0.25</text:p>
          </table:table-cell>
          <table:table-cell table:style-name="ce40" table:formula="of:=[$raw.F8]" office:value-type="string" office:string-value="BH1995" calcext:value-type="string">
            <text:p>BH1995</text:p>
          </table:table-cell>
          <table:table-cell table:style-name="ce32" table:formula="of:=[raw.N8]+ORG.OPENOFFICE.STYLE(IF([raw.K8]&lt;[raw.O8];&quot;Red&quot;;IF([raw.K8]&gt;[raw.P8];&quot;Blue&quot;;&quot;Green&quot;)))" office:value-type="float" office:value="0.039495016932236" calcext:value-type="float">
            <text:p>0.0395</text:p>
          </table:table-cell>
          <table:table-cell table:style-name="ce52" table:formula="of:=[raw.Q8]+ORG.OPENOFFICE.STYLE(IF([raw.K8]&lt;[raw.R8];&quot;Red&quot;;IF([raw.K8]&gt;[raw.S8];&quot;Blue&quot;;&quot;Green&quot;)))" office:value-type="float" office:value="0.0378888468460533" calcext:value-type="float">
            <text:p>0.0379</text:p>
          </table:table-cell>
          <table:table-cell table:style-name="ce52" table:formula="of:=[raw.T8]+ORG.OPENOFFICE.STYLE(IF([raw.K8]&lt;[raw.U8];&quot;Red&quot;;IF([raw.K8]&gt;[raw.V8];&quot;Blue&quot;;&quot;Green&quot;)))" office:value-type="float" office:value="0.0378888468460533" calcext:value-type="float">
            <text:p>0.0379</text:p>
          </table:table-cell>
          <table:table-cell table:style-name="ce69" table:formula="of:=[raw.W8]+ORG.OPENOFFICE.STYLE(IF([raw.K8]&lt;[raw.X8];&quot;Red&quot;;IF([raw.K8]&gt;[raw.Y8];&quot;Blue&quot;;&quot;Green&quot;)))" office:value-type="float" office:value="0.0249795839567308" calcext:value-type="float">
            <text:p>0.0250</text:p>
          </table:table-cell>
          <table:table-cell table:style-name="ce32" table:formula="of:=[raw.Z8]+ORG.OPENOFFICE.STYLE(IF([raw.K8]&lt;[raw.AA8];&quot;Red&quot;;IF([raw.K8]&gt;[raw.AB8];&quot;Blue&quot;;&quot;Green&quot;)))" office:value-type="float" office:value="0.0359015189464908" calcext:value-type="float">
            <text:p>0.0359</text:p>
          </table:table-cell>
          <table:table-cell table:style-name="ce52" table:formula="of:=[raw.AC8]+ORG.OPENOFFICE.STYLE(IF([raw.K8]&lt;[raw.AD8];&quot;Red&quot;;IF([raw.K8]&gt;[raw.AE8];&quot;Blue&quot;;&quot;Green&quot;)))" office:value-type="float" office:value="0.018172938797953" calcext:value-type="float">
            <text:p>0.0182</text:p>
          </table:table-cell>
          <table:table-cell table:style-name="ce60" table:formula="of:=[raw.AF8]+ORG.OPENOFFICE.STYLE(IF([raw.K8]&lt;[raw.AG8];&quot;Red&quot;;IF([raw.K8]&gt;[raw.AH8];&quot;Blue&quot;;&quot;Green&quot;)))" office:value-type="float" office:value="0.018172938797953" calcext:value-type="float">
            <text:p>0.0182</text:p>
          </table:table-cell>
          <table:table-cell table:style-name="ce69" table:formula="of:=[raw.AI8]+ORG.OPENOFFICE.STYLE(IF([raw.K8]&lt;[raw.AJ8];&quot;Red&quot;;IF([raw.K8]&gt;[raw.AK8];&quot;Blue&quot;;&quot;Green&quot;)))" office:value-type="float" office:value="0.0232069417444613" calcext:value-type="float">
            <text:p>0.0232</text:p>
          </table:table-cell>
          <table:table-cell table:style-name="ce32" table:formula="of:=[raw.AL8]+ORG.OPENOFFICE.STYLE(IF([raw.K8]&lt;[raw.AM8];&quot;Red&quot;;IF([raw.K8]&gt;[raw.AN8];&quot;Blue&quot;;&quot;Green&quot;)))" office:value-type="float" office:value="0.028" calcext:value-type="float">
            <text:p>0.0280</text:p>
          </table:table-cell>
          <table:table-cell table:style-name="ce9" table:formula="of:=[raw.AO8]+ORG.OPENOFFICE.STYLE(IF([raw.K8]&lt;[raw.AP8];&quot;Red&quot;;IF([raw.K8]&gt;[raw.AQ8];&quot;Blue&quot;;&quot;Green&quot;)))" office:value-type="float" office:value="0.704" calcext:value-type="float">
            <text:p>0.7040</text:p>
          </table:table-cell>
          <table:table-cell table:style-name="ce9" table:formula="of:=[raw.AR8]+ORG.OPENOFFICE.STYLE(IF([raw.K8]&lt;[raw.AS8];&quot;Red&quot;;IF([raw.K8]&gt;[raw.AT8];&quot;Blue&quot;;&quot;Green&quot;)))" office:value-type="float" office:value="0.704" calcext:value-type="float">
            <text:p>0.7040</text:p>
          </table:table-cell>
          <table:table-cell table:style-name="ce69" table:formula="of:=[raw.AU8]+ORG.OPENOFFICE.STYLE(IF([raw.K8]&lt;[raw.AV8];&quot;Red&quot;;IF([raw.K8]&gt;[raw.AW8];&quot;Blue&quot;;&quot;Green&quot;)))" office:value-type="float" office:value="0.0235" calcext:value-type="float">
            <text:p>0.0235</text:p>
          </table:table-cell>
        </table:table-row>
        <table:table-row table:style-name="ro1">
          <table:table-cell table:style-name="ce5" table:formula="of:=[$raw.A9]" office:value-type="string" office:string-value="bh_posdep_negonly_fdp" calcext:value-type="string">
            <text:p>bh_posdep_negonly_fdp</text:p>
          </table:table-cell>
          <table:table-cell table:style-name="ce2" table:formula="of:=[$raw.B9]" office:value-type="float" office:value="8" calcext:value-type="float">
            <text:p>8</text:p>
          </table:table-cell>
          <table:table-cell table:formula="of:=[$raw.C9]" office:value-type="float" office:value="0" calcext:value-type="float">
            <text:p>0</text:p>
          </table:table-cell>
          <table:table-cell table:formula="of:=[$raw.D9]" office:value-type="float" office:value="0.25" calcext:value-type="float">
            <text:p>0.25</text:p>
          </table:table-cell>
          <table:table-cell table:formula="of:=[$raw.E9]" office:value-type="float" office:value="0.25" calcext:value-type="float">
            <text:p>0.25</text:p>
          </table:table-cell>
          <table:table-cell table:style-name="ce40" table:formula="of:=[$raw.F9]" office:value-type="string" office:string-value="BH1995" calcext:value-type="string">
            <text:p>BH1995</text:p>
          </table:table-cell>
          <table:table-cell table:style-name="ce32" table:formula="of:=[raw.N9]+ORG.OPENOFFICE.STYLE(IF([raw.K9]&lt;[raw.O9];&quot;Red&quot;;IF([raw.K9]&gt;[raw.P9];&quot;Blue&quot;;&quot;Green&quot;)))" office:value-type="float" office:value="0.0444226400351265" calcext:value-type="float">
            <text:p>0.0444</text:p>
          </table:table-cell>
          <table:table-cell table:style-name="ce52" table:formula="of:=[raw.Q9]+ORG.OPENOFFICE.STYLE(IF([raw.K9]&lt;[raw.R9];&quot;Red&quot;;IF([raw.K9]&gt;[raw.S9];&quot;Blue&quot;;&quot;Green&quot;)))" office:value-type="float" office:value="0.0417556468406304" calcext:value-type="float">
            <text:p>0.0418</text:p>
          </table:table-cell>
          <table:table-cell table:style-name="ce52" table:formula="of:=[raw.T9]+ORG.OPENOFFICE.STYLE(IF([raw.K9]&lt;[raw.U9];&quot;Red&quot;;IF([raw.K9]&gt;[raw.V9];&quot;Blue&quot;;&quot;Green&quot;)))" office:value-type="float" office:value="0.0417556468406304" calcext:value-type="float">
            <text:p>0.0418</text:p>
          </table:table-cell>
          <table:table-cell table:style-name="ce69" table:formula="of:=[raw.W9]+ORG.OPENOFFICE.STYLE(IF([raw.K9]&lt;[raw.X9];&quot;Red&quot;;IF([raw.K9]&gt;[raw.Y9];&quot;Blue&quot;;&quot;Green&quot;)))" office:value-type="float" office:value="0.0286600315838441" calcext:value-type="float">
            <text:p>0.0287</text:p>
          </table:table-cell>
          <table:table-cell table:style-name="ce32" table:formula="of:=[raw.Z9]+ORG.OPENOFFICE.STYLE(IF([raw.K9]&lt;[raw.AA9];&quot;Red&quot;;IF([raw.K9]&gt;[raw.AB9];&quot;Blue&quot;;&quot;Green&quot;)))" office:value-type="float" office:value="0.036" calcext:value-type="float">
            <text:p>0.0360</text:p>
          </table:table-cell>
          <table:table-cell table:style-name="ce9" table:formula="of:=[raw.AC9]+ORG.OPENOFFICE.STYLE(IF([raw.K9]&lt;[raw.AD9];&quot;Red&quot;;IF([raw.K9]&gt;[raw.AE9];&quot;Blue&quot;;&quot;Green&quot;)))" office:value-type="float" office:value="0.701" calcext:value-type="float">
            <text:p>0.7010</text:p>
          </table:table-cell>
          <table:table-cell table:style-name="ce62" table:formula="of:=[raw.AF9]+ORG.OPENOFFICE.STYLE(IF([raw.K9]&lt;[raw.AG9];&quot;Red&quot;;IF([raw.K9]&gt;[raw.AH9];&quot;Blue&quot;;&quot;Green&quot;)))" office:value-type="float" office:value="0.701" calcext:value-type="float">
            <text:p>0.7010</text:p>
          </table:table-cell>
          <table:table-cell table:style-name="ce69" table:formula="of:=[raw.AI9]+ORG.OPENOFFICE.STYLE(IF([raw.K9]&lt;[raw.AJ9];&quot;Red&quot;;IF([raw.K9]&gt;[raw.AK9];&quot;Blue&quot;;&quot;Green&quot;)))" office:value-type="float" office:value="0.0315" calcext:value-type="float">
            <text:p>0.0315</text:p>
          </table:table-cell>
          <table:table-cell table:style-name="ce32" table:formula="of:=[raw.AL9]+ORG.OPENOFFICE.STYLE(IF([raw.K9]&lt;[raw.AM9];&quot;Red&quot;;IF([raw.K9]&gt;[raw.AN9];&quot;Blue&quot;;&quot;Green&quot;)))" office:value-type="float" office:value="0.0374346884726963" calcext:value-type="float">
            <text:p>0.0374</text:p>
          </table:table-cell>
          <table:table-cell table:style-name="ce52" table:formula="of:=[raw.AO9]+ORG.OPENOFFICE.STYLE(IF([raw.K9]&lt;[raw.AP9];&quot;Red&quot;;IF([raw.K9]&gt;[raw.AQ9];&quot;Blue&quot;;&quot;Green&quot;)))" office:value-type="float" office:value="0.01966194408788" calcext:value-type="float">
            <text:p>0.0197</text:p>
          </table:table-cell>
          <table:table-cell table:style-name="ce52" table:formula="of:=[raw.AR9]+ORG.OPENOFFICE.STYLE(IF([raw.K9]&lt;[raw.AS9];&quot;Red&quot;;IF([raw.K9]&gt;[raw.AT9];&quot;Blue&quot;;&quot;Green&quot;)))" office:value-type="float" office:value="0.01966194408788" calcext:value-type="float">
            <text:p>0.0197</text:p>
          </table:table-cell>
          <table:table-cell table:style-name="ce69" table:formula="of:=[raw.AU9]+ORG.OPENOFFICE.STYLE(IF([raw.K9]&lt;[raw.AV9];&quot;Red&quot;;IF([raw.K9]&gt;[raw.AW9];&quot;Blue&quot;;&quot;Green&quot;)))" office:value-type="float" office:value="0.0246434430168222" calcext:value-type="float">
            <text:p>0.0246</text:p>
          </table:table-cell>
        </table:table-row>
        <table:table-row table:style-name="ro1">
          <table:table-cell table:style-name="ce5" table:formula="of:=[$raw.A10]" office:value-type="string" office:string-value="bh_posdep_balanced_fdp" calcext:value-type="string">
            <text:p>bh_posdep_balanced_fdp</text:p>
          </table:table-cell>
          <table:table-cell table:style-name="ce2" table:formula="of:=[$raw.B10]" office:value-type="float" office:value="9" calcext:value-type="float">
            <text:p>9</text:p>
          </table:table-cell>
          <table:table-cell table:formula="of:=[$raw.C10]" office:value-type="float" office:value="0.25" calcext:value-type="float">
            <text:p>0.25</text:p>
          </table:table-cell>
          <table:table-cell table:formula="of:=[$raw.D10]" office:value-type="float" office:value="0.25" calcext:value-type="float">
            <text:p>0.25</text:p>
          </table:table-cell>
          <table:table-cell table:formula="of:=[$raw.E10]" office:value-type="float" office:value="0.25" calcext:value-type="float">
            <text:p>0.25</text:p>
          </table:table-cell>
          <table:table-cell table:style-name="ce40" table:formula="of:=[$raw.F10]" office:value-type="string" office:string-value="BH1995" calcext:value-type="string">
            <text:p>BH1995</text:p>
          </table:table-cell>
          <table:table-cell table:style-name="ce32" table:formula="of:=[raw.N10]+ORG.OPENOFFICE.STYLE(IF([raw.K10]&lt;[raw.O10];&quot;Red&quot;;IF([raw.K10]&gt;[raw.P10];&quot;Blue&quot;;&quot;Green&quot;)))" office:value-type="float" office:value="0.0366557797459465" calcext:value-type="float">
            <text:p>0.0367</text:p>
          </table:table-cell>
          <table:table-cell table:style-name="ce52" table:formula="of:=[raw.Q10]+ORG.OPENOFFICE.STYLE(IF([raw.K10]&lt;[raw.R10];&quot;Red&quot;;IF([raw.K10]&gt;[raw.S10];&quot;Blue&quot;;&quot;Green&quot;)))" office:value-type="float" office:value="0.0266061633411371" calcext:value-type="float">
            <text:p>0.0266</text:p>
          </table:table-cell>
          <table:table-cell table:style-name="ce52" table:formula="of:=[raw.T10]+ORG.OPENOFFICE.STYLE(IF([raw.K10]&lt;[raw.U10];&quot;Red&quot;;IF([raw.K10]&gt;[raw.V10];&quot;Blue&quot;;&quot;Green&quot;)))" office:value-type="float" office:value="0.0266061633411371" calcext:value-type="float">
            <text:p>0.0266</text:p>
          </table:table-cell>
          <table:table-cell table:style-name="ce69" table:formula="of:=[raw.W10]+ORG.OPENOFFICE.STYLE(IF([raw.K10]&lt;[raw.X10];&quot;Red&quot;;IF([raw.K10]&gt;[raw.Y10];&quot;Blue&quot;;&quot;Green&quot;)))" office:value-type="float" office:value="0.0287821537288507" calcext:value-type="float">
            <text:p>0.0288</text:p>
          </table:table-cell>
          <table:table-cell table:style-name="ce32" table:formula="of:=[raw.Z10]+ORG.OPENOFFICE.STYLE(IF([raw.K10]&lt;[raw.AA10];&quot;Red&quot;;IF([raw.K10]&gt;[raw.AB10];&quot;Blue&quot;;&quot;Green&quot;)))" office:value-type="float" office:value="0.0237858133497193" calcext:value-type="float">
            <text:p>0.0238</text:p>
          </table:table-cell>
          <table:table-cell table:style-name="ce52" table:formula="of:=[raw.AC10]+ORG.OPENOFFICE.STYLE(IF([raw.K10]&lt;[raw.AD10];&quot;Red&quot;;IF([raw.K10]&gt;[raw.AE10];&quot;Blue&quot;;&quot;Green&quot;)))" office:value-type="float" office:value="0.0192090819772721" calcext:value-type="float">
            <text:p>0.0192</text:p>
          </table:table-cell>
          <table:table-cell table:style-name="ce60" table:formula="of:=[raw.AF10]+ORG.OPENOFFICE.STYLE(IF([raw.K10]&lt;[raw.AG10];&quot;Red&quot;;IF([raw.K10]&gt;[raw.AH10];&quot;Blue&quot;;&quot;Green&quot;)))" office:value-type="float" office:value="0.0192090819772721" calcext:value-type="float">
            <text:p>0.0192</text:p>
          </table:table-cell>
          <table:table-cell table:style-name="ce69" table:formula="of:=[raw.AI10]+ORG.OPENOFFICE.STYLE(IF([raw.K10]&lt;[raw.AJ10];&quot;Red&quot;;IF([raw.K10]&gt;[raw.AK10];&quot;Blue&quot;;&quot;Green&quot;)))" office:value-type="float" office:value="0.0199253409020789" calcext:value-type="float">
            <text:p>0.0199</text:p>
          </table:table-cell>
          <table:table-cell table:style-name="ce32" table:formula="of:=[raw.AL10]+ORG.OPENOFFICE.STYLE(IF([raw.K10]&lt;[raw.AM10];&quot;Red&quot;;IF([raw.K10]&gt;[raw.AN10];&quot;Blue&quot;;&quot;Green&quot;)))" office:value-type="float" office:value="0.0269711797726502" calcext:value-type="float">
            <text:p>0.0270</text:p>
          </table:table-cell>
          <table:table-cell table:style-name="ce52" table:formula="of:=[raw.AO10]+ORG.OPENOFFICE.STYLE(IF([raw.K10]&lt;[raw.AP10];&quot;Red&quot;;IF([raw.K10]&gt;[raw.AQ10];&quot;Blue&quot;;&quot;Green&quot;)))" office:value-type="float" office:value="0.0219294726895836" calcext:value-type="float">
            <text:p>0.0219</text:p>
          </table:table-cell>
          <table:table-cell table:style-name="ce52" table:formula="of:=[raw.AR10]+ORG.OPENOFFICE.STYLE(IF([raw.K10]&lt;[raw.AS10];&quot;Red&quot;;IF([raw.K10]&gt;[raw.AT10];&quot;Blue&quot;;&quot;Green&quot;)))" office:value-type="float" office:value="0.0219294726895836" calcext:value-type="float">
            <text:p>0.0219</text:p>
          </table:table-cell>
          <table:table-cell table:style-name="ce69" table:formula="of:=[raw.AU10]+ORG.OPENOFFICE.STYLE(IF([raw.K10]&lt;[raw.AV10];&quot;Red&quot;;IF([raw.K10]&gt;[raw.AW10];&quot;Blue&quot;;&quot;Green&quot;)))" office:value-type="float" office:value="0.0228023762989048" calcext:value-type="float">
            <text:p>0.0228</text:p>
          </table:table-cell>
        </table:table-row>
        <table:table-row table:style-name="ro1">
          <table:table-cell table:style-name="ce11" table:formula="of:=[$raw.A11]" office:value-type="string" office:string-value="bh_posdep_unbalanced_fdp" calcext:value-type="string">
            <text:p>bh_posdep_unbalanced_fdp</text:p>
          </table:table-cell>
          <table:table-cell table:style-name="ce21" table:formula="of:=[$raw.B11]" office:value-type="float" office:value="10" calcext:value-type="float">
            <text:p>10</text:p>
          </table:table-cell>
          <table:table-cell table:style-name="ce21" table:formula="of:=[$raw.C11]" office:value-type="float" office:value="0.1" calcext:value-type="float">
            <text:p>0.1</text:p>
          </table:table-cell>
          <table:table-cell table:style-name="ce21" table:formula="of:=[$raw.D11]" office:value-type="float" office:value="0.4" calcext:value-type="float">
            <text:p>0.4</text:p>
          </table:table-cell>
          <table:table-cell table:style-name="ce21" table:formula="of:=[$raw.E11]" office:value-type="float" office:value="0.25" calcext:value-type="float">
            <text:p>0.25</text:p>
          </table:table-cell>
          <table:table-cell table:style-name="ce41" table:formula="of:=[$raw.F11]" office:value-type="string" office:string-value="BH1995" calcext:value-type="string">
            <text:p>BH1995</text:p>
          </table:table-cell>
          <table:table-cell table:style-name="ce34" table:formula="of:=[raw.N11]+ORG.OPENOFFICE.STYLE(IF([raw.K11]&lt;[raw.O11];&quot;Red&quot;;IF([raw.K11]&gt;[raw.P11];&quot;Blue&quot;;&quot;Green&quot;)))" office:value-type="float" office:value="0.0325469980130454" calcext:value-type="float">
            <text:p>0.0325</text:p>
          </table:table-cell>
          <table:table-cell table:style-name="ce54" table:formula="of:=[raw.Q11]+ORG.OPENOFFICE.STYLE(IF([raw.K11]&lt;[raw.R11];&quot;Red&quot;;IF([raw.K11]&gt;[raw.S11];&quot;Blue&quot;;&quot;Green&quot;)))" office:value-type="float" office:value="0.0254419288738644" calcext:value-type="float">
            <text:p>0.0254</text:p>
          </table:table-cell>
          <table:table-cell table:style-name="ce54" table:formula="of:=[raw.T11]+ORG.OPENOFFICE.STYLE(IF([raw.K11]&lt;[raw.U11];&quot;Red&quot;;IF([raw.K11]&gt;[raw.V11];&quot;Blue&quot;;&quot;Green&quot;)))" office:value-type="float" office:value="0.0254419288738644" calcext:value-type="float">
            <text:p>0.0254</text:p>
          </table:table-cell>
          <table:table-cell table:style-name="ce73" table:formula="of:=[raw.W11]+ORG.OPENOFFICE.STYLE(IF([raw.K11]&lt;[raw.X11];&quot;Red&quot;;IF([raw.K11]&gt;[raw.Y11];&quot;Blue&quot;;&quot;Green&quot;)))" office:value-type="float" office:value="0.0243098631068958" calcext:value-type="float">
            <text:p>0.0243</text:p>
          </table:table-cell>
          <table:table-cell table:style-name="ce34" table:formula="of:=[raw.Z11]+ORG.OPENOFFICE.STYLE(IF([raw.K11]&lt;[raw.AA11];&quot;Red&quot;;IF([raw.K11]&gt;[raw.AB11];&quot;Blue&quot;;&quot;Green&quot;)))" office:value-type="float" office:value="0.0221515026249057" calcext:value-type="float">
            <text:p>0.0222</text:p>
          </table:table-cell>
          <table:table-cell table:style-name="ce54" table:formula="of:=[raw.AC11]+ORG.OPENOFFICE.STYLE(IF([raw.K11]&lt;[raw.AD11];&quot;Red&quot;;IF([raw.K11]&gt;[raw.AE11];&quot;Blue&quot;;&quot;Green&quot;)))" office:value-type="float" office:value="0.0361391763955705" calcext:value-type="float">
            <text:p>0.0361</text:p>
          </table:table-cell>
          <table:table-cell table:style-name="ce54" table:formula="of:=[raw.AF11]+ORG.OPENOFFICE.STYLE(IF([raw.K11]&lt;[raw.AG11];&quot;Red&quot;;IF([raw.K11]&gt;[raw.AH11];&quot;Blue&quot;;&quot;Green&quot;)))" office:value-type="float" office:value="0.0361391763955705" calcext:value-type="float">
            <text:p>0.0361</text:p>
          </table:table-cell>
          <table:table-cell table:style-name="ce73" table:formula="of:=[raw.AI11]+ORG.OPENOFFICE.STYLE(IF([raw.K11]&lt;[raw.AJ11];&quot;Red&quot;;IF([raw.K11]&gt;[raw.AK11];&quot;Blue&quot;;&quot;Green&quot;)))" office:value-type="float" office:value="0.0243759111537602" calcext:value-type="float">
            <text:p>0.0244</text:p>
          </table:table-cell>
          <table:table-cell table:style-name="ce34" table:formula="of:=[raw.AL11]+ORG.OPENOFFICE.STYLE(IF([raw.K11]&lt;[raw.AM11];&quot;Red&quot;;IF([raw.K11]&gt;[raw.AN11];&quot;Blue&quot;;&quot;Green&quot;)))" office:value-type="float" office:value="0.0258058164157788" calcext:value-type="float">
            <text:p>0.0258</text:p>
          </table:table-cell>
          <table:table-cell table:style-name="ce54" table:formula="of:=[raw.AO11]+ORG.OPENOFFICE.STYLE(IF([raw.K11]&lt;[raw.AP11];&quot;Red&quot;;IF([raw.K11]&gt;[raw.AQ11];&quot;Blue&quot;;&quot;Green&quot;)))" office:value-type="float" office:value="0.0154775632021823" calcext:value-type="float">
            <text:p>0.0155</text:p>
          </table:table-cell>
          <table:table-cell table:style-name="ce54" table:formula="of:=[raw.AR11]+ORG.OPENOFFICE.STYLE(IF([raw.K11]&lt;[raw.AS11];&quot;Red&quot;;IF([raw.K11]&gt;[raw.AT11];&quot;Blue&quot;;&quot;Green&quot;)))" office:value-type="float" office:value="0.0154775632021823" calcext:value-type="float">
            <text:p>0.0155</text:p>
          </table:table-cell>
          <table:table-cell table:style-name="ce73" table:formula="of:=[raw.AU11]+ORG.OPENOFFICE.STYLE(IF([raw.K11]&lt;[raw.AV11];&quot;Red&quot;;IF([raw.K11]&gt;[raw.AW11];&quot;Blue&quot;;&quot;Green&quot;)))" office:value-type="float" office:value="0.017529816738933" calcext:value-type="float">
            <text:p>0.0175</text:p>
          </table:table-cell>
        </table:table-row>
        <table:table-row table:style-name="ro1">
          <table:table-cell table:style-name="ce5" table:formula="of:=[$raw.A12]" office:value-type="string" office:string-value="bky_indep_null_fdp" calcext:value-type="string">
            <text:p>bky_indep_null_fdp</text:p>
          </table:table-cell>
          <table:table-cell table:style-name="ce2" table:formula="of:=[$raw.B12]" office:value-type="float" office:value="1" calcext:value-type="float">
            <text:p>1</text:p>
          </table:table-cell>
          <table:table-cell table:formula="of:=[$raw.C12]" office:value-type="float" office:value="0" calcext:value-type="float">
            <text:p>0</text:p>
          </table:table-cell>
          <table:table-cell table:formula="of:=[$raw.D12]" office:value-type="float" office:value="0" calcext:value-type="float">
            <text:p>0</text:p>
          </table:table-cell>
          <table:table-cell table:formula="of:=[$raw.E12]" office:value-type="float" office:value="0" calcext:value-type="float">
            <text:p>0</text:p>
          </table:table-cell>
          <table:table-cell table:style-name="ce40" table:formula="of:=[$raw.F12]" office:value-type="string" office:string-value="BKY2006" calcext:value-type="string">
            <text:p>BKY2006</text:p>
          </table:table-cell>
          <table:table-cell table:style-name="ce38" table:formula="of:=[raw.N12]+ORG.OPENOFFICE.STYLE(IF([raw.K12]&lt;[raw.O12];&quot;Red&quot;;IF([raw.K12]&gt;[raw.P12];&quot;Blue&quot;;&quot;Green&quot;)))" office:value-type="float" office:value="0.095" calcext:value-type="float">
            <text:p>0.0950</text:p>
          </table:table-cell>
          <table:table-cell table:style-name="ce55" table:formula="of:=[raw.Q12]+ORG.OPENOFFICE.STYLE(IF([raw.K12]&lt;[raw.R12];&quot;Red&quot;;IF([raw.K12]&gt;[raw.S12];&quot;Blue&quot;;&quot;Green&quot;)))" office:value-type="float" office:value="0.0475" calcext:value-type="float">
            <text:p>0.0475</text:p>
          </table:table-cell>
          <table:table-cell table:style-name="ce55" table:formula="of:=[raw.T12]+ORG.OPENOFFICE.STYLE(IF([raw.K12]&lt;[raw.U12];&quot;Red&quot;;IF([raw.K12]&gt;[raw.V12];&quot;Blue&quot;;&quot;Green&quot;)))" office:value-type="float" office:value="0.0475" calcext:value-type="float">
            <text:p>0.0475</text:p>
          </table:table-cell>
          <table:table-cell table:style-name="ce30" table:formula="of:=[raw.W12]+ORG.OPENOFFICE.STYLE(IF([raw.K12]&lt;[raw.X12];&quot;Red&quot;;IF([raw.K12]&gt;[raw.Y12];&quot;Blue&quot;;&quot;Green&quot;)))" office:value-type="float" office:value="0.0955" calcext:value-type="float">
            <text:p>0.0955</text:p>
          </table:table-cell>
          <table:table-cell table:style-name="ce42" table:formula="of:=[raw.Z12]+ORG.OPENOFFICE.STYLE(IF([raw.K12]&lt;[raw.AA12];&quot;Red&quot;;IF([raw.K12]&gt;[raw.AB12];&quot;Blue&quot;;&quot;Green&quot;)))" office:value-type="float" office:value="0.0535" calcext:value-type="float">
            <text:p>0.0535</text:p>
          </table:table-cell>
          <table:table-cell table:style-name="ce52" table:formula="of:=[raw.AC12]+ORG.OPENOFFICE.STYLE(IF([raw.K12]&lt;[raw.AD12];&quot;Red&quot;;IF([raw.K12]&gt;[raw.AE12];&quot;Blue&quot;;&quot;Green&quot;)))" office:value-type="float" office:value="0.0285" calcext:value-type="float">
            <text:p>0.0285</text:p>
          </table:table-cell>
          <table:table-cell table:style-name="ce60" table:formula="of:=[raw.AF12]+ORG.OPENOFFICE.STYLE(IF([raw.K12]&lt;[raw.AG12];&quot;Red&quot;;IF([raw.K12]&gt;[raw.AH12];&quot;Blue&quot;;&quot;Green&quot;)))" office:value-type="float" office:value="0.0285" calcext:value-type="float">
            <text:p>0.0285</text:p>
          </table:table-cell>
          <table:table-cell table:style-name="ce95" table:formula="of:=[raw.AI12]+ORG.OPENOFFICE.STYLE(IF([raw.K12]&lt;[raw.AJ12];&quot;Red&quot;;IF([raw.K12]&gt;[raw.AK12];&quot;Blue&quot;;&quot;Green&quot;)))" office:value-type="float" office:value="0.054" calcext:value-type="float">
            <text:p>0.0540</text:p>
          </table:table-cell>
          <table:table-cell table:style-name="ce42" table:formula="of:=[raw.AL12]+ORG.OPENOFFICE.STYLE(IF([raw.K12]&lt;[raw.AM12];&quot;Red&quot;;IF([raw.K12]&gt;[raw.AN12];&quot;Blue&quot;;&quot;Green&quot;)))" office:value-type="float" office:value="0.0435" calcext:value-type="float">
            <text:p>0.0435</text:p>
          </table:table-cell>
          <table:table-cell table:style-name="ce52" table:formula="of:=[raw.AO12]+ORG.OPENOFFICE.STYLE(IF([raw.K12]&lt;[raw.AP12];&quot;Red&quot;;IF([raw.K12]&gt;[raw.AQ12];&quot;Blue&quot;;&quot;Green&quot;)))" office:value-type="float" office:value="0.021" calcext:value-type="float">
            <text:p>0.0210</text:p>
          </table:table-cell>
          <table:table-cell table:style-name="ce52" table:formula="of:=[raw.AR12]+ORG.OPENOFFICE.STYLE(IF([raw.K12]&lt;[raw.AS12];&quot;Red&quot;;IF([raw.K12]&gt;[raw.AT12];&quot;Blue&quot;;&quot;Green&quot;)))" office:value-type="float" office:value="0.021" calcext:value-type="float">
            <text:p>0.0210</text:p>
          </table:table-cell>
          <table:table-cell table:style-name="ce95" table:formula="of:=[raw.AU12]+ORG.OPENOFFICE.STYLE(IF([raw.K12]&lt;[raw.AV12];&quot;Red&quot;;IF([raw.K12]&gt;[raw.AW12];&quot;Blue&quot;;&quot;Green&quot;)))" office:value-type="float" office:value="0.0435" calcext:value-type="float">
            <text:p>0.0435</text:p>
          </table:table-cell>
        </table:table-row>
        <table:table-row table:style-name="ro1">
          <table:table-cell table:style-name="ce5" table:formula="of:=[$raw.A13]" office:value-type="string" office:string-value="bky_indep_posonly_fdp" calcext:value-type="string">
            <text:p>bky_indep_posonly_fdp</text:p>
          </table:table-cell>
          <table:table-cell table:style-name="ce2" table:formula="of:=[$raw.B13]" office:value-type="float" office:value="2" calcext:value-type="float">
            <text:p>2</text:p>
          </table:table-cell>
          <table:table-cell table:formula="of:=[$raw.C13]" office:value-type="float" office:value="0.25" calcext:value-type="float">
            <text:p>0.25</text:p>
          </table:table-cell>
          <table:table-cell table:formula="of:=[$raw.D13]" office:value-type="float" office:value="0" calcext:value-type="float">
            <text:p>0</text:p>
          </table:table-cell>
          <table:table-cell table:formula="of:=[$raw.E13]" office:value-type="float" office:value="0" calcext:value-type="float">
            <text:p>0</text:p>
          </table:table-cell>
          <table:table-cell table:style-name="ce40" table:formula="of:=[$raw.F13]" office:value-type="string" office:string-value="BKY2006" calcext:value-type="string">
            <text:p>BKY2006</text:p>
          </table:table-cell>
          <table:table-cell table:style-name="ce32" table:formula="of:=[raw.N13]+ORG.OPENOFFICE.STYLE(IF([raw.K13]&lt;[raw.O13];&quot;Red&quot;;IF([raw.K13]&gt;[raw.P13];&quot;Blue&quot;;&quot;Green&quot;)))" office:value-type="float" office:value="0.0467789347470208" calcext:value-type="float">
            <text:p>0.0468</text:p>
          </table:table-cell>
          <table:table-cell table:style-name="ce52" table:formula="of:=[raw.Q13]+ORG.OPENOFFICE.STYLE(IF([raw.K13]&lt;[raw.R13];&quot;Red&quot;;IF([raw.K13]&gt;[raw.S13];&quot;Blue&quot;;&quot;Green&quot;)))" office:value-type="float" office:value="0.0413127837488664" calcext:value-type="float">
            <text:p>0.0413</text:p>
          </table:table-cell>
          <table:table-cell table:style-name="ce52" table:formula="of:=[raw.T13]+ORG.OPENOFFICE.STYLE(IF([raw.K13]&lt;[raw.U13];&quot;Red&quot;;IF([raw.K13]&gt;[raw.V13];&quot;Blue&quot;;&quot;Green&quot;)))" office:value-type="float" office:value="0.0454479301223311" calcext:value-type="float">
            <text:p>0.0454</text:p>
          </table:table-cell>
          <table:table-cell table:style-name="ce69" table:formula="of:=[raw.W13]+ORG.OPENOFFICE.STYLE(IF([raw.K13]&lt;[raw.X13];&quot;Red&quot;;IF([raw.K13]&gt;[raw.Y13];&quot;Blue&quot;;&quot;Green&quot;)))" office:value-type="float" office:value="0.0434602387077392" calcext:value-type="float">
            <text:p>0.0435</text:p>
          </table:table-cell>
          <table:table-cell table:style-name="ce32" table:formula="of:=[raw.Z13]+ORG.OPENOFFICE.STYLE(IF([raw.K13]&lt;[raw.AA13];&quot;Red&quot;;IF([raw.K13]&gt;[raw.AB13];&quot;Blue&quot;;&quot;Green&quot;)))" office:value-type="float" office:value="0.0466714564363531" calcext:value-type="float">
            <text:p>0.0467</text:p>
          </table:table-cell>
          <table:table-cell table:style-name="ce52" table:formula="of:=[raw.AC13]+ORG.OPENOFFICE.STYLE(IF([raw.K13]&lt;[raw.AD13];&quot;Red&quot;;IF([raw.K13]&gt;[raw.AE13];&quot;Blue&quot;;&quot;Green&quot;)))" office:value-type="float" office:value="0.0211197999305899" calcext:value-type="float">
            <text:p>0.0211</text:p>
          </table:table-cell>
          <table:table-cell table:style-name="ce60" table:formula="of:=[raw.AF13]+ORG.OPENOFFICE.STYLE(IF([raw.K13]&lt;[raw.AG13];&quot;Red&quot;;IF([raw.K13]&gt;[raw.AH13];&quot;Blue&quot;;&quot;Green&quot;)))" office:value-type="float" office:value="0.0232479792225844" calcext:value-type="float">
            <text:p>0.0232</text:p>
          </table:table-cell>
          <table:table-cell table:style-name="ce69" table:formula="of:=[raw.AI13]+ORG.OPENOFFICE.STYLE(IF([raw.K13]&lt;[raw.AJ13];&quot;Red&quot;;IF([raw.K13]&gt;[raw.AK13];&quot;Blue&quot;;&quot;Green&quot;)))" office:value-type="float" office:value="0.0432993199627698" calcext:value-type="float">
            <text:p>0.0433</text:p>
          </table:table-cell>
          <table:table-cell table:style-name="ce32" table:formula="of:=[raw.AL13]+ORG.OPENOFFICE.STYLE(IF([raw.K13]&lt;[raw.AM13];&quot;Red&quot;;IF([raw.K13]&gt;[raw.AN13];&quot;Blue&quot;;&quot;Green&quot;)))" office:value-type="float" office:value="0.04" calcext:value-type="float">
            <text:p>0.0400</text:p>
          </table:table-cell>
          <table:table-cell table:style-name="ce9" table:formula="of:=[raw.AO13]+ORG.OPENOFFICE.STYLE(IF([raw.K13]&lt;[raw.AP13];&quot;Red&quot;;IF([raw.K13]&gt;[raw.AQ13];&quot;Blue&quot;;&quot;Green&quot;)))" office:value-type="float" office:value="0.999" calcext:value-type="float">
            <text:p>0.9990</text:p>
          </table:table-cell>
          <table:table-cell table:style-name="ce9" table:formula="of:=[raw.AR13]+ORG.OPENOFFICE.STYLE(IF([raw.K13]&lt;[raw.AS13];&quot;Red&quot;;IF([raw.K13]&gt;[raw.AT13];&quot;Blue&quot;;&quot;Green&quot;)))" office:value-type="float" office:value="0.9995" calcext:value-type="float">
            <text:p>0.9995</text:p>
          </table:table-cell>
          <table:table-cell table:style-name="ce95" table:formula="of:=[raw.AU13]+ORG.OPENOFFICE.STYLE(IF([raw.K13]&lt;[raw.AV13];&quot;Red&quot;;IF([raw.K13]&gt;[raw.AW13];&quot;Blue&quot;;&quot;Green&quot;)))" office:value-type="float" office:value="0.057" calcext:value-type="float">
            <text:p>0.0570</text:p>
          </table:table-cell>
        </table:table-row>
        <table:table-row table:style-name="ro1">
          <table:table-cell table:style-name="ce5" table:formula="of:=[$raw.A14]" office:value-type="string" office:string-value="bky_indep_negonly_fdp" calcext:value-type="string">
            <text:p>bky_indep_negonly_fdp</text:p>
          </table:table-cell>
          <table:table-cell table:style-name="ce2" table:formula="of:=[$raw.B14]" office:value-type="float" office:value="3" calcext:value-type="float">
            <text:p>3</text:p>
          </table:table-cell>
          <table:table-cell table:formula="of:=[$raw.C14]" office:value-type="float" office:value="0" calcext:value-type="float">
            <text:p>0</text:p>
          </table:table-cell>
          <table:table-cell table:formula="of:=[$raw.D14]" office:value-type="float" office:value="0.25" calcext:value-type="float">
            <text:p>0.25</text:p>
          </table:table-cell>
          <table:table-cell table:formula="of:=[$raw.E14]" office:value-type="float" office:value="0" calcext:value-type="float">
            <text:p>0</text:p>
          </table:table-cell>
          <table:table-cell table:style-name="ce40" table:formula="of:=[$raw.F14]" office:value-type="string" office:string-value="BKY2006" calcext:value-type="string">
            <text:p>BKY2006</text:p>
          </table:table-cell>
          <table:table-cell table:style-name="ce32" table:formula="of:=[raw.N14]+ORG.OPENOFFICE.STYLE(IF([raw.K14]&lt;[raw.O14];&quot;Red&quot;;IF([raw.K14]&gt;[raw.P14];&quot;Blue&quot;;&quot;Green&quot;)))" office:value-type="float" office:value="0.0489953451335944" calcext:value-type="float">
            <text:p>0.0490</text:p>
          </table:table-cell>
          <table:table-cell table:style-name="ce52" table:formula="of:=[raw.Q14]+ORG.OPENOFFICE.STYLE(IF([raw.K14]&lt;[raw.R14];&quot;Red&quot;;IF([raw.K14]&gt;[raw.S14];&quot;Blue&quot;;&quot;Green&quot;)))" office:value-type="float" office:value="0.0424916342948963" calcext:value-type="float">
            <text:p>0.0425</text:p>
          </table:table-cell>
          <table:table-cell table:style-name="ce52" table:formula="of:=[raw.T14]+ORG.OPENOFFICE.STYLE(IF([raw.K14]&lt;[raw.U14];&quot;Red&quot;;IF([raw.K14]&gt;[raw.V14];&quot;Blue&quot;;&quot;Green&quot;)))" office:value-type="float" office:value="0.0469073127770558" calcext:value-type="float">
            <text:p>0.0469</text:p>
          </table:table-cell>
          <table:table-cell table:style-name="ce69" table:formula="of:=[raw.W14]+ORG.OPENOFFICE.STYLE(IF([raw.K14]&lt;[raw.X14];&quot;Red&quot;;IF([raw.K14]&gt;[raw.Y14];&quot;Blue&quot;;&quot;Green&quot;)))" office:value-type="float" office:value="0.0456519274293325" calcext:value-type="float">
            <text:p>0.0457</text:p>
          </table:table-cell>
          <table:table-cell table:style-name="ce32" table:formula="of:=[raw.Z14]+ORG.OPENOFFICE.STYLE(IF([raw.K14]&lt;[raw.AA14];&quot;Red&quot;;IF([raw.K14]&gt;[raw.AB14];&quot;Blue&quot;;&quot;Green&quot;)))" office:value-type="float" office:value="0.035" calcext:value-type="float">
            <text:p>0.0350</text:p>
          </table:table-cell>
          <table:table-cell table:style-name="ce9" table:formula="of:=[raw.AC14]+ORG.OPENOFFICE.STYLE(IF([raw.K14]&lt;[raw.AD14];&quot;Red&quot;;IF([raw.K14]&gt;[raw.AE14];&quot;Blue&quot;;&quot;Green&quot;)))" office:value-type="float" office:value="0.999" calcext:value-type="float">
            <text:p>0.9990</text:p>
          </table:table-cell>
          <table:table-cell table:style-name="ce62" table:formula="of:=[raw.AF14]+ORG.OPENOFFICE.STYLE(IF([raw.K14]&lt;[raw.AG14];&quot;Red&quot;;IF([raw.K14]&gt;[raw.AH14];&quot;Blue&quot;;&quot;Green&quot;)))" office:value-type="float" office:value="0.9995" calcext:value-type="float">
            <text:p>0.9995</text:p>
          </table:table-cell>
          <table:table-cell table:style-name="ce95" table:formula="of:=[raw.AI14]+ORG.OPENOFFICE.STYLE(IF([raw.K14]&lt;[raw.AJ14];&quot;Red&quot;;IF([raw.K14]&gt;[raw.AK14];&quot;Blue&quot;;&quot;Green&quot;)))" office:value-type="float" office:value="0.0495" calcext:value-type="float">
            <text:p>0.0495</text:p>
          </table:table-cell>
          <table:table-cell table:style-name="ce32" table:formula="of:=[raw.AL14]+ORG.OPENOFFICE.STYLE(IF([raw.K14]&lt;[raw.AM14];&quot;Red&quot;;IF([raw.K14]&gt;[raw.AN14];&quot;Blue&quot;;&quot;Green&quot;)))" office:value-type="float" office:value="0.0489101892101914" calcext:value-type="float">
            <text:p>0.0489</text:p>
          </table:table-cell>
          <table:table-cell table:style-name="ce52" table:formula="of:=[raw.AO14]+ORG.OPENOFFICE.STYLE(IF([raw.K14]&lt;[raw.AP14];&quot;Red&quot;;IF([raw.K14]&gt;[raw.AQ14];&quot;Blue&quot;;&quot;Green&quot;)))" office:value-type="float" office:value="0.0227230749034053" calcext:value-type="float">
            <text:p>0.0227</text:p>
          </table:table-cell>
          <table:table-cell table:style-name="ce52" table:formula="of:=[raw.AR14]+ORG.OPENOFFICE.STYLE(IF([raw.K14]&lt;[raw.AS14];&quot;Red&quot;;IF([raw.K14]&gt;[raw.AT14];&quot;Blue&quot;;&quot;Green&quot;)))" office:value-type="float" office:value="0.0250783964935438" calcext:value-type="float">
            <text:p>0.0251</text:p>
          </table:table-cell>
          <table:table-cell table:style-name="ce69" table:formula="of:=[raw.AU14]+ORG.OPENOFFICE.STYLE(IF([raw.K14]&lt;[raw.AV14];&quot;Red&quot;;IF([raw.K14]&gt;[raw.AW14];&quot;Blue&quot;;&quot;Green&quot;)))" office:value-type="float" office:value="0.0455249672685" calcext:value-type="float">
            <text:p>0.0455</text:p>
          </table:table-cell>
        </table:table-row>
        <table:table-row table:style-name="ro1">
          <table:table-cell table:style-name="ce5" table:formula="of:=[$raw.A15]" office:value-type="string" office:string-value="bky_indep_balanced_fdp" calcext:value-type="string">
            <text:p>bky_indep_balanced_fdp</text:p>
          </table:table-cell>
          <table:table-cell table:style-name="ce2" table:formula="of:=[$raw.B15]" office:value-type="float" office:value="4" calcext:value-type="float">
            <text:p>4</text:p>
          </table:table-cell>
          <table:table-cell table:formula="of:=[$raw.C15]" office:value-type="float" office:value="0.25" calcext:value-type="float">
            <text:p>0.25</text:p>
          </table:table-cell>
          <table:table-cell table:formula="of:=[$raw.D15]" office:value-type="float" office:value="0.25" calcext:value-type="float">
            <text:p>0.25</text:p>
          </table:table-cell>
          <table:table-cell table:formula="of:=[$raw.E15]" office:value-type="float" office:value="0" calcext:value-type="float">
            <text:p>0</text:p>
          </table:table-cell>
          <table:table-cell table:style-name="ce40" table:formula="of:=[$raw.F15]" office:value-type="string" office:string-value="BKY2006" calcext:value-type="string">
            <text:p>BKY2006</text:p>
          </table:table-cell>
          <table:table-cell table:style-name="ce32" table:formula="of:=[raw.N15]+ORG.OPENOFFICE.STYLE(IF([raw.K15]&lt;[raw.O15];&quot;Red&quot;;IF([raw.K15]&gt;[raw.P15];&quot;Blue&quot;;&quot;Green&quot;)))" office:value-type="float" office:value="0.0318287439889278" calcext:value-type="float">
            <text:p>0.0318</text:p>
          </table:table-cell>
          <table:table-cell table:style-name="ce52" table:formula="of:=[raw.Q15]+ORG.OPENOFFICE.STYLE(IF([raw.K15]&lt;[raw.R15];&quot;Red&quot;;IF([raw.K15]&gt;[raw.S15];&quot;Blue&quot;;&quot;Green&quot;)))" office:value-type="float" office:value="0.0317927443050124" calcext:value-type="float">
            <text:p>0.0318</text:p>
          </table:table-cell>
          <table:table-cell table:style-name="ce52" table:formula="of:=[raw.T15]+ORG.OPENOFFICE.STYLE(IF([raw.K15]&lt;[raw.U15];&quot;Red&quot;;IF([raw.K15]&gt;[raw.V15];&quot;Blue&quot;;&quot;Green&quot;)))" office:value-type="float" office:value="0.0429658239879397" calcext:value-type="float">
            <text:p>0.0430</text:p>
          </table:table-cell>
          <table:table-cell table:style-name="ce69" table:formula="of:=[raw.W15]+ORG.OPENOFFICE.STYLE(IF([raw.K15]&lt;[raw.X15];&quot;Red&quot;;IF([raw.K15]&gt;[raw.Y15];&quot;Blue&quot;;&quot;Green&quot;)))" office:value-type="float" office:value="0.043061488112816" calcext:value-type="float">
            <text:p>0.0431</text:p>
          </table:table-cell>
          <table:table-cell table:style-name="ce32" table:formula="of:=[raw.Z15]+ORG.OPENOFFICE.STYLE(IF([raw.K15]&lt;[raw.AA15];&quot;Red&quot;;IF([raw.K15]&gt;[raw.AB15];&quot;Blue&quot;;&quot;Green&quot;)))" office:value-type="float" office:value="0.0308946381783387" calcext:value-type="float">
            <text:p>0.0309</text:p>
          </table:table-cell>
          <table:table-cell table:style-name="ce52" table:formula="of:=[raw.AC15]+ORG.OPENOFFICE.STYLE(IF([raw.K15]&lt;[raw.AD15];&quot;Red&quot;;IF([raw.K15]&gt;[raw.AE15];&quot;Blue&quot;;&quot;Green&quot;)))" office:value-type="float" office:value="0.0308980514138664" calcext:value-type="float">
            <text:p>0.0309</text:p>
          </table:table-cell>
          <table:table-cell table:style-name="ce60" table:formula="of:=[raw.AF15]+ORG.OPENOFFICE.STYLE(IF([raw.K15]&lt;[raw.AG15];&quot;Red&quot;;IF([raw.K15]&gt;[raw.AH15];&quot;Blue&quot;;&quot;Green&quot;)))" office:value-type="float" office:value="0.0420497831782854" calcext:value-type="float">
            <text:p>0.0420</text:p>
          </table:table-cell>
          <table:table-cell table:style-name="ce69" table:formula="of:=[raw.AI15]+ORG.OPENOFFICE.STYLE(IF([raw.K15]&lt;[raw.AJ15];&quot;Red&quot;;IF([raw.K15]&gt;[raw.AK15];&quot;Blue&quot;;&quot;Green&quot;)))" office:value-type="float" office:value="0.0420535433863304" calcext:value-type="float">
            <text:p>0.0421</text:p>
          </table:table-cell>
          <table:table-cell table:style-name="ce32" table:formula="of:=[raw.AL15]+ORG.OPENOFFICE.STYLE(IF([raw.K15]&lt;[raw.AM15];&quot;Red&quot;;IF([raw.K15]&gt;[raw.AN15];&quot;Blue&quot;;&quot;Green&quot;)))" office:value-type="float" office:value="0.0326590766105693" calcext:value-type="float">
            <text:p>0.0327</text:p>
          </table:table-cell>
          <table:table-cell table:style-name="ce52" table:formula="of:=[raw.AO15]+ORG.OPENOFFICE.STYLE(IF([raw.K15]&lt;[raw.AP15];&quot;Red&quot;;IF([raw.K15]&gt;[raw.AQ15];&quot;Blue&quot;;&quot;Green&quot;)))" office:value-type="float" office:value="0.0326300041807123" calcext:value-type="float">
            <text:p>0.0326</text:p>
          </table:table-cell>
          <table:table-cell table:style-name="ce52" table:formula="of:=[raw.AR15]+ORG.OPENOFFICE.STYLE(IF([raw.K15]&lt;[raw.AS15];&quot;Red&quot;;IF([raw.K15]&gt;[raw.AT15];&quot;Blue&quot;;&quot;Green&quot;)))" office:value-type="float" office:value="0.0438071073696233" calcext:value-type="float">
            <text:p>0.0438</text:p>
          </table:table-cell>
          <table:table-cell table:style-name="ce69" table:formula="of:=[raw.AU15]+ORG.OPENOFFICE.STYLE(IF([raw.K15]&lt;[raw.AV15];&quot;Red&quot;;IF([raw.K15]&gt;[raw.AW15];&quot;Blue&quot;;&quot;Green&quot;)))" office:value-type="float" office:value="0.0439115353799957" calcext:value-type="float">
            <text:p>0.0439</text:p>
          </table:table-cell>
        </table:table-row>
        <table:table-row table:style-name="ro1">
          <table:table-cell table:style-name="ce11" table:formula="of:=[$raw.A16]" office:value-type="string" office:string-value="bky_indep_unbalanced_fdp" calcext:value-type="string">
            <text:p>bky_indep_unbalanced_fdp</text:p>
          </table:table-cell>
          <table:table-cell table:style-name="ce21" table:formula="of:=[$raw.B16]" office:value-type="float" office:value="5" calcext:value-type="float">
            <text:p>5</text:p>
          </table:table-cell>
          <table:table-cell table:style-name="ce21" table:formula="of:=[$raw.C16]" office:value-type="float" office:value="0.1" calcext:value-type="float">
            <text:p>0.1</text:p>
          </table:table-cell>
          <table:table-cell table:style-name="ce21" table:formula="of:=[$raw.D16]" office:value-type="float" office:value="0.4" calcext:value-type="float">
            <text:p>0.4</text:p>
          </table:table-cell>
          <table:table-cell table:style-name="ce21" table:formula="of:=[$raw.E16]" office:value-type="float" office:value="0" calcext:value-type="float">
            <text:p>0</text:p>
          </table:table-cell>
          <table:table-cell table:style-name="ce41" table:formula="of:=[$raw.F16]" office:value-type="string" office:string-value="BKY2006" calcext:value-type="string">
            <text:p>BKY2006</text:p>
          </table:table-cell>
          <table:table-cell table:style-name="ce34" table:formula="of:=[raw.N16]+ORG.OPENOFFICE.STYLE(IF([raw.K16]&lt;[raw.O16];&quot;Red&quot;;IF([raw.K16]&gt;[raw.P16];&quot;Blue&quot;;&quot;Green&quot;)))" office:value-type="float" office:value="0.0370553749979943" calcext:value-type="float">
            <text:p>0.0371</text:p>
          </table:table-cell>
          <table:table-cell table:style-name="ce54" table:formula="of:=[raw.Q16]+ORG.OPENOFFICE.STYLE(IF([raw.K16]&lt;[raw.R16];&quot;Red&quot;;IF([raw.K16]&gt;[raw.S16];&quot;Blue&quot;;&quot;Green&quot;)))" office:value-type="float" office:value="0.0314905578783752" calcext:value-type="float">
            <text:p>0.0315</text:p>
          </table:table-cell>
          <table:table-cell table:style-name="ce54" table:formula="of:=[raw.T16]+ORG.OPENOFFICE.STYLE(IF([raw.K16]&lt;[raw.U16];&quot;Red&quot;;IF([raw.K16]&gt;[raw.V16];&quot;Blue&quot;;&quot;Green&quot;)))" office:value-type="float" office:value="0.042761006318428" calcext:value-type="float">
            <text:p>0.0428</text:p>
          </table:table-cell>
          <table:table-cell table:style-name="ce73" table:formula="of:=[raw.W16]+ORG.OPENOFFICE.STYLE(IF([raw.K16]&lt;[raw.X16];&quot;Red&quot;;IF([raw.K16]&gt;[raw.Y16];&quot;Blue&quot;;&quot;Green&quot;)))" office:value-type="float" office:value="0.0423634992312753" calcext:value-type="float">
            <text:p>0.0424</text:p>
          </table:table-cell>
          <table:table-cell table:style-name="ce34" table:formula="of:=[raw.Z16]+ORG.OPENOFFICE.STYLE(IF([raw.K16]&lt;[raw.AA16];&quot;Red&quot;;IF([raw.K16]&gt;[raw.AB16];&quot;Blue&quot;;&quot;Green&quot;)))" office:value-type="float" office:value="0.0266131764306396" calcext:value-type="float">
            <text:p>0.0266</text:p>
          </table:table-cell>
          <table:table-cell table:style-name="ce87" table:formula="of:=[raw.AC16]+ORG.OPENOFFICE.STYLE(IF([raw.K16]&lt;[raw.AD16];&quot;Red&quot;;IF([raw.K16]&gt;[raw.AE16];&quot;Blue&quot;;&quot;Green&quot;)))" office:value-type="float" office:value="0.0730054723844774" calcext:value-type="float">
            <text:p>0.0730</text:p>
          </table:table-cell>
          <table:table-cell table:style-name="ce87" table:formula="of:=[raw.AF16]+ORG.OPENOFFICE.STYLE(IF([raw.K16]&lt;[raw.AG16];&quot;Red&quot;;IF([raw.K16]&gt;[raw.AH16];&quot;Blue&quot;;&quot;Green&quot;)))" office:value-type="float" office:value="0.0982244446055717" calcext:value-type="float">
            <text:p>0.0982</text:p>
          </table:table-cell>
          <table:table-cell table:style-name="ce73" table:formula="of:=[raw.AI16]+ORG.OPENOFFICE.STYLE(IF([raw.K16]&lt;[raw.AJ16];&quot;Red&quot;;IF([raw.K16]&gt;[raw.AK16];&quot;Blue&quot;;&quot;Green&quot;)))" office:value-type="float" office:value="0.0441509899246328" calcext:value-type="float">
            <text:p>0.0442</text:p>
          </table:table-cell>
          <table:table-cell table:style-name="ce34" table:formula="of:=[raw.AL16]+ORG.OPENOFFICE.STYLE(IF([raw.K16]&lt;[raw.AM16];&quot;Red&quot;;IF([raw.K16]&gt;[raw.AN16];&quot;Blue&quot;;&quot;Green&quot;)))" office:value-type="float" office:value="0.0388366085690872" calcext:value-type="float">
            <text:p>0.0388</text:p>
          </table:table-cell>
          <table:table-cell table:style-name="ce54" table:formula="of:=[raw.AO16]+ORG.OPENOFFICE.STYLE(IF([raw.K16]&lt;[raw.AP16];&quot;Red&quot;;IF([raw.K16]&gt;[raw.AQ16];&quot;Blue&quot;;&quot;Green&quot;)))" office:value-type="float" office:value="0.0204594010231272" calcext:value-type="float">
            <text:p>0.0205</text:p>
          </table:table-cell>
          <table:table-cell table:style-name="ce54" table:formula="of:=[raw.AR16]+ORG.OPENOFFICE.STYLE(IF([raw.K16]&lt;[raw.AS16];&quot;Red&quot;;IF([raw.K16]&gt;[raw.AT16];&quot;Blue&quot;;&quot;Green&quot;)))" office:value-type="float" office:value="0.0277234476417707" calcext:value-type="float">
            <text:p>0.0277</text:p>
          </table:table-cell>
          <table:table-cell table:style-name="ce73" table:formula="of:=[raw.AU16]+ORG.OPENOFFICE.STYLE(IF([raw.K16]&lt;[raw.AV16];&quot;Red&quot;;IF([raw.K16]&gt;[raw.AW16];&quot;Blue&quot;;&quot;Green&quot;)))" office:value-type="float" office:value="0.041907850544945" calcext:value-type="float">
            <text:p>0.0419</text:p>
          </table:table-cell>
        </table:table-row>
        <table:table-row table:style-name="ro1">
          <table:table-cell table:style-name="ce1" table:formula="of:=[$raw.A17]" office:value-type="string" office:string-value="bky_posdep_null_fdp" calcext:value-type="string">
            <text:p>bky_posdep_null_fdp</text:p>
          </table:table-cell>
          <table:table-cell table:style-name="ce22" table:formula="of:=[$raw.B17]" office:value-type="float" office:value="6" calcext:value-type="float">
            <text:p>6</text:p>
          </table:table-cell>
          <table:table-cell table:style-name="ce22" table:formula="of:=[$raw.C17]" office:value-type="float" office:value="0" calcext:value-type="float">
            <text:p>0</text:p>
          </table:table-cell>
          <table:table-cell table:style-name="ce22" table:formula="of:=[$raw.D17]" office:value-type="float" office:value="0" calcext:value-type="float">
            <text:p>0</text:p>
          </table:table-cell>
          <table:table-cell table:style-name="ce22" table:formula="of:=[$raw.E17]" office:value-type="float" office:value="0.25" calcext:value-type="float">
            <text:p>0.25</text:p>
          </table:table-cell>
          <table:table-cell table:style-name="ce39" table:formula="of:=[$raw.F17]" office:value-type="string" office:string-value="BKY2006" calcext:value-type="string">
            <text:p>BKY2006</text:p>
          </table:table-cell>
          <table:table-cell table:style-name="ce43" table:formula="of:=[raw.N17]+ORG.OPENOFFICE.STYLE(IF([raw.K17]&lt;[raw.O17];&quot;Red&quot;;IF([raw.K17]&gt;[raw.P17];&quot;Blue&quot;;&quot;Green&quot;)))" office:value-type="float" office:value="0.0805" calcext:value-type="float">
            <text:p>0.0805</text:p>
          </table:table-cell>
          <table:table-cell table:style-name="ce59" table:formula="of:=[raw.Q17]+ORG.OPENOFFICE.STYLE(IF([raw.K17]&lt;[raw.R17];&quot;Red&quot;;IF([raw.K17]&gt;[raw.S17];&quot;Blue&quot;;&quot;Green&quot;)))" office:value-type="float" office:value="0.0405" calcext:value-type="float">
            <text:p>0.0405</text:p>
          </table:table-cell>
          <table:table-cell table:style-name="ce59" table:formula="of:=[raw.T17]+ORG.OPENOFFICE.STYLE(IF([raw.K17]&lt;[raw.U17];&quot;Red&quot;;IF([raw.K17]&gt;[raw.V17];&quot;Blue&quot;;&quot;Green&quot;)))" office:value-type="float" office:value="0.0405" calcext:value-type="float">
            <text:p>0.0405</text:p>
          </table:table-cell>
          <table:table-cell table:style-name="ce71" table:formula="of:=[raw.W17]+ORG.OPENOFFICE.STYLE(IF([raw.K17]&lt;[raw.X17];&quot;Red&quot;;IF([raw.K17]&gt;[raw.Y17];&quot;Blue&quot;;&quot;Green&quot;)))" office:value-type="float" office:value="0.047" calcext:value-type="float">
            <text:p>0.0470</text:p>
          </table:table-cell>
          <table:table-cell table:style-name="ce82" table:formula="of:=[raw.Z17]+ORG.OPENOFFICE.STYLE(IF([raw.K17]&lt;[raw.AA17];&quot;Red&quot;;IF([raw.K17]&gt;[raw.AB17];&quot;Blue&quot;;&quot;Green&quot;)))" office:value-type="float" office:value="0.039" calcext:value-type="float">
            <text:p>0.0390</text:p>
          </table:table-cell>
          <table:table-cell table:style-name="ce59" table:formula="of:=[raw.AC17]+ORG.OPENOFFICE.STYLE(IF([raw.K17]&lt;[raw.AD17];&quot;Red&quot;;IF([raw.K17]&gt;[raw.AE17];&quot;Blue&quot;;&quot;Green&quot;)))" office:value-type="float" office:value="0.0215" calcext:value-type="float">
            <text:p>0.0215</text:p>
          </table:table-cell>
          <table:table-cell table:style-name="ce59" table:formula="of:=[raw.AF17]+ORG.OPENOFFICE.STYLE(IF([raw.K17]&lt;[raw.AG17];&quot;Red&quot;;IF([raw.K17]&gt;[raw.AH17];&quot;Blue&quot;;&quot;Green&quot;)))" office:value-type="float" office:value="0.0215" calcext:value-type="float">
            <text:p>0.0215</text:p>
          </table:table-cell>
          <table:table-cell table:style-name="ce96" table:formula="of:=[raw.AI17]+ORG.OPENOFFICE.STYLE(IF([raw.K17]&lt;[raw.AJ17];&quot;Red&quot;;IF([raw.K17]&gt;[raw.AK17];&quot;Blue&quot;;&quot;Green&quot;)))" office:value-type="float" office:value="0.0235" calcext:value-type="float">
            <text:p>0.0235</text:p>
          </table:table-cell>
          <table:table-cell table:style-name="ce80" table:formula="of:=[raw.AL17]+ORG.OPENOFFICE.STYLE(IF([raw.K17]&lt;[raw.AM17];&quot;Red&quot;;IF([raw.K17]&gt;[raw.AN17];&quot;Blue&quot;;&quot;Green&quot;)))" office:value-type="float" office:value="0.0415" calcext:value-type="float">
            <text:p>0.0415</text:p>
          </table:table-cell>
          <table:table-cell table:style-name="ce59" table:formula="of:=[raw.AO17]+ORG.OPENOFFICE.STYLE(IF([raw.K17]&lt;[raw.AP17];&quot;Red&quot;;IF([raw.K17]&gt;[raw.AQ17];&quot;Blue&quot;;&quot;Green&quot;)))" office:value-type="float" office:value="0.019" calcext:value-type="float">
            <text:p>0.0190</text:p>
          </table:table-cell>
          <table:table-cell table:style-name="ce59" table:formula="of:=[raw.AR17]+ORG.OPENOFFICE.STYLE(IF([raw.K17]&lt;[raw.AS17];&quot;Red&quot;;IF([raw.K17]&gt;[raw.AT17];&quot;Blue&quot;;&quot;Green&quot;)))" office:value-type="float" office:value="0.019" calcext:value-type="float">
            <text:p>0.0190</text:p>
          </table:table-cell>
          <table:table-cell table:style-name="ce96" table:formula="of:=[raw.AU17]+ORG.OPENOFFICE.STYLE(IF([raw.K17]&lt;[raw.AV17];&quot;Red&quot;;IF([raw.K17]&gt;[raw.AW17];&quot;Blue&quot;;&quot;Green&quot;)))" office:value-type="float" office:value="0.0235" calcext:value-type="float">
            <text:p>0.0235</text:p>
          </table:table-cell>
        </table:table-row>
        <table:table-row table:style-name="ro1">
          <table:table-cell table:style-name="ce5" table:formula="of:=[$raw.A18]" office:value-type="string" office:string-value="bky_posdep_posonly_fdp" calcext:value-type="string">
            <text:p>bky_posdep_posonly_fdp</text:p>
          </table:table-cell>
          <table:table-cell table:style-name="ce2" table:formula="of:=[$raw.B18]" office:value-type="float" office:value="7" calcext:value-type="float">
            <text:p>7</text:p>
          </table:table-cell>
          <table:table-cell table:formula="of:=[$raw.C18]" office:value-type="float" office:value="0.25" calcext:value-type="float">
            <text:p>0.25</text:p>
          </table:table-cell>
          <table:table-cell table:formula="of:=[$raw.D18]" office:value-type="float" office:value="0" calcext:value-type="float">
            <text:p>0</text:p>
          </table:table-cell>
          <table:table-cell table:formula="of:=[$raw.E18]" office:value-type="float" office:value="0.25" calcext:value-type="float">
            <text:p>0.25</text:p>
          </table:table-cell>
          <table:table-cell table:style-name="ce40" table:formula="of:=[$raw.F18]" office:value-type="string" office:string-value="BKY2006" calcext:value-type="string">
            <text:p>BKY2006</text:p>
          </table:table-cell>
          <table:table-cell table:style-name="ce42" table:formula="of:=[raw.N18]+ORG.OPENOFFICE.STYLE(IF([raw.K18]&lt;[raw.O18];&quot;Red&quot;;IF([raw.K18]&gt;[raw.P18];&quot;Blue&quot;;&quot;Green&quot;)))" office:value-type="float" office:value="0.0533446430261948" calcext:value-type="float">
            <text:p>0.0533</text:p>
          </table:table-cell>
          <table:table-cell table:style-name="ce52" table:formula="of:=[raw.Q18]+ORG.OPENOFFICE.STYLE(IF([raw.K18]&lt;[raw.R18];&quot;Red&quot;;IF([raw.K18]&gt;[raw.S18];&quot;Blue&quot;;&quot;Green&quot;)))" office:value-type="float" office:value="0.0424959872275382" calcext:value-type="float">
            <text:p>0.0425</text:p>
          </table:table-cell>
          <table:table-cell table:style-name="ce52" table:formula="of:=[raw.T18]+ORG.OPENOFFICE.STYLE(IF([raw.K18]&lt;[raw.U18];&quot;Red&quot;;IF([raw.K18]&gt;[raw.V18];&quot;Blue&quot;;&quot;Green&quot;)))" office:value-type="float" office:value="0.0464228214188264" calcext:value-type="float">
            <text:p>0.0464</text:p>
          </table:table-cell>
          <table:table-cell table:style-name="ce69" table:formula="of:=[raw.W18]+ORG.OPENOFFICE.STYLE(IF([raw.K18]&lt;[raw.X18];&quot;Red&quot;;IF([raw.K18]&gt;[raw.Y18];&quot;Blue&quot;;&quot;Green&quot;)))" office:value-type="float" office:value="0.0367452944571244" calcext:value-type="float">
            <text:p>0.0367</text:p>
          </table:table-cell>
          <table:table-cell table:style-name="ce32" table:formula="of:=[raw.Z18]+ORG.OPENOFFICE.STYLE(IF([raw.K18]&lt;[raw.AA18];&quot;Red&quot;;IF([raw.K18]&gt;[raw.AB18];&quot;Blue&quot;;&quot;Green&quot;)))" office:value-type="float" office:value="0.0466646927734928" calcext:value-type="float">
            <text:p>0.0467</text:p>
          </table:table-cell>
          <table:table-cell table:style-name="ce52" table:formula="of:=[raw.AC18]+ORG.OPENOFFICE.STYLE(IF([raw.K18]&lt;[raw.AD18];&quot;Red&quot;;IF([raw.K18]&gt;[raw.AE18];&quot;Blue&quot;;&quot;Green&quot;)))" office:value-type="float" office:value="0.0190311087524425" calcext:value-type="float">
            <text:p>0.0190</text:p>
          </table:table-cell>
          <table:table-cell table:style-name="ce60" table:formula="of:=[raw.AF18]+ORG.OPENOFFICE.STYLE(IF([raw.K18]&lt;[raw.AG18];&quot;Red&quot;;IF([raw.K18]&gt;[raw.AH18];&quot;Blue&quot;;&quot;Green&quot;)))" office:value-type="float" office:value="0.02205736852191" calcext:value-type="float">
            <text:p>0.0221</text:p>
          </table:table-cell>
          <table:table-cell table:style-name="ce69" table:formula="of:=[raw.AI18]+ORG.OPENOFFICE.STYLE(IF([raw.K18]&lt;[raw.AJ18];&quot;Red&quot;;IF([raw.K18]&gt;[raw.AK18];&quot;Blue&quot;;&quot;Green&quot;)))" office:value-type="float" office:value="0.0322554104019275" calcext:value-type="float">
            <text:p>0.0323</text:p>
          </table:table-cell>
          <table:table-cell table:style-name="ce32" table:formula="of:=[raw.AL18]+ORG.OPENOFFICE.STYLE(IF([raw.K18]&lt;[raw.AM18];&quot;Red&quot;;IF([raw.K18]&gt;[raw.AN18];&quot;Blue&quot;;&quot;Green&quot;)))" office:value-type="float" office:value="0.0305" calcext:value-type="float">
            <text:p>0.0305</text:p>
          </table:table-cell>
          <table:table-cell table:style-name="ce9" table:formula="of:=[raw.AO18]+ORG.OPENOFFICE.STYLE(IF([raw.K18]&lt;[raw.AP18];&quot;Red&quot;;IF([raw.K18]&gt;[raw.AQ18];&quot;Blue&quot;;&quot;Green&quot;)))" office:value-type="float" office:value="0.735" calcext:value-type="float">
            <text:p>0.7350</text:p>
          </table:table-cell>
          <table:table-cell table:style-name="ce9" table:formula="of:=[raw.AR18]+ORG.OPENOFFICE.STYLE(IF([raw.K18]&lt;[raw.AS18];&quot;Red&quot;;IF([raw.K18]&gt;[raw.AT18];&quot;Blue&quot;;&quot;Green&quot;)))" office:value-type="float" office:value="0.763" calcext:value-type="float">
            <text:p>0.7630</text:p>
          </table:table-cell>
          <table:table-cell table:style-name="ce69" table:formula="of:=[raw.AU18]+ORG.OPENOFFICE.STYLE(IF([raw.K18]&lt;[raw.AV18];&quot;Red&quot;;IF([raw.K18]&gt;[raw.AW18];&quot;Blue&quot;;&quot;Green&quot;)))" office:value-type="float" office:value="0.029" calcext:value-type="float">
            <text:p>0.0290</text:p>
          </table:table-cell>
        </table:table-row>
        <table:table-row table:style-name="ro1">
          <table:table-cell table:style-name="ce5" table:formula="of:=[$raw.A19]" office:value-type="string" office:string-value="bky_posdep_negonly_fdp" calcext:value-type="string">
            <text:p>bky_posdep_negonly_fdp</text:p>
          </table:table-cell>
          <table:table-cell table:style-name="ce2" table:formula="of:=[$raw.B19]" office:value-type="float" office:value="8" calcext:value-type="float">
            <text:p>8</text:p>
          </table:table-cell>
          <table:table-cell table:formula="of:=[$raw.C19]" office:value-type="float" office:value="0" calcext:value-type="float">
            <text:p>0</text:p>
          </table:table-cell>
          <table:table-cell table:formula="of:=[$raw.D19]" office:value-type="float" office:value="0.25" calcext:value-type="float">
            <text:p>0.25</text:p>
          </table:table-cell>
          <table:table-cell table:formula="of:=[$raw.E19]" office:value-type="float" office:value="0.25" calcext:value-type="float">
            <text:p>0.25</text:p>
          </table:table-cell>
          <table:table-cell table:style-name="ce40" table:formula="of:=[$raw.F19]" office:value-type="string" office:string-value="BKY2006" calcext:value-type="string">
            <text:p>BKY2006</text:p>
          </table:table-cell>
          <table:table-cell table:style-name="ce38" table:formula="of:=[raw.N19]+ORG.OPENOFFICE.STYLE(IF([raw.K19]&lt;[raw.O19];&quot;Red&quot;;IF([raw.K19]&gt;[raw.P19];&quot;Blue&quot;;&quot;Green&quot;)))" office:value-type="float" office:value="0.0601739917115021" calcext:value-type="float">
            <text:p>0.0602</text:p>
          </table:table-cell>
          <table:table-cell table:style-name="ce52" table:formula="of:=[raw.Q19]+ORG.OPENOFFICE.STYLE(IF([raw.K19]&lt;[raw.R19];&quot;Red&quot;;IF([raw.K19]&gt;[raw.S19];&quot;Blue&quot;;&quot;Green&quot;)))" office:value-type="float" office:value="0.0458212577123797" calcext:value-type="float">
            <text:p>0.0458</text:p>
          </table:table-cell>
          <table:table-cell table:style-name="ce55" table:formula="of:=[raw.T19]+ORG.OPENOFFICE.STYLE(IF([raw.K19]&lt;[raw.U19];&quot;Red&quot;;IF([raw.K19]&gt;[raw.V19];&quot;Blue&quot;;&quot;Green&quot;)))" office:value-type="float" office:value="0.0501814472614213" calcext:value-type="float">
            <text:p>0.0502</text:p>
          </table:table-cell>
          <table:table-cell table:style-name="ce69" table:formula="of:=[raw.W19]+ORG.OPENOFFICE.STYLE(IF([raw.K19]&lt;[raw.X19];&quot;Red&quot;;IF([raw.K19]&gt;[raw.Y19];&quot;Blue&quot;;&quot;Green&quot;)))" office:value-type="float" office:value="0.0403216751241396" calcext:value-type="float">
            <text:p>0.0403</text:p>
          </table:table-cell>
          <table:table-cell table:style-name="ce32" table:formula="of:=[raw.Z19]+ORG.OPENOFFICE.STYLE(IF([raw.K19]&lt;[raw.AA19];&quot;Red&quot;;IF([raw.K19]&gt;[raw.AB19];&quot;Blue&quot;;&quot;Green&quot;)))" office:value-type="float" office:value="0.0375" calcext:value-type="float">
            <text:p>0.0375</text:p>
          </table:table-cell>
          <table:table-cell table:style-name="ce9" table:formula="of:=[raw.AC19]+ORG.OPENOFFICE.STYLE(IF([raw.K19]&lt;[raw.AD19];&quot;Red&quot;;IF([raw.K19]&gt;[raw.AE19];&quot;Blue&quot;;&quot;Green&quot;)))" office:value-type="float" office:value="0.705" calcext:value-type="float">
            <text:p>0.7050</text:p>
          </table:table-cell>
          <table:table-cell table:style-name="ce62" table:formula="of:=[raw.AF19]+ORG.OPENOFFICE.STYLE(IF([raw.K19]&lt;[raw.AG19];&quot;Red&quot;;IF([raw.K19]&gt;[raw.AH19];&quot;Blue&quot;;&quot;Green&quot;)))" office:value-type="float" office:value="0.746" calcext:value-type="float">
            <text:p>0.7460</text:p>
          </table:table-cell>
          <table:table-cell table:style-name="ce69" table:formula="of:=[raw.AI19]+ORG.OPENOFFICE.STYLE(IF([raw.K19]&lt;[raw.AJ19];&quot;Red&quot;;IF([raw.K19]&gt;[raw.AK19];&quot;Blue&quot;;&quot;Green&quot;)))" office:value-type="float" office:value="0.028" calcext:value-type="float">
            <text:p>0.0280</text:p>
          </table:table-cell>
          <table:table-cell table:style-name="ce42" table:formula="of:=[raw.AL19]+ORG.OPENOFFICE.STYLE(IF([raw.K19]&lt;[raw.AM19];&quot;Red&quot;;IF([raw.K19]&gt;[raw.AN19];&quot;Blue&quot;;&quot;Green&quot;)))" office:value-type="float" office:value="0.0531732518424288" calcext:value-type="float">
            <text:p>0.0532</text:p>
          </table:table-cell>
          <table:table-cell table:style-name="ce52" table:formula="of:=[raw.AO19]+ORG.OPENOFFICE.STYLE(IF([raw.K19]&lt;[raw.AP19];&quot;Red&quot;;IF([raw.K19]&gt;[raw.AQ19];&quot;Blue&quot;;&quot;Green&quot;)))" office:value-type="float" office:value="0.0232774226364559" calcext:value-type="float">
            <text:p>0.0233</text:p>
          </table:table-cell>
          <table:table-cell table:style-name="ce52" table:formula="of:=[raw.AR19]+ORG.OPENOFFICE.STYLE(IF([raw.K19]&lt;[raw.AS19];&quot;Red&quot;;IF([raw.K19]&gt;[raw.AT19];&quot;Blue&quot;;&quot;Green&quot;)))" office:value-type="float" office:value="0.0267578217858521" calcext:value-type="float">
            <text:p>0.0268</text:p>
          </table:table-cell>
          <table:table-cell table:style-name="ce69" table:formula="of:=[raw.AU19]+ORG.OPENOFFICE.STYLE(IF([raw.K19]&lt;[raw.AV19];&quot;Red&quot;;IF([raw.K19]&gt;[raw.AW19];&quot;Blue&quot;;&quot;Green&quot;)))" office:value-type="float" office:value="0.037328202185963" calcext:value-type="float">
            <text:p>0.0373</text:p>
          </table:table-cell>
        </table:table-row>
        <table:table-row table:style-name="ro1">
          <table:table-cell table:style-name="ce5" table:formula="of:=[$raw.A20]" office:value-type="string" office:string-value="bky_posdep_balanced_fdp" calcext:value-type="string">
            <text:p>bky_posdep_balanced_fdp</text:p>
          </table:table-cell>
          <table:table-cell table:style-name="ce27" table:formula="of:=[$raw.B20]" office:value-type="float" office:value="9" calcext:value-type="float">
            <text:p>9</text:p>
          </table:table-cell>
          <table:table-cell table:style-name="ce27" table:formula="of:=[$raw.C20]" office:value-type="float" office:value="0.25" calcext:value-type="float">
            <text:p>0.25</text:p>
          </table:table-cell>
          <table:table-cell table:style-name="ce27" table:formula="of:=[$raw.D20]" office:value-type="float" office:value="0.25" calcext:value-type="float">
            <text:p>0.25</text:p>
          </table:table-cell>
          <table:table-cell table:style-name="ce27" table:formula="of:=[$raw.E20]" office:value-type="float" office:value="0.25" calcext:value-type="float">
            <text:p>0.25</text:p>
          </table:table-cell>
          <table:table-cell table:style-name="ce40" table:formula="of:=[$raw.F20]" office:value-type="string" office:string-value="BKY2006" calcext:value-type="string">
            <text:p>BKY2006</text:p>
          </table:table-cell>
          <table:table-cell table:style-name="ce42" table:formula="of:=[raw.N20]+ORG.OPENOFFICE.STYLE(IF([raw.K20]&lt;[raw.O20];&quot;Red&quot;;IF([raw.K20]&gt;[raw.P20];&quot;Blue&quot;;&quot;Green&quot;)))" office:value-type="float" office:value="0.0479546819302188" calcext:value-type="float">
            <text:p>0.0480</text:p>
          </table:table-cell>
          <table:table-cell table:style-name="ce60" table:formula="of:=[raw.Q20]+ORG.OPENOFFICE.STYLE(IF([raw.K20]&lt;[raw.R20];&quot;Red&quot;;IF([raw.K20]&gt;[raw.S20];&quot;Blue&quot;;&quot;Green&quot;)))" office:value-type="float" office:value="0.0322516306877716" calcext:value-type="float">
            <text:p>0.0323</text:p>
          </table:table-cell>
          <table:table-cell table:style-name="ce60" table:formula="of:=[raw.T20]+ORG.OPENOFFICE.STYLE(IF([raw.K20]&lt;[raw.U20];&quot;Red&quot;;IF([raw.K20]&gt;[raw.V20];&quot;Blue&quot;;&quot;Green&quot;)))" office:value-type="float" office:value="0.043191092568762" calcext:value-type="float">
            <text:p>0.0432</text:p>
          </table:table-cell>
          <table:table-cell table:style-name="ce69" table:formula="of:=[raw.W20]+ORG.OPENOFFICE.STYLE(IF([raw.K20]&lt;[raw.X20];&quot;Red&quot;;IF([raw.K20]&gt;[raw.Y20];&quot;Blue&quot;;&quot;Green&quot;)))" office:value-type="float" office:value="0.0457356419000226" calcext:value-type="float">
            <text:p>0.0457</text:p>
          </table:table-cell>
          <table:table-cell table:style-name="ce32" table:formula="of:=[raw.Z20]+ORG.OPENOFFICE.STYLE(IF([raw.K20]&lt;[raw.AA20];&quot;Red&quot;;IF([raw.K20]&gt;[raw.AB20];&quot;Blue&quot;;&quot;Green&quot;)))" office:value-type="float" office:value="0.0313568366630136" calcext:value-type="float">
            <text:p>0.0314</text:p>
          </table:table-cell>
          <table:table-cell table:style-name="ce60" table:formula="of:=[raw.AC20]+ORG.OPENOFFICE.STYLE(IF([raw.K20]&lt;[raw.AD20];&quot;Red&quot;;IF([raw.K20]&gt;[raw.AE20];&quot;Blue&quot;;&quot;Green&quot;)))" office:value-type="float" office:value="0.0240457119948228" calcext:value-type="float">
            <text:p>0.0240</text:p>
          </table:table-cell>
          <table:table-cell table:style-name="ce60" table:formula="of:=[raw.AF20]+ORG.OPENOFFICE.STYLE(IF([raw.K20]&lt;[raw.AG20];&quot;Red&quot;;IF([raw.K20]&gt;[raw.AH20];&quot;Blue&quot;;&quot;Green&quot;)))" office:value-type="float" office:value="0.0335484756132043" calcext:value-type="float">
            <text:p>0.0335</text:p>
          </table:table-cell>
          <table:table-cell table:style-name="ce69" table:formula="of:=[raw.AI20]+ORG.OPENOFFICE.STYLE(IF([raw.K20]&lt;[raw.AJ20];&quot;Red&quot;;IF([raw.K20]&gt;[raw.AK20];&quot;Blue&quot;;&quot;Green&quot;)))" office:value-type="float" office:value="0.0339572356300437" calcext:value-type="float">
            <text:p>0.0340</text:p>
          </table:table-cell>
          <table:table-cell table:style-name="ce32" table:formula="of:=[raw.AL20]+ORG.OPENOFFICE.STYLE(IF([raw.K20]&lt;[raw.AM20];&quot;Red&quot;;IF([raw.K20]&gt;[raw.AN20];&quot;Blue&quot;;&quot;Green&quot;)))" office:value-type="float" office:value="0.0351756361255236" calcext:value-type="float">
            <text:p>0.0352</text:p>
          </table:table-cell>
          <table:table-cell table:style-name="ce60" table:formula="of:=[raw.AO20]+ORG.OPENOFFICE.STYLE(IF([raw.K20]&lt;[raw.AP20];&quot;Red&quot;;IF([raw.K20]&gt;[raw.AQ20];&quot;Blue&quot;;&quot;Green&quot;)))" office:value-type="float" office:value="0.0268033560936907" calcext:value-type="float">
            <text:p>0.0268</text:p>
          </table:table-cell>
          <table:table-cell table:style-name="ce60" table:formula="of:=[raw.AR20]+ORG.OPENOFFICE.STYLE(IF([raw.K20]&lt;[raw.AS20];&quot;Red&quot;;IF([raw.K20]&gt;[raw.AT20];&quot;Blue&quot;;&quot;Green&quot;)))" office:value-type="float" office:value="0.0365653277217132" calcext:value-type="float">
            <text:p>0.0366</text:p>
          </table:table-cell>
          <table:table-cell table:style-name="ce69" table:formula="of:=[raw.AU20]+ORG.OPENOFFICE.STYLE(IF([raw.K20]&lt;[raw.AV20];&quot;Red&quot;;IF([raw.K20]&gt;[raw.AW20];&quot;Blue&quot;;&quot;Green&quot;)))" office:value-type="float" office:value="0.0375505352895629" calcext:value-type="float">
            <text:p>0.0376</text:p>
          </table:table-cell>
        </table:table-row>
        <table:table-row table:style-name="ro1">
          <table:table-cell table:style-name="ce11" table:formula="of:=[$raw.A21]" office:value-type="string" office:string-value="bky_posdep_unbalanced_fdp" calcext:value-type="string">
            <text:p>bky_posdep_unbalanced_fdp</text:p>
          </table:table-cell>
          <table:table-cell table:style-name="ce21" table:formula="of:=[$raw.B21]" office:value-type="float" office:value="10" calcext:value-type="float">
            <text:p>10</text:p>
          </table:table-cell>
          <table:table-cell table:style-name="ce21" table:formula="of:=[$raw.C21]" office:value-type="float" office:value="0.1" calcext:value-type="float">
            <text:p>0.1</text:p>
          </table:table-cell>
          <table:table-cell table:style-name="ce21" table:formula="of:=[$raw.D21]" office:value-type="float" office:value="0.4" calcext:value-type="float">
            <text:p>0.4</text:p>
          </table:table-cell>
          <table:table-cell table:style-name="ce21" table:formula="of:=[$raw.E21]" office:value-type="float" office:value="0.25" calcext:value-type="float">
            <text:p>0.25</text:p>
          </table:table-cell>
          <table:table-cell table:style-name="ce41" table:formula="of:=[$raw.F21]" office:value-type="string" office:string-value="BKY2006" calcext:value-type="string">
            <text:p>BKY2006</text:p>
          </table:table-cell>
          <table:table-cell table:style-name="ce44" table:formula="of:=[raw.N21]+ORG.OPENOFFICE.STYLE(IF([raw.K21]&lt;[raw.O21];&quot;Red&quot;;IF([raw.K21]&gt;[raw.P21];&quot;Blue&quot;;&quot;Green&quot;)))" office:value-type="float" office:value="0.0490189975606874" calcext:value-type="float">
            <text:p>0.0490</text:p>
          </table:table-cell>
          <table:table-cell table:style-name="ce54" table:formula="of:=[raw.Q21]+ORG.OPENOFFICE.STYLE(IF([raw.K21]&lt;[raw.R21];&quot;Red&quot;;IF([raw.K21]&gt;[raw.S21];&quot;Blue&quot;;&quot;Green&quot;)))" office:value-type="float" office:value="0.0316980750481113" calcext:value-type="float">
            <text:p>0.0317</text:p>
          </table:table-cell>
          <table:table-cell table:style-name="ce54" table:formula="of:=[raw.T21]+ORG.OPENOFFICE.STYLE(IF([raw.K21]&lt;[raw.U21];&quot;Red&quot;;IF([raw.K21]&gt;[raw.V21];&quot;Blue&quot;;&quot;Green&quot;)))" office:value-type="float" office:value="0.0426058233856753" calcext:value-type="float">
            <text:p>0.0426</text:p>
          </table:table-cell>
          <table:table-cell table:style-name="ce73" table:formula="of:=[raw.W21]+ORG.OPENOFFICE.STYLE(IF([raw.K21]&lt;[raw.X21];&quot;Red&quot;;IF([raw.K21]&gt;[raw.Y21];&quot;Blue&quot;;&quot;Green&quot;)))" office:value-type="float" office:value="0.0429764378325686" calcext:value-type="float">
            <text:p>0.0430</text:p>
          </table:table-cell>
          <table:table-cell table:style-name="ce34" table:formula="of:=[raw.Z21]+ORG.OPENOFFICE.STYLE(IF([raw.K21]&lt;[raw.AA21];&quot;Red&quot;;IF([raw.K21]&gt;[raw.AB21];&quot;Blue&quot;;&quot;Green&quot;)))" office:value-type="float" office:value="0.0266517557660486" calcext:value-type="float">
            <text:p>0.0267</text:p>
          </table:table-cell>
          <table:table-cell table:style-name="ce54" table:formula="of:=[raw.AC21]+ORG.OPENOFFICE.STYLE(IF([raw.K21]&lt;[raw.AD21];&quot;Red&quot;;IF([raw.K21]&gt;[raw.AE21];&quot;Blue&quot;;&quot;Green&quot;)))" office:value-type="float" office:value="0.0465540372182897" calcext:value-type="float">
            <text:p>0.0466</text:p>
          </table:table-cell>
          <table:table-cell table:style-name="ce87" table:formula="of:=[raw.AF21]+ORG.OPENOFFICE.STYLE(IF([raw.K21]&lt;[raw.AG21];&quot;Red&quot;;IF([raw.K21]&gt;[raw.AH21];&quot;Blue&quot;;&quot;Green&quot;)))" office:value-type="float" office:value="0.0629508863229323" calcext:value-type="float">
            <text:p>0.0630</text:p>
          </table:table-cell>
          <table:table-cell table:style-name="ce73" table:formula="of:=[raw.AI21]+ORG.OPENOFFICE.STYLE(IF([raw.K21]&lt;[raw.AJ21];&quot;Red&quot;;IF([raw.K21]&gt;[raw.AK21];&quot;Blue&quot;;&quot;Green&quot;)))" office:value-type="float" office:value="0.0331165075023227" calcext:value-type="float">
            <text:p>0.0331</text:p>
          </table:table-cell>
          <table:table-cell table:style-name="ce34" table:formula="of:=[raw.AL21]+ORG.OPENOFFICE.STYLE(IF([raw.K21]&lt;[raw.AM21];&quot;Red&quot;;IF([raw.K21]&gt;[raw.AN21];&quot;Blue&quot;;&quot;Green&quot;)))" office:value-type="float" office:value="0.0412591624815992" calcext:value-type="float">
            <text:p>0.0413</text:p>
          </table:table-cell>
          <table:table-cell table:style-name="ce54" table:formula="of:=[raw.AO21]+ORG.OPENOFFICE.STYLE(IF([raw.K21]&lt;[raw.AP21];&quot;Red&quot;;IF([raw.K21]&gt;[raw.AQ21];&quot;Blue&quot;;&quot;Green&quot;)))" office:value-type="float" office:value="0.0189925047168812" calcext:value-type="float">
            <text:p>0.0190</text:p>
          </table:table-cell>
          <table:table-cell table:style-name="ce54" table:formula="of:=[raw.AR21]+ORG.OPENOFFICE.STYLE(IF([raw.K21]&lt;[raw.AS21];&quot;Red&quot;;IF([raw.K21]&gt;[raw.AT21];&quot;Blue&quot;;&quot;Green&quot;)))" office:value-type="float" office:value="0.027066666981877" calcext:value-type="float">
            <text:p>0.0271</text:p>
          </table:table-cell>
          <table:table-cell table:style-name="ce73" table:formula="of:=[raw.AU21]+ORG.OPENOFFICE.STYLE(IF([raw.K21]&lt;[raw.AV21];&quot;Red&quot;;IF([raw.K21]&gt;[raw.AW21];&quot;Blue&quot;;&quot;Green&quot;)))" office:value-type="float" office:value="0.0361010093452072" calcext:value-type="float">
            <text:p>0.0361</text:p>
          </table:table-cell>
        </table:table-row>
        <table:table-row table:style-name="ro1" table:number-rows-repeated="104855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raw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8" table:number-columns-repeated="2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fracPos</text:p>
          </table:table-cell>
          <table:table-cell office:value-type="string" calcext:value-type="string">
            <text:p>fracNeg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FDRmethod</text:p>
          </table:table-cell>
          <table:table-cell office:value-type="string" calcext:value-type="string">
            <text:p>numTests</text:p>
          </table:table-cell>
          <table:table-cell office:value-type="string" calcext:value-type="string">
            <text:p>numRealizations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CImetho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BothSides_canonical_mean</text:p>
          </table:table-cell>
          <table:table-cell office:value-type="string" calcext:value-type="string">
            <text:p>BothSides_canonical_lower</text:p>
          </table:table-cell>
          <table:table-cell office:value-type="string" calcext:value-type="string">
            <text:p>BothSides_canonical_upper</text:p>
          </table:table-cell>
          <table:table-cell office:value-type="string" calcext:value-type="string">
            <text:p>BothSides_combined_mean</text:p>
          </table:table-cell>
          <table:table-cell office:value-type="string" calcext:value-type="string">
            <text:p>BothSides_combined_lower</text:p>
          </table:table-cell>
          <table:table-cell office:value-type="string" calcext:value-type="string">
            <text:p>BothSides_combined_upper</text:p>
          </table:table-cell>
          <table:table-cell office:value-type="string" calcext:value-type="string">
            <text:p>BothSides_twotailed_mean</text:p>
          </table:table-cell>
          <table:table-cell office:value-type="string" calcext:value-type="string">
            <text:p>BothSides_twotailed_lower</text:p>
          </table:table-cell>
          <table:table-cell office:value-type="string" calcext:value-type="string">
            <text:p>BothSides_twotailed_upper</text:p>
          </table:table-cell>
          <table:table-cell office:value-type="string" calcext:value-type="string">
            <text:p>BothSides_split2tail_mean</text:p>
          </table:table-cell>
          <table:table-cell office:value-type="string" calcext:value-type="string">
            <text:p>BothSides_split2tail_lower</text:p>
          </table:table-cell>
          <table:table-cell office:value-type="string" calcext:value-type="string">
            <text:p>BothSides_split2tail_upper</text:p>
          </table:table-cell>
          <table:table-cell office:value-type="string" calcext:value-type="string">
            <text:p>PosSide_canonical_mean</text:p>
          </table:table-cell>
          <table:table-cell office:value-type="string" calcext:value-type="string">
            <text:p>PosSide_canonical_lower</text:p>
          </table:table-cell>
          <table:table-cell office:value-type="string" calcext:value-type="string">
            <text:p>PosSide_canonical_upper</text:p>
          </table:table-cell>
          <table:table-cell office:value-type="string" calcext:value-type="string">
            <text:p>PosSide_combined_mean</text:p>
          </table:table-cell>
          <table:table-cell office:value-type="string" calcext:value-type="string">
            <text:p>PosSide_combined_lower</text:p>
          </table:table-cell>
          <table:table-cell office:value-type="string" calcext:value-type="string">
            <text:p>PosSide_combined_upper</text:p>
          </table:table-cell>
          <table:table-cell office:value-type="string" calcext:value-type="string">
            <text:p>PosSide_twotailed_mean</text:p>
          </table:table-cell>
          <table:table-cell office:value-type="string" calcext:value-type="string">
            <text:p>PosSide_twotailed_lower</text:p>
          </table:table-cell>
          <table:table-cell office:value-type="string" calcext:value-type="string">
            <text:p>PosSide_twotailed_upper</text:p>
          </table:table-cell>
          <table:table-cell office:value-type="string" calcext:value-type="string">
            <text:p>PosSide_split2tail_mean</text:p>
          </table:table-cell>
          <table:table-cell office:value-type="string" calcext:value-type="string">
            <text:p>PosSide_split2tail_lower</text:p>
          </table:table-cell>
          <table:table-cell office:value-type="string" calcext:value-type="string">
            <text:p>PosSide_split2tail_upper</text:p>
          </table:table-cell>
          <table:table-cell office:value-type="string" calcext:value-type="string">
            <text:p>NegSide_canonical_mean</text:p>
          </table:table-cell>
          <table:table-cell office:value-type="string" calcext:value-type="string">
            <text:p>NegSide_canonical_lower</text:p>
          </table:table-cell>
          <table:table-cell office:value-type="string" calcext:value-type="string">
            <text:p>NegSide_canonical_upper</text:p>
          </table:table-cell>
          <table:table-cell office:value-type="string" calcext:value-type="string">
            <text:p>NegSide_combined_mean</text:p>
          </table:table-cell>
          <table:table-cell office:value-type="string" calcext:value-type="string">
            <text:p>NegSide_combined_lower</text:p>
          </table:table-cell>
          <table:table-cell office:value-type="string" calcext:value-type="string">
            <text:p>NegSide_combined_upper</text:p>
          </table:table-cell>
          <table:table-cell office:value-type="string" calcext:value-type="string">
            <text:p>NegSide_twotailed_mean</text:p>
          </table:table-cell>
          <table:table-cell office:value-type="string" calcext:value-type="string">
            <text:p>NegSide_twotailed_lower</text:p>
          </table:table-cell>
          <table:table-cell office:value-type="string" calcext:value-type="string">
            <text:p>NegSide_twotailed_upper</text:p>
          </table:table-cell>
          <table:table-cell office:value-type="string" calcext:value-type="string">
            <text:p>NegSide_split2tail_mean</text:p>
          </table:table-cell>
          <table:table-cell office:value-type="string" calcext:value-type="string">
            <text:p>NegSide_split2tail_lower</text:p>
          </table:table-cell>
          <table:table-cell office:value-type="string" calcext:value-type="string">
            <text:p>NegSide_split2tail_upper</text:p>
          </table:table-cell>
          <table:table-cell office:value-type="string" calcext:value-type="string">
            <text:p>elapsed</text:p>
          </table:table-cell>
        </table:table-row>
        <table:table-row table:style-name="ro1">
          <table:table-cell office:value-type="string" calcext:value-type="string">
            <text:p>bh_indep_null_fd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21463110464565" calcext:value-type="float">
            <text:p>0.0821463110464565</text:p>
          </table:table-cell>
          <table:table-cell office:value-type="float" office:value="0.107853688953544" calcext:value-type="float">
            <text:p>0.107853688953544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409008038186809" calcext:value-type="float">
            <text:p>0.0409008038186809</text:p>
          </table:table-cell>
          <table:table-cell office:value-type="float" office:value="0.0600991961813191" calcext:value-type="float">
            <text:p>0.0600991961813191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409008038186809" calcext:value-type="float">
            <text:p>0.0409008038186809</text:p>
          </table:table-cell>
          <table:table-cell office:value-type="float" office:value="0.0600991961813191" calcext:value-type="float">
            <text:p>0.0600991961813191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0826160905061643" calcext:value-type="float">
            <text:p>0.0826160905061643</text:p>
          </table:table-cell>
          <table:table-cell office:value-type="float" office:value="0.108383909493836" calcext:value-type="float">
            <text:p>0.108383909493836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436354133014014" calcext:value-type="float">
            <text:p>0.0436354133014014</text:p>
          </table:table-cell>
          <table:table-cell office:value-type="float" office:value="0.0633645866985986" calcext:value-type="float">
            <text:p>0.0633645866985986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20826209755952" calcext:value-type="float">
            <text:p>0.0220826209755952</text:p>
          </table:table-cell>
          <table:table-cell office:value-type="float" office:value="0.0369173790244048" calcext:value-type="float">
            <text:p>0.0369173790244048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20826209755952" calcext:value-type="float">
            <text:p>0.0220826209755952</text:p>
          </table:table-cell>
          <table:table-cell office:value-type="float" office:value="0.0369173790244048" calcext:value-type="float">
            <text:p>0.036917379024404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40920423390754" calcext:value-type="float">
            <text:p>0.0440920423390754</text:p>
          </table:table-cell>
          <table:table-cell office:value-type="float" office:value="0.0639079576609246" calcext:value-type="float">
            <text:p>0.0639079576609246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63644361217982" calcext:value-type="float">
            <text:p>0.0363644361217982</text:p>
          </table:table-cell>
          <table:table-cell office:value-type="float" office:value="0.0546355638782018" calcext:value-type="float">
            <text:p>0.0546355638782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155936880975" calcext:value-type="float">
            <text:p>0.018155936880975</text:p>
          </table:table-cell>
          <table:table-cell office:value-type="float" office:value="0.031844063119025" calcext:value-type="float">
            <text:p>0.0318440631190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155936880975" calcext:value-type="float">
            <text:p>0.018155936880975</text:p>
          </table:table-cell>
          <table:table-cell office:value-type="float" office:value="0.031844063119025" calcext:value-type="float">
            <text:p>0.031844063119025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63644361217982" calcext:value-type="float">
            <text:p>0.0363644361217982</text:p>
          </table:table-cell>
          <table:table-cell office:value-type="float" office:value="0.0546355638782018" calcext:value-type="float">
            <text:p>0.0546355638782018</text:p>
          </table:table-cell>
          <table:table-cell office:value-type="float" office:value="2.30939116666667" calcext:value-type="float">
            <text:p>2.30939116666667</text:p>
          </table:table-cell>
        </table:table-row>
        <table:table-row table:style-name="ro1">
          <table:table-cell office:value-type="string" calcext:value-type="string">
            <text:p>bh_indep_posonly_fdp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6712967421295" calcext:value-type="float">
            <text:p>0.0376712967421295</text:p>
          </table:table-cell>
          <table:table-cell office:value-type="float" office:value="0.0372442410765124" calcext:value-type="float">
            <text:p>0.0372442410765124</text:p>
          </table:table-cell>
          <table:table-cell office:value-type="float" office:value="0.0380983524077466" calcext:value-type="float">
            <text:p>0.0380983524077466</text:p>
          </table:table-cell>
          <table:table-cell office:value-type="float" office:value="0.0373551570912064" calcext:value-type="float">
            <text:p>0.0373551570912064</text:p>
          </table:table-cell>
          <table:table-cell office:value-type="float" office:value="0.0368909456710338" calcext:value-type="float">
            <text:p>0.0368909456710338</text:p>
          </table:table-cell>
          <table:table-cell office:value-type="float" office:value="0.037819368511379" calcext:value-type="float">
            <text:p>0.037819368511379</text:p>
          </table:table-cell>
          <table:table-cell office:value-type="float" office:value="0.0373551570912064" calcext:value-type="float">
            <text:p>0.0373551570912064</text:p>
          </table:table-cell>
          <table:table-cell office:value-type="float" office:value="0.0368909456710338" calcext:value-type="float">
            <text:p>0.0368909456710338</text:p>
          </table:table-cell>
          <table:table-cell office:value-type="float" office:value="0.037819368511379" calcext:value-type="float">
            <text:p>0.037819368511379</text:p>
          </table:table-cell>
          <table:table-cell office:value-type="float" office:value="0.0301499785640414" calcext:value-type="float">
            <text:p>0.0301499785640414</text:p>
          </table:table-cell>
          <table:table-cell office:value-type="float" office:value="0.029753770399376" calcext:value-type="float">
            <text:p>0.029753770399376</text:p>
          </table:table-cell>
          <table:table-cell office:value-type="float" office:value="0.0305461867287067" calcext:value-type="float">
            <text:p>0.0305461867287067</text:p>
          </table:table-cell>
          <table:table-cell office:value-type="float" office:value="0.0375559851042467" calcext:value-type="float">
            <text:p>0.0375559851042467</text:p>
          </table:table-cell>
          <table:table-cell office:value-type="float" office:value="0.0371299347721408" calcext:value-type="float">
            <text:p>0.0371299347721408</text:p>
          </table:table-cell>
          <table:table-cell office:value-type="float" office:value="0.0379820354363526" calcext:value-type="float">
            <text:p>0.0379820354363526</text:p>
          </table:table-cell>
          <table:table-cell office:value-type="float" office:value="0.0191209998765944" calcext:value-type="float">
            <text:p>0.0191209998765944</text:p>
          </table:table-cell>
          <table:table-cell office:value-type="float" office:value="0.0187810351921114" calcext:value-type="float">
            <text:p>0.0187810351921114</text:p>
          </table:table-cell>
          <table:table-cell office:value-type="float" office:value="0.0194609645610775" calcext:value-type="float">
            <text:p>0.0194609645610775</text:p>
          </table:table-cell>
          <table:table-cell office:value-type="float" office:value="0.0191209998765944" calcext:value-type="float">
            <text:p>0.0191209998765944</text:p>
          </table:table-cell>
          <table:table-cell office:value-type="float" office:value="0.0187810351921114" calcext:value-type="float">
            <text:p>0.0187810351921114</text:p>
          </table:table-cell>
          <table:table-cell office:value-type="float" office:value="0.0194609645610775" calcext:value-type="float">
            <text:p>0.0194609645610775</text:p>
          </table:table-cell>
          <table:table-cell office:value-type="float" office:value="0.0299832724881677" calcext:value-type="float">
            <text:p>0.0299832724881677</text:p>
          </table:table-cell>
          <table:table-cell office:value-type="float" office:value="0.0295879108485374" calcext:value-type="float">
            <text:p>0.0295879108485374</text:p>
          </table:table-cell>
          <table:table-cell office:value-type="float" office:value="0.030378634127798" calcext:value-type="float">
            <text:p>0.030378634127798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3206756621173" calcext:value-type="float">
            <text:p>0.033206756621173</text:p>
          </table:table-cell>
          <table:table-cell office:value-type="float" office:value="0.050793243378827" calcext:value-type="float">
            <text:p>0.050793243378827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531088714896" calcext:value-type="float">
            <text:p>0.99531088714896</text:p>
          </table:table-cell>
          <table:table-cell office:value-type="float" office:value="0.99968911285104" calcext:value-type="float">
            <text:p>0.99968911285104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531088714896" calcext:value-type="float">
            <text:p>0.99531088714896</text:p>
          </table:table-cell>
          <table:table-cell office:value-type="float" office:value="0.99968911285104" calcext:value-type="float">
            <text:p>0.99968911285104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77533679290158" calcext:value-type="float">
            <text:p>0.0477533679290158</text:p>
          </table:table-cell>
          <table:table-cell office:value-type="float" office:value="0.0682466320709842" calcext:value-type="float">
            <text:p>0.0682466320709842</text:p>
          </table:table-cell>
          <table:table-cell office:value-type="float" office:value="2.205792875" calcext:value-type="float">
            <text:p>2.205792875</text:p>
          </table:table-cell>
        </table:table-row>
        <table:table-row table:style-name="ro1">
          <table:table-cell office:value-type="string" calcext:value-type="string">
            <text:p>bh_indep_negonly_fd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98170669456353" calcext:value-type="float">
            <text:p>0.0398170669456353</text:p>
          </table:table-cell>
          <table:table-cell office:value-type="float" office:value="0.0393921746622384" calcext:value-type="float">
            <text:p>0.0393921746622384</text:p>
          </table:table-cell>
          <table:table-cell office:value-type="float" office:value="0.0402419592290321" calcext:value-type="float">
            <text:p>0.0402419592290321</text:p>
          </table:table-cell>
          <table:table-cell office:value-type="float" office:value="0.0396537363039757" calcext:value-type="float">
            <text:p>0.0396537363039757</text:p>
          </table:table-cell>
          <table:table-cell office:value-type="float" office:value="0.0391907408986663" calcext:value-type="float">
            <text:p>0.0391907408986663</text:p>
          </table:table-cell>
          <table:table-cell office:value-type="float" office:value="0.0401167317092851" calcext:value-type="float">
            <text:p>0.0401167317092851</text:p>
          </table:table-cell>
          <table:table-cell office:value-type="float" office:value="0.0396537363039757" calcext:value-type="float">
            <text:p>0.0396537363039757</text:p>
          </table:table-cell>
          <table:table-cell office:value-type="float" office:value="0.0391907408986663" calcext:value-type="float">
            <text:p>0.0391907408986663</text:p>
          </table:table-cell>
          <table:table-cell office:value-type="float" office:value="0.0401167317092851" calcext:value-type="float">
            <text:p>0.0401167317092851</text:p>
          </table:table-cell>
          <table:table-cell office:value-type="float" office:value="0.0324320114533136" calcext:value-type="float">
            <text:p>0.0324320114533136</text:p>
          </table:table-cell>
          <table:table-cell office:value-type="float" office:value="0.0320349907834184" calcext:value-type="float">
            <text:p>0.0320349907834184</text:p>
          </table:table-cell>
          <table:table-cell office:value-type="float" office:value="0.0328290321232089" calcext:value-type="float">
            <text:p>0.0328290321232089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381755979550355" calcext:value-type="float">
            <text:p>0.0381755979550355</text:p>
          </table:table-cell>
          <table:table-cell office:value-type="float" office:value="0.0568244020449645" calcext:value-type="float">
            <text:p>0.0568244020449645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3911105411854" calcext:value-type="float">
            <text:p>0.993911105411854</text:p>
          </table:table-cell>
          <table:table-cell office:value-type="float" office:value="0.999088894588146" calcext:value-type="float">
            <text:p>0.999088894588146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3911105411854" calcext:value-type="float">
            <text:p>0.993911105411854</text:p>
          </table:table-cell>
          <table:table-cell office:value-type="float" office:value="0.999088894588146" calcext:value-type="float">
            <text:p>0.99908889458814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491299804111175" calcext:value-type="float">
            <text:p>0.0491299804111175</text:p>
          </table:table-cell>
          <table:table-cell office:value-type="float" office:value="0.0698700195888825" calcext:value-type="float">
            <text:p>0.0698700195888825</text:p>
          </table:table-cell>
          <table:table-cell office:value-type="float" office:value="0.0396876985626217" calcext:value-type="float">
            <text:p>0.0396876985626217</text:p>
          </table:table-cell>
          <table:table-cell office:value-type="float" office:value="0.0392630582300146" calcext:value-type="float">
            <text:p>0.0392630582300146</text:p>
          </table:table-cell>
          <table:table-cell office:value-type="float" office:value="0.0401123388952287" calcext:value-type="float">
            <text:p>0.0401123388952287</text:p>
          </table:table-cell>
          <table:table-cell office:value-type="float" office:value="0.0213993664334001" calcext:value-type="float">
            <text:p>0.0213993664334001</text:p>
          </table:table-cell>
          <table:table-cell office:value-type="float" office:value="0.0210601977993685" calcext:value-type="float">
            <text:p>0.0210601977993685</text:p>
          </table:table-cell>
          <table:table-cell office:value-type="float" office:value="0.0217385350674317" calcext:value-type="float">
            <text:p>0.0217385350674317</text:p>
          </table:table-cell>
          <table:table-cell office:value-type="float" office:value="0.0213993664334001" calcext:value-type="float">
            <text:p>0.0213993664334001</text:p>
          </table:table-cell>
          <table:table-cell office:value-type="float" office:value="0.0210601977993685" calcext:value-type="float">
            <text:p>0.0210601977993685</text:p>
          </table:table-cell>
          <table:table-cell office:value-type="float" office:value="0.0217385350674317" calcext:value-type="float">
            <text:p>0.0217385350674317</text:p>
          </table:table-cell>
          <table:table-cell office:value-type="float" office:value="0.0322514642232812" calcext:value-type="float">
            <text:p>0.0322514642232812</text:p>
          </table:table-cell>
          <table:table-cell office:value-type="float" office:value="0.0318552802242002" calcext:value-type="float">
            <text:p>0.0318552802242002</text:p>
          </table:table-cell>
          <table:table-cell office:value-type="float" office:value="0.0326476482223622" calcext:value-type="float">
            <text:p>0.0326476482223622</text:p>
          </table:table-cell>
          <table:table-cell office:value-type="float" office:value="2.221336125" calcext:value-type="float">
            <text:p>2.221336125</text:p>
          </table:table-cell>
        </table:table-row>
        <table:table-row table:style-name="ro1">
          <table:table-cell office:value-type="string" calcext:value-type="string">
            <text:p>bh_indep_balanced_fd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60625922417063" calcext:value-type="float">
            <text:p>0.0260625922417063</text:p>
          </table:table-cell>
          <table:table-cell office:value-type="float" office:value="0.0258237322313355" calcext:value-type="float">
            <text:p>0.0258237322313355</text:p>
          </table:table-cell>
          <table:table-cell office:value-type="float" office:value="0.0263014522520771" calcext:value-type="float">
            <text:p>0.0263014522520771</text:p>
          </table:table-cell>
          <table:table-cell office:value-type="float" office:value="0.0260092188105995" calcext:value-type="float">
            <text:p>0.0260092188105995</text:p>
          </table:table-cell>
          <table:table-cell office:value-type="float" office:value="0.0257698306432871" calcext:value-type="float">
            <text:p>0.0257698306432871</text:p>
          </table:table-cell>
          <table:table-cell office:value-type="float" office:value="0.026248606977912" calcext:value-type="float">
            <text:p>0.026248606977912</text:p>
          </table:table-cell>
          <table:table-cell office:value-type="float" office:value="0.0260092188105995" calcext:value-type="float">
            <text:p>0.0260092188105995</text:p>
          </table:table-cell>
          <table:table-cell office:value-type="float" office:value="0.0257698306432871" calcext:value-type="float">
            <text:p>0.0257698306432871</text:p>
          </table:table-cell>
          <table:table-cell office:value-type="float" office:value="0.026248606977912" calcext:value-type="float">
            <text:p>0.026248606977912</text:p>
          </table:table-cell>
          <table:table-cell office:value-type="float" office:value="0.0260549144052285" calcext:value-type="float">
            <text:p>0.0260549144052285</text:p>
          </table:table-cell>
          <table:table-cell office:value-type="float" office:value="0.0258160382706691" calcext:value-type="float">
            <text:p>0.0258160382706691</text:p>
          </table:table-cell>
          <table:table-cell office:value-type="float" office:value="0.0262937905397878" calcext:value-type="float">
            <text:p>0.0262937905397878</text:p>
          </table:table-cell>
          <table:table-cell office:value-type="float" office:value="0.0251534049133413" calcext:value-type="float">
            <text:p>0.0251534049133413</text:p>
          </table:table-cell>
          <table:table-cell office:value-type="float" office:value="0.0248052588923818" calcext:value-type="float">
            <text:p>0.0248052588923818</text:p>
          </table:table-cell>
          <table:table-cell office:value-type="float" office:value="0.0255015509343008" calcext:value-type="float">
            <text:p>0.0255015509343008</text:p>
          </table:table-cell>
          <table:table-cell office:value-type="float" office:value="0.0251386735370393" calcext:value-type="float">
            <text:p>0.0251386735370393</text:p>
          </table:table-cell>
          <table:table-cell office:value-type="float" office:value="0.0247949218568714" calcext:value-type="float">
            <text:p>0.0247949218568714</text:p>
          </table:table-cell>
          <table:table-cell office:value-type="float" office:value="0.0254824252172071" calcext:value-type="float">
            <text:p>0.0254824252172071</text:p>
          </table:table-cell>
          <table:table-cell office:value-type="float" office:value="0.0251386735370393" calcext:value-type="float">
            <text:p>0.0251386735370393</text:p>
          </table:table-cell>
          <table:table-cell office:value-type="float" office:value="0.0247949218568714" calcext:value-type="float">
            <text:p>0.0247949218568714</text:p>
          </table:table-cell>
          <table:table-cell office:value-type="float" office:value="0.0254824252172071" calcext:value-type="float">
            <text:p>0.0254824252172071</text:p>
          </table:table-cell>
          <table:table-cell office:value-type="float" office:value="0.0251757313698785" calcext:value-type="float">
            <text:p>0.0251757313698785</text:p>
          </table:table-cell>
          <table:table-cell office:value-type="float" office:value="0.0248296094222043" calcext:value-type="float">
            <text:p>0.0248296094222043</text:p>
          </table:table-cell>
          <table:table-cell office:value-type="float" office:value="0.0255218533175526" calcext:value-type="float">
            <text:p>0.0255218533175526</text:p>
          </table:table-cell>
          <table:table-cell office:value-type="float" office:value="0.0268825494942012" calcext:value-type="float">
            <text:p>0.0268825494942012</text:p>
          </table:table-cell>
          <table:table-cell office:value-type="float" office:value="0.0265337846489184" calcext:value-type="float">
            <text:p>0.0265337846489184</text:p>
          </table:table-cell>
          <table:table-cell office:value-type="float" office:value="0.027231314339484" calcext:value-type="float">
            <text:p>0.027231314339484</text:p>
          </table:table-cell>
          <table:table-cell office:value-type="float" office:value="0.0268233873300174" calcext:value-type="float">
            <text:p>0.0268233873300174</text:p>
          </table:table-cell>
          <table:table-cell office:value-type="float" office:value="0.0264786977943136" calcext:value-type="float">
            <text:p>0.0264786977943136</text:p>
          </table:table-cell>
          <table:table-cell office:value-type="float" office:value="0.0271680768657212" calcext:value-type="float">
            <text:p>0.0271680768657212</text:p>
          </table:table-cell>
          <table:table-cell office:value-type="float" office:value="0.0268233873300174" calcext:value-type="float">
            <text:p>0.0268233873300174</text:p>
          </table:table-cell>
          <table:table-cell office:value-type="float" office:value="0.0264786977943136" calcext:value-type="float">
            <text:p>0.0264786977943136</text:p>
          </table:table-cell>
          <table:table-cell office:value-type="float" office:value="0.0271680768657212" calcext:value-type="float">
            <text:p>0.0271680768657212</text:p>
          </table:table-cell>
          <table:table-cell office:value-type="float" office:value="0.0268476910634753" calcext:value-type="float">
            <text:p>0.0268476910634753</text:p>
          </table:table-cell>
          <table:table-cell office:value-type="float" office:value="0.0264992649619477" calcext:value-type="float">
            <text:p>0.0264992649619477</text:p>
          </table:table-cell>
          <table:table-cell office:value-type="float" office:value="0.0271961171650029" calcext:value-type="float">
            <text:p>0.0271961171650029</text:p>
          </table:table-cell>
          <table:table-cell office:value-type="float" office:value="2.4043975" calcext:value-type="float">
            <text:p>2.4043975</text:p>
          </table:table-cell>
        </table:table-row>
        <table:table-row table:style-name="ro1">
          <table:table-cell office:value-type="string" calcext:value-type="string">
            <text:p>bh_indep_unbalanced_fdp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58483774266414" calcext:value-type="float">
            <text:p>0.0258483774266414</text:p>
          </table:table-cell>
          <table:table-cell office:value-type="float" office:value="0.0256118832034597" calcext:value-type="float">
            <text:p>0.0256118832034597</text:p>
          </table:table-cell>
          <table:table-cell office:value-type="float" office:value="0.026084871649823" calcext:value-type="float">
            <text:p>0.026084871649823</text:p>
          </table:table-cell>
          <table:table-cell office:value-type="float" office:value="0.0257914991259585" calcext:value-type="float">
            <text:p>0.0257914991259585</text:p>
          </table:table-cell>
          <table:table-cell office:value-type="float" office:value="0.0255472038445256" calcext:value-type="float">
            <text:p>0.0255472038445256</text:p>
          </table:table-cell>
          <table:table-cell office:value-type="float" office:value="0.0260357944073915" calcext:value-type="float">
            <text:p>0.0260357944073915</text:p>
          </table:table-cell>
          <table:table-cell office:value-type="float" office:value="0.0257914991259585" calcext:value-type="float">
            <text:p>0.0257914991259585</text:p>
          </table:table-cell>
          <table:table-cell office:value-type="float" office:value="0.0255472038445256" calcext:value-type="float">
            <text:p>0.0255472038445256</text:p>
          </table:table-cell>
          <table:table-cell office:value-type="float" office:value="0.0260357944073915" calcext:value-type="float">
            <text:p>0.0260357944073915</text:p>
          </table:table-cell>
          <table:table-cell office:value-type="float" office:value="0.023098355885173" calcext:value-type="float">
            <text:p>0.023098355885173</text:p>
          </table:table-cell>
          <table:table-cell office:value-type="float" office:value="0.0228716319339653" calcext:value-type="float">
            <text:p>0.0228716319339653</text:p>
          </table:table-cell>
          <table:table-cell office:value-type="float" office:value="0.0233250798363806" calcext:value-type="float">
            <text:p>0.0233250798363806</text:p>
          </table:table-cell>
          <table:table-cell office:value-type="float" office:value="0.0251105838735274" calcext:value-type="float">
            <text:p>0.0251105838735274</text:p>
          </table:table-cell>
          <table:table-cell office:value-type="float" office:value="0.0245056679444599" calcext:value-type="float">
            <text:p>0.0245056679444599</text:p>
          </table:table-cell>
          <table:table-cell office:value-type="float" office:value="0.0257154998025949" calcext:value-type="float">
            <text:p>0.0257154998025949</text:p>
          </table:table-cell>
          <table:table-cell office:value-type="float" office:value="0.0598376046097287" calcext:value-type="float">
            <text:p>0.0598376046097287</text:p>
          </table:table-cell>
          <table:table-cell office:value-type="float" office:value="0.0590130375069162" calcext:value-type="float">
            <text:p>0.0590130375069162</text:p>
          </table:table-cell>
          <table:table-cell office:value-type="float" office:value="0.0606621717125412" calcext:value-type="float">
            <text:p>0.0606621717125412</text:p>
          </table:table-cell>
          <table:table-cell office:value-type="float" office:value="0.0598376046097287" calcext:value-type="float">
            <text:p>0.0598376046097287</text:p>
          </table:table-cell>
          <table:table-cell office:value-type="float" office:value="0.0590130375069162" calcext:value-type="float">
            <text:p>0.0590130375069162</text:p>
          </table:table-cell>
          <table:table-cell office:value-type="float" office:value="0.0606621717125412" calcext:value-type="float">
            <text:p>0.0606621717125412</text:p>
          </table:table-cell>
          <table:table-cell office:value-type="float" office:value="0.0359479552914337" calcext:value-type="float">
            <text:p>0.0359479552914337</text:p>
          </table:table-cell>
          <table:table-cell office:value-type="float" office:value="0.0352506900006486" calcext:value-type="float">
            <text:p>0.0352506900006486</text:p>
          </table:table-cell>
          <table:table-cell office:value-type="float" office:value="0.0366452205822188" calcext:value-type="float">
            <text:p>0.0366452205822188</text:p>
          </table:table-cell>
          <table:table-cell office:value-type="float" office:value="0.025946517597909" calcext:value-type="float">
            <text:p>0.025946517597909</text:p>
          </table:table-cell>
          <table:table-cell office:value-type="float" office:value="0.0256880477021648" calcext:value-type="float">
            <text:p>0.0256880477021648</text:p>
          </table:table-cell>
          <table:table-cell office:value-type="float" office:value="0.0262049874936532" calcext:value-type="float">
            <text:p>0.0262049874936532</text:p>
          </table:table-cell>
          <table:table-cell office:value-type="float" office:value="0.0168321127390843" calcext:value-type="float">
            <text:p>0.0168321127390843</text:p>
          </table:table-cell>
          <table:table-cell office:value-type="float" office:value="0.0166120212392371" calcext:value-type="float">
            <text:p>0.0166120212392371</text:p>
          </table:table-cell>
          <table:table-cell office:value-type="float" office:value="0.0170522042389315" calcext:value-type="float">
            <text:p>0.0170522042389315</text:p>
          </table:table-cell>
          <table:table-cell office:value-type="float" office:value="0.0168321127390843" calcext:value-type="float">
            <text:p>0.0168321127390843</text:p>
          </table:table-cell>
          <table:table-cell office:value-type="float" office:value="0.0166120212392371" calcext:value-type="float">
            <text:p>0.0166120212392371</text:p>
          </table:table-cell>
          <table:table-cell office:value-type="float" office:value="0.0170522042389315" calcext:value-type="float">
            <text:p>0.0170522042389315</text:p>
          </table:table-cell>
          <table:table-cell office:value-type="float" office:value="0.0202433004506063" calcext:value-type="float">
            <text:p>0.0202433004506063</text:p>
          </table:table-cell>
          <table:table-cell office:value-type="float" office:value="0.0200106428672128" calcext:value-type="float">
            <text:p>0.0200106428672128</text:p>
          </table:table-cell>
          <table:table-cell office:value-type="float" office:value="0.0204759580339997" calcext:value-type="float">
            <text:p>0.0204759580339997</text:p>
          </table:table-cell>
          <table:table-cell office:value-type="float" office:value="2.18314304166667" calcext:value-type="float">
            <text:p>2.18314304166667</text:p>
          </table:table-cell>
        </table:table-row>
        <table:table-row table:style-name="ro1">
          <table:table-cell office:value-type="string" calcext:value-type="string">
            <text:p>bh_posdep_null_fd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531340733375" calcext:value-type="float">
            <text:p>0.06531340733375</text:p>
          </table:table-cell>
          <table:table-cell office:value-type="float" office:value="0.08868659266625" calcext:value-type="float">
            <text:p>0.08868659266625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354606532735919" calcext:value-type="float">
            <text:p>0.0354606532735919</text:p>
          </table:table-cell>
          <table:table-cell office:value-type="float" office:value="0.0535393467264081" calcext:value-type="float">
            <text:p>0.0535393467264081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354606532735919" calcext:value-type="float">
            <text:p>0.0354606532735919</text:p>
          </table:table-cell>
          <table:table-cell office:value-type="float" office:value="0.0535393467264081" calcext:value-type="float">
            <text:p>0.053539346726408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40920423390754" calcext:value-type="float">
            <text:p>0.0440920423390754</text:p>
          </table:table-cell>
          <table:table-cell office:value-type="float" office:value="0.0639079576609246" calcext:value-type="float">
            <text:p>0.0639079576609246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345581205707507" calcext:value-type="float">
            <text:p>0.0345581205707507</text:p>
          </table:table-cell>
          <table:table-cell office:value-type="float" office:value="0.0524418794292493" calcext:value-type="float">
            <text:p>0.0524418794292493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9459028136104" calcext:value-type="float">
            <text:p>0.019459028136104</text:p>
          </table:table-cell>
          <table:table-cell office:value-type="float" office:value="0.033540971863896" calcext:value-type="float">
            <text:p>0.033540971863896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9459028136104" calcext:value-type="float">
            <text:p>0.019459028136104</text:p>
          </table:table-cell>
          <table:table-cell office:value-type="float" office:value="0.033540971863896" calcext:value-type="float">
            <text:p>0.033540971863896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29618370651845" calcext:value-type="float">
            <text:p>0.0229618370651845</text:p>
          </table:table-cell>
          <table:table-cell office:value-type="float" office:value="0.0380381629348155" calcext:value-type="float">
            <text:p>0.03803816293481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256120340600888" calcext:value-type="float">
            <text:p>0.0256120340600888</text:p>
          </table:table-cell>
          <table:table-cell office:value-type="float" office:value="0.0413879659399112" calcext:value-type="float">
            <text:p>0.041387965939911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1718101475868" calcext:value-type="float">
            <text:p>0.0121718101475868</text:p>
          </table:table-cell>
          <table:table-cell office:value-type="float" office:value="0.0238281898524132" calcext:value-type="float">
            <text:p>0.023828189852413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1718101475868" calcext:value-type="float">
            <text:p>0.0121718101475868</text:p>
          </table:table-cell>
          <table:table-cell office:value-type="float" office:value="0.0238281898524132" calcext:value-type="float">
            <text:p>0.0238281898524132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68593322956142" calcext:value-type="float">
            <text:p>0.0168593322956142</text:p>
          </table:table-cell>
          <table:table-cell office:value-type="float" office:value="0.0301406677043858" calcext:value-type="float">
            <text:p>0.0301406677043858</text:p>
          </table:table-cell>
          <table:table-cell office:value-type="float" office:value="2.304901875" calcext:value-type="float">
            <text:p>2.304901875</text:p>
          </table:table-cell>
        </table:table-row>
        <table:table-row table:style-name="ro1">
          <table:table-cell office:value-type="string" calcext:value-type="string">
            <text:p>bh_posdep_posonly_fdp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9495016932236" calcext:value-type="float">
            <text:p>0.039495016932236</text:p>
          </table:table-cell>
          <table:table-cell office:value-type="float" office:value="0.0361780898919762" calcext:value-type="float">
            <text:p>0.0361780898919762</text:p>
          </table:table-cell>
          <table:table-cell office:value-type="float" office:value="0.0428119439724959" calcext:value-type="float">
            <text:p>0.0428119439724959</text:p>
          </table:table-cell>
          <table:table-cell office:value-type="float" office:value="0.0378888468460533" calcext:value-type="float">
            <text:p>0.0378888468460533</text:p>
          </table:table-cell>
          <table:table-cell office:value-type="float" office:value="0.0349436356424329" calcext:value-type="float">
            <text:p>0.0349436356424329</text:p>
          </table:table-cell>
          <table:table-cell office:value-type="float" office:value="0.0408340580496737" calcext:value-type="float">
            <text:p>0.0408340580496737</text:p>
          </table:table-cell>
          <table:table-cell office:value-type="float" office:value="0.0378888468460533" calcext:value-type="float">
            <text:p>0.0378888468460533</text:p>
          </table:table-cell>
          <table:table-cell office:value-type="float" office:value="0.0349436356424329" calcext:value-type="float">
            <text:p>0.0349436356424329</text:p>
          </table:table-cell>
          <table:table-cell office:value-type="float" office:value="0.0408340580496737" calcext:value-type="float">
            <text:p>0.0408340580496737</text:p>
          </table:table-cell>
          <table:table-cell office:value-type="float" office:value="0.0249795839567308" calcext:value-type="float">
            <text:p>0.0249795839567308</text:p>
          </table:table-cell>
          <table:table-cell office:value-type="float" office:value="0.0227547156936397" calcext:value-type="float">
            <text:p>0.0227547156936397</text:p>
          </table:table-cell>
          <table:table-cell office:value-type="float" office:value="0.0272044522198219" calcext:value-type="float">
            <text:p>0.0272044522198219</text:p>
          </table:table-cell>
          <table:table-cell office:value-type="float" office:value="0.0359015189464908" calcext:value-type="float">
            <text:p>0.0359015189464908</text:p>
          </table:table-cell>
          <table:table-cell office:value-type="float" office:value="0.0332997268397058" calcext:value-type="float">
            <text:p>0.0332997268397058</text:p>
          </table:table-cell>
          <table:table-cell office:value-type="float" office:value="0.0385033110532758" calcext:value-type="float">
            <text:p>0.0385033110532758</text:p>
          </table:table-cell>
          <table:table-cell office:value-type="float" office:value="0.018172938797953" calcext:value-type="float">
            <text:p>0.018172938797953</text:p>
          </table:table-cell>
          <table:table-cell office:value-type="float" office:value="0.0165696637857049" calcext:value-type="float">
            <text:p>0.0165696637857049</text:p>
          </table:table-cell>
          <table:table-cell office:value-type="float" office:value="0.0197762138102011" calcext:value-type="float">
            <text:p>0.0197762138102011</text:p>
          </table:table-cell>
          <table:table-cell office:value-type="float" office:value="0.018172938797953" calcext:value-type="float">
            <text:p>0.018172938797953</text:p>
          </table:table-cell>
          <table:table-cell office:value-type="float" office:value="0.0165696637857049" calcext:value-type="float">
            <text:p>0.0165696637857049</text:p>
          </table:table-cell>
          <table:table-cell office:value-type="float" office:value="0.0197762138102011" calcext:value-type="float">
            <text:p>0.0197762138102011</text:p>
          </table:table-cell>
          <table:table-cell office:value-type="float" office:value="0.0232069417444613" calcext:value-type="float">
            <text:p>0.0232069417444613</text:p>
          </table:table-cell>
          <table:table-cell office:value-type="float" office:value="0.0215129737186298" calcext:value-type="float">
            <text:p>0.0215129737186298</text:p>
          </table:table-cell>
          <table:table-cell office:value-type="float" office:value="0.0249009097702927" calcext:value-type="float">
            <text:p>0.024900909770292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07680761900444" calcext:value-type="float">
            <text:p>0.0207680761900444</text:p>
          </table:table-cell>
          <table:table-cell office:value-type="float" office:value="0.0352319238099556" calcext:value-type="float">
            <text:p>0.0352319238099556</text:p>
          </table:table-cell>
          <table:table-cell office:value-type="float" office:value="0.704" calcext:value-type="float">
            <text:p>0.704</text:p>
          </table:table-cell>
          <table:table-cell office:value-type="float" office:value="0.683988765600372" calcext:value-type="float">
            <text:p>0.683988765600372</text:p>
          </table:table-cell>
          <table:table-cell office:value-type="float" office:value="0.724011234399628" calcext:value-type="float">
            <text:p>0.724011234399628</text:p>
          </table:table-cell>
          <table:table-cell office:value-type="float" office:value="0.704" calcext:value-type="float">
            <text:p>0.704</text:p>
          </table:table-cell>
          <table:table-cell office:value-type="float" office:value="0.683988765600372" calcext:value-type="float">
            <text:p>0.683988765600372</text:p>
          </table:table-cell>
          <table:table-cell office:value-type="float" office:value="0.724011234399628" calcext:value-type="float">
            <text:p>0.724011234399628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68593322956142" calcext:value-type="float">
            <text:p>0.0168593322956142</text:p>
          </table:table-cell>
          <table:table-cell office:value-type="float" office:value="0.0301406677043858" calcext:value-type="float">
            <text:p>0.0301406677043858</text:p>
          </table:table-cell>
          <table:table-cell office:value-type="float" office:value="2.19385408333333" calcext:value-type="float">
            <text:p>2.19385408333333</text:p>
          </table:table-cell>
        </table:table-row>
        <table:table-row table:style-name="ro1">
          <table:table-cell office:value-type="string" calcext:value-type="string">
            <text:p>bh_posdep_negonly_fdp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44226400351265" calcext:value-type="float">
            <text:p>0.0444226400351265</text:p>
          </table:table-cell>
          <table:table-cell office:value-type="float" office:value="0.0405018419103069" calcext:value-type="float">
            <text:p>0.0405018419103069</text:p>
          </table:table-cell>
          <table:table-cell office:value-type="float" office:value="0.0483434381599461" calcext:value-type="float">
            <text:p>0.0483434381599461</text:p>
          </table:table-cell>
          <table:table-cell office:value-type="float" office:value="0.0417556468406304" calcext:value-type="float">
            <text:p>0.0417556468406304</text:p>
          </table:table-cell>
          <table:table-cell office:value-type="float" office:value="0.0385551543918468" calcext:value-type="float">
            <text:p>0.0385551543918468</text:p>
          </table:table-cell>
          <table:table-cell office:value-type="float" office:value="0.0449561392894141" calcext:value-type="float">
            <text:p>0.0449561392894141</text:p>
          </table:table-cell>
          <table:table-cell office:value-type="float" office:value="0.0417556468406304" calcext:value-type="float">
            <text:p>0.0417556468406304</text:p>
          </table:table-cell>
          <table:table-cell office:value-type="float" office:value="0.0385551543918468" calcext:value-type="float">
            <text:p>0.0385551543918468</text:p>
          </table:table-cell>
          <table:table-cell office:value-type="float" office:value="0.0449561392894141" calcext:value-type="float">
            <text:p>0.0449561392894141</text:p>
          </table:table-cell>
          <table:table-cell office:value-type="float" office:value="0.0286600315838441" calcext:value-type="float">
            <text:p>0.0286600315838441</text:p>
          </table:table-cell>
          <table:table-cell office:value-type="float" office:value="0.0259026638666911" calcext:value-type="float">
            <text:p>0.0259026638666911</text:p>
          </table:table-cell>
          <table:table-cell office:value-type="float" office:value="0.031417399300997" calcext:value-type="float">
            <text:p>0.03141739930099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78335847138419" calcext:value-type="float">
            <text:p>0.0278335847138419</text:p>
          </table:table-cell>
          <table:table-cell office:value-type="float" office:value="0.0441664152861581" calcext:value-type="float">
            <text:p>0.0441664152861581</text:p>
          </table:table-cell>
          <table:table-cell office:value-type="float" office:value="0.701" calcext:value-type="float">
            <text:p>0.701</text:p>
          </table:table-cell>
          <table:table-cell office:value-type="float" office:value="0.680930511818752" calcext:value-type="float">
            <text:p>0.680930511818752</text:p>
          </table:table-cell>
          <table:table-cell office:value-type="float" office:value="0.721069488181248" calcext:value-type="float">
            <text:p>0.721069488181248</text:p>
          </table:table-cell>
          <table:table-cell office:value-type="float" office:value="0.701" calcext:value-type="float">
            <text:p>0.701</text:p>
          </table:table-cell>
          <table:table-cell office:value-type="float" office:value="0.680930511818752" calcext:value-type="float">
            <text:p>0.680930511818752</text:p>
          </table:table-cell>
          <table:table-cell office:value-type="float" office:value="0.721069488181248" calcext:value-type="float">
            <text:p>0.721069488181248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23843209164966" calcext:value-type="float">
            <text:p>0.023843209164966</text:p>
          </table:table-cell>
          <table:table-cell office:value-type="float" office:value="0.039156790835034" calcext:value-type="float">
            <text:p>0.039156790835034</text:p>
          </table:table-cell>
          <table:table-cell office:value-type="float" office:value="0.0374346884726963" calcext:value-type="float">
            <text:p>0.0374346884726963</text:p>
          </table:table-cell>
          <table:table-cell office:value-type="float" office:value="0.0349015853237611" calcext:value-type="float">
            <text:p>0.0349015853237611</text:p>
          </table:table-cell>
          <table:table-cell office:value-type="float" office:value="0.0399677916216315" calcext:value-type="float">
            <text:p>0.0399677916216315</text:p>
          </table:table-cell>
          <table:table-cell office:value-type="float" office:value="0.01966194408788" calcext:value-type="float">
            <text:p>0.01966194408788</text:p>
          </table:table-cell>
          <table:table-cell office:value-type="float" office:value="0.0181424969367138" calcext:value-type="float">
            <text:p>0.0181424969367138</text:p>
          </table:table-cell>
          <table:table-cell office:value-type="float" office:value="0.0211813912390462" calcext:value-type="float">
            <text:p>0.0211813912390462</text:p>
          </table:table-cell>
          <table:table-cell office:value-type="float" office:value="0.01966194408788" calcext:value-type="float">
            <text:p>0.01966194408788</text:p>
          </table:table-cell>
          <table:table-cell office:value-type="float" office:value="0.0181424969367138" calcext:value-type="float">
            <text:p>0.0181424969367138</text:p>
          </table:table-cell>
          <table:table-cell office:value-type="float" office:value="0.0211813912390462" calcext:value-type="float">
            <text:p>0.0211813912390462</text:p>
          </table:table-cell>
          <table:table-cell office:value-type="float" office:value="0.0246434430168222" calcext:value-type="float">
            <text:p>0.0246434430168222</text:p>
          </table:table-cell>
          <table:table-cell office:value-type="float" office:value="0.0230336796190248" calcext:value-type="float">
            <text:p>0.0230336796190248</text:p>
          </table:table-cell>
          <table:table-cell office:value-type="float" office:value="0.0262532064146196" calcext:value-type="float">
            <text:p>0.0262532064146196</text:p>
          </table:table-cell>
          <table:table-cell office:value-type="float" office:value="2.1521295" calcext:value-type="float">
            <text:p>2.1521295</text:p>
          </table:table-cell>
        </table:table-row>
        <table:table-row table:style-name="ro1">
          <table:table-cell office:value-type="string" calcext:value-type="string">
            <text:p>bh_posdep_balanced_fdp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66557797459465" calcext:value-type="float">
            <text:p>0.0366557797459465</text:p>
          </table:table-cell>
          <table:table-cell office:value-type="float" office:value="0.0345354864774191" calcext:value-type="float">
            <text:p>0.0345354864774191</text:p>
          </table:table-cell>
          <table:table-cell office:value-type="float" office:value="0.0387760730144738" calcext:value-type="float">
            <text:p>0.0387760730144738</text:p>
          </table:table-cell>
          <table:table-cell office:value-type="float" office:value="0.0266061633411371" calcext:value-type="float">
            <text:p>0.0266061633411371</text:p>
          </table:table-cell>
          <table:table-cell office:value-type="float" office:value="0.0252861843388681" calcext:value-type="float">
            <text:p>0.0252861843388681</text:p>
          </table:table-cell>
          <table:table-cell office:value-type="float" office:value="0.027926142343406" calcext:value-type="float">
            <text:p>0.027926142343406</text:p>
          </table:table-cell>
          <table:table-cell office:value-type="float" office:value="0.0266061633411371" calcext:value-type="float">
            <text:p>0.0266061633411371</text:p>
          </table:table-cell>
          <table:table-cell office:value-type="float" office:value="0.0252861843388681" calcext:value-type="float">
            <text:p>0.0252861843388681</text:p>
          </table:table-cell>
          <table:table-cell office:value-type="float" office:value="0.027926142343406" calcext:value-type="float">
            <text:p>0.027926142343406</text:p>
          </table:table-cell>
          <table:table-cell office:value-type="float" office:value="0.0287821537288507" calcext:value-type="float">
            <text:p>0.0287821537288507</text:p>
          </table:table-cell>
          <table:table-cell office:value-type="float" office:value="0.0271952742988153" calcext:value-type="float">
            <text:p>0.0271952742988153</text:p>
          </table:table-cell>
          <table:table-cell office:value-type="float" office:value="0.0303690331588862" calcext:value-type="float">
            <text:p>0.0303690331588862</text:p>
          </table:table-cell>
          <table:table-cell office:value-type="float" office:value="0.0237858133497193" calcext:value-type="float">
            <text:p>0.0237858133497193</text:p>
          </table:table-cell>
          <table:table-cell office:value-type="float" office:value="0.0220915198300507" calcext:value-type="float">
            <text:p>0.0220915198300507</text:p>
          </table:table-cell>
          <table:table-cell office:value-type="float" office:value="0.0254801068693878" calcext:value-type="float">
            <text:p>0.0254801068693878</text:p>
          </table:table-cell>
          <table:table-cell office:value-type="float" office:value="0.0192090819772721" calcext:value-type="float">
            <text:p>0.0192090819772721</text:p>
          </table:table-cell>
          <table:table-cell office:value-type="float" office:value="0.017986800924754" calcext:value-type="float">
            <text:p>0.017986800924754</text:p>
          </table:table-cell>
          <table:table-cell office:value-type="float" office:value="0.0204313630297902" calcext:value-type="float">
            <text:p>0.0204313630297902</text:p>
          </table:table-cell>
          <table:table-cell office:value-type="float" office:value="0.0192090819772721" calcext:value-type="float">
            <text:p>0.0192090819772721</text:p>
          </table:table-cell>
          <table:table-cell office:value-type="float" office:value="0.017986800924754" calcext:value-type="float">
            <text:p>0.017986800924754</text:p>
          </table:table-cell>
          <table:table-cell office:value-type="float" office:value="0.0204313630297902" calcext:value-type="float">
            <text:p>0.0204313630297902</text:p>
          </table:table-cell>
          <table:table-cell office:value-type="float" office:value="0.0199253409020789" calcext:value-type="float">
            <text:p>0.0199253409020789</text:p>
          </table:table-cell>
          <table:table-cell office:value-type="float" office:value="0.0185952774216837" calcext:value-type="float">
            <text:p>0.0185952774216837</text:p>
          </table:table-cell>
          <table:table-cell office:value-type="float" office:value="0.021255404382474" calcext:value-type="float">
            <text:p>0.021255404382474</text:p>
          </table:table-cell>
          <table:table-cell office:value-type="float" office:value="0.0269711797726502" calcext:value-type="float">
            <text:p>0.0269711797726502</text:p>
          </table:table-cell>
          <table:table-cell office:value-type="float" office:value="0.0249864459073158" calcext:value-type="float">
            <text:p>0.0249864459073158</text:p>
          </table:table-cell>
          <table:table-cell office:value-type="float" office:value="0.0289559136379846" calcext:value-type="float">
            <text:p>0.0289559136379846</text:p>
          </table:table-cell>
          <table:table-cell office:value-type="float" office:value="0.0219294726895836" calcext:value-type="float">
            <text:p>0.0219294726895836</text:p>
          </table:table-cell>
          <table:table-cell office:value-type="float" office:value="0.0204883501822364" calcext:value-type="float">
            <text:p>0.0204883501822364</text:p>
          </table:table-cell>
          <table:table-cell office:value-type="float" office:value="0.0233705951969308" calcext:value-type="float">
            <text:p>0.0233705951969308</text:p>
          </table:table-cell>
          <table:table-cell office:value-type="float" office:value="0.0219294726895836" calcext:value-type="float">
            <text:p>0.0219294726895836</text:p>
          </table:table-cell>
          <table:table-cell office:value-type="float" office:value="0.0204883501822364" calcext:value-type="float">
            <text:p>0.0204883501822364</text:p>
          </table:table-cell>
          <table:table-cell office:value-type="float" office:value="0.0233705951969308" calcext:value-type="float">
            <text:p>0.0233705951969308</text:p>
          </table:table-cell>
          <table:table-cell office:value-type="float" office:value="0.0228023762989048" calcext:value-type="float">
            <text:p>0.0228023762989048</text:p>
          </table:table-cell>
          <table:table-cell office:value-type="float" office:value="0.0212313275923596" calcext:value-type="float">
            <text:p>0.0212313275923596</text:p>
          </table:table-cell>
          <table:table-cell office:value-type="float" office:value="0.0243734250054499" calcext:value-type="float">
            <text:p>0.0243734250054499</text:p>
          </table:table-cell>
          <table:table-cell office:value-type="float" office:value="2.176407625" calcext:value-type="float">
            <text:p>2.176407625</text:p>
          </table:table-cell>
        </table:table-row>
        <table:table-row table:style-name="ro1">
          <table:table-cell office:value-type="string" calcext:value-type="string">
            <text:p>bh_posdep_unbalanced_fdp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25469980130454" calcext:value-type="float">
            <text:p>0.0325469980130454</text:p>
          </table:table-cell>
          <table:table-cell office:value-type="float" office:value="0.0306572945114076" calcext:value-type="float">
            <text:p>0.0306572945114076</text:p>
          </table:table-cell>
          <table:table-cell office:value-type="float" office:value="0.0344367015146832" calcext:value-type="float">
            <text:p>0.0344367015146832</text:p>
          </table:table-cell>
          <table:table-cell office:value-type="float" office:value="0.0254419288738644" calcext:value-type="float">
            <text:p>0.0254419288738644</text:p>
          </table:table-cell>
          <table:table-cell office:value-type="float" office:value="0.0242652815323614" calcext:value-type="float">
            <text:p>0.0242652815323614</text:p>
          </table:table-cell>
          <table:table-cell office:value-type="float" office:value="0.0266185762153673" calcext:value-type="float">
            <text:p>0.0266185762153673</text:p>
          </table:table-cell>
          <table:table-cell office:value-type="float" office:value="0.0254419288738644" calcext:value-type="float">
            <text:p>0.0254419288738644</text:p>
          </table:table-cell>
          <table:table-cell office:value-type="float" office:value="0.0242652815323614" calcext:value-type="float">
            <text:p>0.0242652815323614</text:p>
          </table:table-cell>
          <table:table-cell office:value-type="float" office:value="0.0266185762153673" calcext:value-type="float">
            <text:p>0.0266185762153673</text:p>
          </table:table-cell>
          <table:table-cell office:value-type="float" office:value="0.0243098631068958" calcext:value-type="float">
            <text:p>0.0243098631068958</text:p>
          </table:table-cell>
          <table:table-cell office:value-type="float" office:value="0.0229255863072188" calcext:value-type="float">
            <text:p>0.0229255863072188</text:p>
          </table:table-cell>
          <table:table-cell office:value-type="float" office:value="0.0256941399065727" calcext:value-type="float">
            <text:p>0.0256941399065727</text:p>
          </table:table-cell>
          <table:table-cell office:value-type="float" office:value="0.0221515026249057" calcext:value-type="float">
            <text:p>0.0221515026249057</text:p>
          </table:table-cell>
          <table:table-cell office:value-type="float" office:value="0.0202563592115378" calcext:value-type="float">
            <text:p>0.0202563592115378</text:p>
          </table:table-cell>
          <table:table-cell office:value-type="float" office:value="0.0240466460382737" calcext:value-type="float">
            <text:p>0.0240466460382737</text:p>
          </table:table-cell>
          <table:table-cell office:value-type="float" office:value="0.0361391763955705" calcext:value-type="float">
            <text:p>0.0361391763955705</text:p>
          </table:table-cell>
          <table:table-cell office:value-type="float" office:value="0.0342805831218426" calcext:value-type="float">
            <text:p>0.0342805831218426</text:p>
          </table:table-cell>
          <table:table-cell office:value-type="float" office:value="0.0379977696692983" calcext:value-type="float">
            <text:p>0.0379977696692983</text:p>
          </table:table-cell>
          <table:table-cell office:value-type="float" office:value="0.0361391763955705" calcext:value-type="float">
            <text:p>0.0361391763955705</text:p>
          </table:table-cell>
          <table:table-cell office:value-type="float" office:value="0.0342805831218426" calcext:value-type="float">
            <text:p>0.0342805831218426</text:p>
          </table:table-cell>
          <table:table-cell office:value-type="float" office:value="0.0379977696692983" calcext:value-type="float">
            <text:p>0.0379977696692983</text:p>
          </table:table-cell>
          <table:table-cell office:value-type="float" office:value="0.0243759111537602" calcext:value-type="float">
            <text:p>0.0243759111537602</text:p>
          </table:table-cell>
          <table:table-cell office:value-type="float" office:value="0.022615959110009" calcext:value-type="float">
            <text:p>0.022615959110009</text:p>
          </table:table-cell>
          <table:table-cell office:value-type="float" office:value="0.0261358631975114" calcext:value-type="float">
            <text:p>0.0261358631975114</text:p>
          </table:table-cell>
          <table:table-cell office:value-type="float" office:value="0.0258058164157788" calcext:value-type="float">
            <text:p>0.0258058164157788</text:p>
          </table:table-cell>
          <table:table-cell office:value-type="float" office:value="0.024155412467845" calcext:value-type="float">
            <text:p>0.024155412467845</text:p>
          </table:table-cell>
          <table:table-cell office:value-type="float" office:value="0.0274562203637125" calcext:value-type="float">
            <text:p>0.0274562203637125</text:p>
          </table:table-cell>
          <table:table-cell office:value-type="float" office:value="0.0154775632021823" calcext:value-type="float">
            <text:p>0.0154775632021823</text:p>
          </table:table-cell>
          <table:table-cell office:value-type="float" office:value="0.0144283309192539" calcext:value-type="float">
            <text:p>0.0144283309192539</text:p>
          </table:table-cell>
          <table:table-cell office:value-type="float" office:value="0.0165267954851107" calcext:value-type="float">
            <text:p>0.0165267954851107</text:p>
          </table:table-cell>
          <table:table-cell office:value-type="float" office:value="0.0154775632021823" calcext:value-type="float">
            <text:p>0.0154775632021823</text:p>
          </table:table-cell>
          <table:table-cell office:value-type="float" office:value="0.0144283309192539" calcext:value-type="float">
            <text:p>0.0144283309192539</text:p>
          </table:table-cell>
          <table:table-cell office:value-type="float" office:value="0.0165267954851107" calcext:value-type="float">
            <text:p>0.0165267954851107</text:p>
          </table:table-cell>
          <table:table-cell office:value-type="float" office:value="0.017529816738933" calcext:value-type="float">
            <text:p>0.017529816738933</text:p>
          </table:table-cell>
          <table:table-cell office:value-type="float" office:value="0.0164151776398601" calcext:value-type="float">
            <text:p>0.0164151776398601</text:p>
          </table:table-cell>
          <table:table-cell office:value-type="float" office:value="0.018644455838006" calcext:value-type="float">
            <text:p>0.018644455838006</text:p>
          </table:table-cell>
          <table:table-cell office:value-type="float" office:value="2.166016" calcext:value-type="float">
            <text:p>2.166016</text:p>
          </table:table-cell>
        </table:table-row>
        <table:table-row table:style-name="ro1">
          <table:table-cell office:value-type="string" calcext:value-type="string">
            <text:p>bky_indep_null_fd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21463110464565" calcext:value-type="float">
            <text:p>0.0821463110464565</text:p>
          </table:table-cell>
          <table:table-cell office:value-type="float" office:value="0.107853688953544" calcext:value-type="float">
            <text:p>0.107853688953544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381755979550355" calcext:value-type="float">
            <text:p>0.0381755979550355</text:p>
          </table:table-cell>
          <table:table-cell office:value-type="float" office:value="0.0568244020449645" calcext:value-type="float">
            <text:p>0.0568244020449645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381755979550355" calcext:value-type="float">
            <text:p>0.0381755979550355</text:p>
          </table:table-cell>
          <table:table-cell office:value-type="float" office:value="0.0568244020449645" calcext:value-type="float">
            <text:p>0.0568244020449645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0826160905061643" calcext:value-type="float">
            <text:p>0.0826160905061643</text:p>
          </table:table-cell>
          <table:table-cell office:value-type="float" office:value="0.108383909493836" calcext:value-type="float">
            <text:p>0.108383909493836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436354133014014" calcext:value-type="float">
            <text:p>0.0436354133014014</text:p>
          </table:table-cell>
          <table:table-cell office:value-type="float" office:value="0.0633645866985986" calcext:value-type="float">
            <text:p>0.0633645866985986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12056679969293" calcext:value-type="float">
            <text:p>0.0212056679969293</text:p>
          </table:table-cell>
          <table:table-cell office:value-type="float" office:value="0.0357943320030707" calcext:value-type="float">
            <text:p>0.035794332003070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12056679969293" calcext:value-type="float">
            <text:p>0.0212056679969293</text:p>
          </table:table-cell>
          <table:table-cell office:value-type="float" office:value="0.0357943320030707" calcext:value-type="float">
            <text:p>0.035794332003070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40920423390754" calcext:value-type="float">
            <text:p>0.0440920423390754</text:p>
          </table:table-cell>
          <table:table-cell office:value-type="float" office:value="0.0639079576609246" calcext:value-type="float">
            <text:p>0.0639079576609246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345581205707507" calcext:value-type="float">
            <text:p>0.0345581205707507</text:p>
          </table:table-cell>
          <table:table-cell office:value-type="float" office:value="0.0524418794292493" calcext:value-type="float">
            <text:p>0.052441879429249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7144586579749" calcext:value-type="float">
            <text:p>0.0147144586579749</text:p>
          </table:table-cell>
          <table:table-cell office:value-type="float" office:value="0.0272855413420251" calcext:value-type="float">
            <text:p>0.027285541342025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7144586579749" calcext:value-type="float">
            <text:p>0.0147144586579749</text:p>
          </table:table-cell>
          <table:table-cell office:value-type="float" office:value="0.0272855413420251" calcext:value-type="float">
            <text:p>0.0272855413420251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345581205707507" calcext:value-type="float">
            <text:p>0.0345581205707507</text:p>
          </table:table-cell>
          <table:table-cell office:value-type="float" office:value="0.0524418794292493" calcext:value-type="float">
            <text:p>0.0524418794292493</text:p>
          </table:table-cell>
          <table:table-cell office:value-type="float" office:value="93.935012" calcext:value-type="float">
            <text:p>93.935012</text:p>
          </table:table-cell>
        </table:table-row>
        <table:table-row table:style-name="ro1">
          <table:table-cell office:value-type="string" calcext:value-type="string">
            <text:p>bky_indep_posonly_fdp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67789347470208" calcext:value-type="float">
            <text:p>0.0467789347470208</text:p>
          </table:table-cell>
          <table:table-cell office:value-type="float" office:value="0.0463036444779115" calcext:value-type="float">
            <text:p>0.0463036444779115</text:p>
          </table:table-cell>
          <table:table-cell office:value-type="float" office:value="0.0472542250161301" calcext:value-type="float">
            <text:p>0.0472542250161301</text:p>
          </table:table-cell>
          <table:table-cell office:value-type="float" office:value="0.0413127837488664" calcext:value-type="float">
            <text:p>0.0413127837488664</text:p>
          </table:table-cell>
          <table:table-cell office:value-type="float" office:value="0.0408421976358933" calcext:value-type="float">
            <text:p>0.0408421976358933</text:p>
          </table:table-cell>
          <table:table-cell office:value-type="float" office:value="0.0417833698618394" calcext:value-type="float">
            <text:p>0.0417833698618394</text:p>
          </table:table-cell>
          <table:table-cell office:value-type="float" office:value="0.0454479301223311" calcext:value-type="float">
            <text:p>0.0454479301223311</text:p>
          </table:table-cell>
          <table:table-cell office:value-type="float" office:value="0.0449476247282447" calcext:value-type="float">
            <text:p>0.0449476247282447</text:p>
          </table:table-cell>
          <table:table-cell office:value-type="float" office:value="0.0459482355164174" calcext:value-type="float">
            <text:p>0.0459482355164174</text:p>
          </table:table-cell>
          <table:table-cell office:value-type="float" office:value="0.0434602387077392" calcext:value-type="float">
            <text:p>0.0434602387077392</text:p>
          </table:table-cell>
          <table:table-cell office:value-type="float" office:value="0.0429973315762023" calcext:value-type="float">
            <text:p>0.0429973315762023</text:p>
          </table:table-cell>
          <table:table-cell office:value-type="float" office:value="0.0439231458392762" calcext:value-type="float">
            <text:p>0.0439231458392762</text:p>
          </table:table-cell>
          <table:table-cell office:value-type="float" office:value="0.0466714564363531" calcext:value-type="float">
            <text:p>0.0466714564363531</text:p>
          </table:table-cell>
          <table:table-cell office:value-type="float" office:value="0.0461977112579379" calcext:value-type="float">
            <text:p>0.0461977112579379</text:p>
          </table:table-cell>
          <table:table-cell office:value-type="float" office:value="0.0471452016147684" calcext:value-type="float">
            <text:p>0.0471452016147684</text:p>
          </table:table-cell>
          <table:table-cell office:value-type="float" office:value="0.0211197999305899" calcext:value-type="float">
            <text:p>0.0211197999305899</text:p>
          </table:table-cell>
          <table:table-cell office:value-type="float" office:value="0.020772423628317" calcext:value-type="float">
            <text:p>0.020772423628317</text:p>
          </table:table-cell>
          <table:table-cell office:value-type="float" office:value="0.0214671762328628" calcext:value-type="float">
            <text:p>0.0214671762328628</text:p>
          </table:table-cell>
          <table:table-cell office:value-type="float" office:value="0.0232479792225844" calcext:value-type="float">
            <text:p>0.0232479792225844</text:p>
          </table:table-cell>
          <table:table-cell office:value-type="float" office:value="0.0228882335756502" calcext:value-type="float">
            <text:p>0.0228882335756502</text:p>
          </table:table-cell>
          <table:table-cell office:value-type="float" office:value="0.0236077248695185" calcext:value-type="float">
            <text:p>0.0236077248695185</text:p>
          </table:table-cell>
          <table:table-cell office:value-type="float" office:value="0.0432993199627698" calcext:value-type="float">
            <text:p>0.0432993199627698</text:p>
          </table:table-cell>
          <table:table-cell office:value-type="float" office:value="0.042838585817307" calcext:value-type="float">
            <text:p>0.042838585817307</text:p>
          </table:table-cell>
          <table:table-cell office:value-type="float" office:value="0.0437600541082326" calcext:value-type="float">
            <text:p>0.0437600541082326</text:p>
          </table:table-cell>
          <table:table-cell office:value-type="float" office:value="0.04" calcext:value-type="float">
            <text:p>0.04</text:p>
          </table:table-cell>
          <table:table-cell office:value-type="float" office:value="0.0314097202717122" calcext:value-type="float">
            <text:p>0.0314097202717122</text:p>
          </table:table-cell>
          <table:table-cell office:value-type="float" office:value="0.0485902797282878" calcext:value-type="float">
            <text:p>0.0485902797282878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614442868295" calcext:value-type="float">
            <text:p>0.997614442868295</text:p>
          </table:table-cell>
          <table:table-cell office:value-type="float" office:value="1.00038555713171" calcext:value-type="float">
            <text:p>1.00038555713171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99852001800773" calcext:value-type="float">
            <text:p>0.99852001800773</text:p>
          </table:table-cell>
          <table:table-cell office:value-type="float" office:value="1.00047998199227" calcext:value-type="float">
            <text:p>1.0004799819922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68366947835841" calcext:value-type="float">
            <text:p>0.0468366947835841</text:p>
          </table:table-cell>
          <table:table-cell office:value-type="float" office:value="0.0671633052164159" calcext:value-type="float">
            <text:p>0.0671633052164159</text:p>
          </table:table-cell>
          <table:table-cell office:value-type="float" office:value="78.885960875" calcext:value-type="float">
            <text:p>78.885960875</text:p>
          </table:table-cell>
        </table:table-row>
        <table:table-row table:style-name="ro1">
          <table:table-cell office:value-type="string" calcext:value-type="string">
            <text:p>bky_indep_negonly_fd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89953451335944" calcext:value-type="float">
            <text:p>0.0489953451335944</text:p>
          </table:table-cell>
          <table:table-cell office:value-type="float" office:value="0.0485129656592869" calcext:value-type="float">
            <text:p>0.0485129656592869</text:p>
          </table:table-cell>
          <table:table-cell office:value-type="float" office:value="0.0494777246079018" calcext:value-type="float">
            <text:p>0.0494777246079018</text:p>
          </table:table-cell>
          <table:table-cell office:value-type="float" office:value="0.0424916342948963" calcext:value-type="float">
            <text:p>0.0424916342948963</text:p>
          </table:table-cell>
          <table:table-cell office:value-type="float" office:value="0.0419949635038928" calcext:value-type="float">
            <text:p>0.0419949635038928</text:p>
          </table:table-cell>
          <table:table-cell office:value-type="float" office:value="0.0429883050858999" calcext:value-type="float">
            <text:p>0.0429883050858999</text:p>
          </table:table-cell>
          <table:table-cell office:value-type="float" office:value="0.0469073127770558" calcext:value-type="float">
            <text:p>0.0469073127770558</text:p>
          </table:table-cell>
          <table:table-cell office:value-type="float" office:value="0.0463878403210644" calcext:value-type="float">
            <text:p>0.0463878403210644</text:p>
          </table:table-cell>
          <table:table-cell office:value-type="float" office:value="0.0474267852330471" calcext:value-type="float">
            <text:p>0.0474267852330471</text:p>
          </table:table-cell>
          <table:table-cell office:value-type="float" office:value="0.0456519274293325" calcext:value-type="float">
            <text:p>0.0456519274293325</text:p>
          </table:table-cell>
          <table:table-cell office:value-type="float" office:value="0.0451835481939715" calcext:value-type="float">
            <text:p>0.0451835481939715</text:p>
          </table:table-cell>
          <table:table-cell office:value-type="float" office:value="0.0461203066646936" calcext:value-type="float">
            <text:p>0.046120306664693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69436305708675" calcext:value-type="float">
            <text:p>0.0269436305708675</text:p>
          </table:table-cell>
          <table:table-cell office:value-type="float" office:value="0.0430563694291325" calcext:value-type="float">
            <text:p>0.0430563694291325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614442868295" calcext:value-type="float">
            <text:p>0.997614442868295</text:p>
          </table:table-cell>
          <table:table-cell office:value-type="float" office:value="1.00038555713171" calcext:value-type="float">
            <text:p>1.00038555713171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99852001800773" calcext:value-type="float">
            <text:p>0.99852001800773</text:p>
          </table:table-cell>
          <table:table-cell office:value-type="float" office:value="1.00047998199227" calcext:value-type="float">
            <text:p>1.00047998199227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99913173311165" calcext:value-type="float">
            <text:p>0.0399913173311165</text:p>
          </table:table-cell>
          <table:table-cell office:value-type="float" office:value="0.0590086826688835" calcext:value-type="float">
            <text:p>0.0590086826688835</text:p>
          </table:table-cell>
          <table:table-cell office:value-type="float" office:value="0.0489101892101914" calcext:value-type="float">
            <text:p>0.0489101892101914</text:p>
          </table:table-cell>
          <table:table-cell office:value-type="float" office:value="0.0484282360307871" calcext:value-type="float">
            <text:p>0.0484282360307871</text:p>
          </table:table-cell>
          <table:table-cell office:value-type="float" office:value="0.0493921423895958" calcext:value-type="float">
            <text:p>0.0493921423895958</text:p>
          </table:table-cell>
          <table:table-cell office:value-type="float" office:value="0.0227230749034053" calcext:value-type="float">
            <text:p>0.0227230749034053</text:p>
          </table:table-cell>
          <table:table-cell office:value-type="float" office:value="0.0223717906512171" calcext:value-type="float">
            <text:p>0.0223717906512171</text:p>
          </table:table-cell>
          <table:table-cell office:value-type="float" office:value="0.0230743591555935" calcext:value-type="float">
            <text:p>0.0230743591555935</text:p>
          </table:table-cell>
          <table:table-cell office:value-type="float" office:value="0.0250783964935438" calcext:value-type="float">
            <text:p>0.0250783964935438</text:p>
          </table:table-cell>
          <table:table-cell office:value-type="float" office:value="0.0247086274977048" calcext:value-type="float">
            <text:p>0.0247086274977048</text:p>
          </table:table-cell>
          <table:table-cell office:value-type="float" office:value="0.0254481654893828" calcext:value-type="float">
            <text:p>0.0254481654893828</text:p>
          </table:table-cell>
          <table:table-cell office:value-type="float" office:value="0.0455249672685" calcext:value-type="float">
            <text:p>0.0455249672685</text:p>
          </table:table-cell>
          <table:table-cell office:value-type="float" office:value="0.0450570136766426" calcext:value-type="float">
            <text:p>0.0450570136766426</text:p>
          </table:table-cell>
          <table:table-cell office:value-type="float" office:value="0.0459929208603575" calcext:value-type="float">
            <text:p>0.0459929208603575</text:p>
          </table:table-cell>
          <table:table-cell office:value-type="float" office:value="78.6137330416667" calcext:value-type="float">
            <text:p>78.6137330416667</text:p>
          </table:table-cell>
        </table:table-row>
        <table:table-row table:style-name="ro1">
          <table:table-cell office:value-type="string" calcext:value-type="string">
            <text:p>bky_indep_balanced_fd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18287439889278" calcext:value-type="float">
            <text:p>0.0318287439889278</text:p>
          </table:table-cell>
          <table:table-cell office:value-type="float" office:value="0.0315468680587464" calcext:value-type="float">
            <text:p>0.0315468680587464</text:p>
          </table:table-cell>
          <table:table-cell office:value-type="float" office:value="0.0321106199191091" calcext:value-type="float">
            <text:p>0.0321106199191091</text:p>
          </table:table-cell>
          <table:table-cell office:value-type="float" office:value="0.0317927443050124" calcext:value-type="float">
            <text:p>0.0317927443050124</text:p>
          </table:table-cell>
          <table:table-cell office:value-type="float" office:value="0.0315103815883154" calcext:value-type="float">
            <text:p>0.0315103815883154</text:p>
          </table:table-cell>
          <table:table-cell office:value-type="float" office:value="0.0320751070217094" calcext:value-type="float">
            <text:p>0.0320751070217094</text:p>
          </table:table-cell>
          <table:table-cell office:value-type="float" office:value="0.0429658239879397" calcext:value-type="float">
            <text:p>0.0429658239879397</text:p>
          </table:table-cell>
          <table:table-cell office:value-type="float" office:value="0.0426414207994634" calcext:value-type="float">
            <text:p>0.0426414207994634</text:p>
          </table:table-cell>
          <table:table-cell office:value-type="float" office:value="0.043290227176416" calcext:value-type="float">
            <text:p>0.043290227176416</text:p>
          </table:table-cell>
          <table:table-cell office:value-type="float" office:value="0.043061488112816" calcext:value-type="float">
            <text:p>0.043061488112816</text:p>
          </table:table-cell>
          <table:table-cell office:value-type="float" office:value="0.0427367993742077" calcext:value-type="float">
            <text:p>0.0427367993742077</text:p>
          </table:table-cell>
          <table:table-cell office:value-type="float" office:value="0.0433861768514243" calcext:value-type="float">
            <text:p>0.0433861768514243</text:p>
          </table:table-cell>
          <table:table-cell office:value-type="float" office:value="0.0308946381783387" calcext:value-type="float">
            <text:p>0.0308946381783387</text:p>
          </table:table-cell>
          <table:table-cell office:value-type="float" office:value="0.0305074496563013" calcext:value-type="float">
            <text:p>0.0305074496563013</text:p>
          </table:table-cell>
          <table:table-cell office:value-type="float" office:value="0.0312818267003761" calcext:value-type="float">
            <text:p>0.0312818267003761</text:p>
          </table:table-cell>
          <table:table-cell office:value-type="float" office:value="0.0308980514138664" calcext:value-type="float">
            <text:p>0.0308980514138664</text:p>
          </table:table-cell>
          <table:table-cell office:value-type="float" office:value="0.0305165970885755" calcext:value-type="float">
            <text:p>0.0305165970885755</text:p>
          </table:table-cell>
          <table:table-cell office:value-type="float" office:value="0.0312795057391573" calcext:value-type="float">
            <text:p>0.0312795057391573</text:p>
          </table:table-cell>
          <table:table-cell office:value-type="float" office:value="0.0420497831782854" calcext:value-type="float">
            <text:p>0.0420497831782854</text:p>
          </table:table-cell>
          <table:table-cell office:value-type="float" office:value="0.0416147378874639" calcext:value-type="float">
            <text:p>0.0416147378874639</text:p>
          </table:table-cell>
          <table:table-cell office:value-type="float" office:value="0.0424848284691069" calcext:value-type="float">
            <text:p>0.0424848284691069</text:p>
          </table:table-cell>
          <table:table-cell office:value-type="float" office:value="0.0420535433863304" calcext:value-type="float">
            <text:p>0.0420535433863304</text:p>
          </table:table-cell>
          <table:table-cell office:value-type="float" office:value="0.0416080017314026" calcext:value-type="float">
            <text:p>0.0416080017314026</text:p>
          </table:table-cell>
          <table:table-cell office:value-type="float" office:value="0.0424990850412581" calcext:value-type="float">
            <text:p>0.0424990850412581</text:p>
          </table:table-cell>
          <table:table-cell office:value-type="float" office:value="0.0326590766105693" calcext:value-type="float">
            <text:p>0.0326590766105693</text:p>
          </table:table-cell>
          <table:table-cell office:value-type="float" office:value="0.0322656464715347" calcext:value-type="float">
            <text:p>0.0322656464715347</text:p>
          </table:table-cell>
          <table:table-cell office:value-type="float" office:value="0.0330525067496039" calcext:value-type="float">
            <text:p>0.0330525067496039</text:p>
          </table:table-cell>
          <table:table-cell office:value-type="float" office:value="0.0326300041807123" calcext:value-type="float">
            <text:p>0.0326300041807123</text:p>
          </table:table-cell>
          <table:table-cell office:value-type="float" office:value="0.0322433129457462" calcext:value-type="float">
            <text:p>0.0322433129457462</text:p>
          </table:table-cell>
          <table:table-cell office:value-type="float" office:value="0.0330166954156783" calcext:value-type="float">
            <text:p>0.0330166954156783</text:p>
          </table:table-cell>
          <table:table-cell office:value-type="float" office:value="0.0438071073696233" calcext:value-type="float">
            <text:p>0.0438071073696233</text:p>
          </table:table-cell>
          <table:table-cell office:value-type="float" office:value="0.0433685967627605" calcext:value-type="float">
            <text:p>0.0433685967627605</text:p>
          </table:table-cell>
          <table:table-cell office:value-type="float" office:value="0.044245617976486" calcext:value-type="float">
            <text:p>0.044245617976486</text:p>
          </table:table-cell>
          <table:table-cell office:value-type="float" office:value="0.0439115353799957" calcext:value-type="float">
            <text:p>0.0439115353799957</text:p>
          </table:table-cell>
          <table:table-cell office:value-type="float" office:value="0.0434582246152205" calcext:value-type="float">
            <text:p>0.0434582246152205</text:p>
          </table:table-cell>
          <table:table-cell office:value-type="float" office:value="0.0443648461447709" calcext:value-type="float">
            <text:p>0.0443648461447709</text:p>
          </table:table-cell>
          <table:table-cell office:value-type="float" office:value="91.264916" calcext:value-type="float">
            <text:p>91.264916</text:p>
          </table:table-cell>
        </table:table-row>
        <table:table-row table:style-name="ro1">
          <table:table-cell office:value-type="string" calcext:value-type="string">
            <text:p>bky_indep_unbalanced_fdp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0553749979943" calcext:value-type="float">
            <text:p>0.0370553749979943</text:p>
          </table:table-cell>
          <table:table-cell office:value-type="float" office:value="0.036764347861083" calcext:value-type="float">
            <text:p>0.036764347861083</text:p>
          </table:table-cell>
          <table:table-cell office:value-type="float" office:value="0.0373464021349057" calcext:value-type="float">
            <text:p>0.0373464021349057</text:p>
          </table:table-cell>
          <table:table-cell office:value-type="float" office:value="0.0314905578783752" calcext:value-type="float">
            <text:p>0.0314905578783752</text:p>
          </table:table-cell>
          <table:table-cell office:value-type="float" office:value="0.0312210126904868" calcext:value-type="float">
            <text:p>0.0312210126904868</text:p>
          </table:table-cell>
          <table:table-cell office:value-type="float" office:value="0.0317601030662636" calcext:value-type="float">
            <text:p>0.0317601030662636</text:p>
          </table:table-cell>
          <table:table-cell office:value-type="float" office:value="0.042761006318428" calcext:value-type="float">
            <text:p>0.042761006318428</text:p>
          </table:table-cell>
          <table:table-cell office:value-type="float" office:value="0.0424522454731383" calcext:value-type="float">
            <text:p>0.0424522454731383</text:p>
          </table:table-cell>
          <table:table-cell office:value-type="float" office:value="0.0430697671637177" calcext:value-type="float">
            <text:p>0.0430697671637177</text:p>
          </table:table-cell>
          <table:table-cell office:value-type="float" office:value="0.0423634992312753" calcext:value-type="float">
            <text:p>0.0423634992312753</text:p>
          </table:table-cell>
          <table:table-cell office:value-type="float" office:value="0.0420560798561158" calcext:value-type="float">
            <text:p>0.0420560798561158</text:p>
          </table:table-cell>
          <table:table-cell office:value-type="float" office:value="0.0426709186064348" calcext:value-type="float">
            <text:p>0.0426709186064348</text:p>
          </table:table-cell>
          <table:table-cell office:value-type="float" office:value="0.0266131764306396" calcext:value-type="float">
            <text:p>0.0266131764306396</text:p>
          </table:table-cell>
          <table:table-cell office:value-type="float" office:value="0.0259741621784074" calcext:value-type="float">
            <text:p>0.0259741621784074</text:p>
          </table:table-cell>
          <table:table-cell office:value-type="float" office:value="0.0272521906828718" calcext:value-type="float">
            <text:p>0.0272521906828718</text:p>
          </table:table-cell>
          <table:table-cell office:value-type="float" office:value="0.0730054723844774" calcext:value-type="float">
            <text:p>0.0730054723844774</text:p>
          </table:table-cell>
          <table:table-cell office:value-type="float" office:value="0.0721507763353254" calcext:value-type="float">
            <text:p>0.0721507763353254</text:p>
          </table:table-cell>
          <table:table-cell office:value-type="float" office:value="0.0738601684336294" calcext:value-type="float">
            <text:p>0.0738601684336294</text:p>
          </table:table-cell>
          <table:table-cell office:value-type="float" office:value="0.0982244446055717" calcext:value-type="float">
            <text:p>0.0982244446055717</text:p>
          </table:table-cell>
          <table:table-cell office:value-type="float" office:value="0.0972935974582885" calcext:value-type="float">
            <text:p>0.0972935974582885</text:p>
          </table:table-cell>
          <table:table-cell office:value-type="float" office:value="0.0991552917528549" calcext:value-type="float">
            <text:p>0.0991552917528549</text:p>
          </table:table-cell>
          <table:table-cell office:value-type="float" office:value="0.0441509899246328" calcext:value-type="float">
            <text:p>0.0441509899246328</text:p>
          </table:table-cell>
          <table:table-cell office:value-type="float" office:value="0.0433754353756754" calcext:value-type="float">
            <text:p>0.0433754353756754</text:p>
          </table:table-cell>
          <table:table-cell office:value-type="float" office:value="0.0449265444735901" calcext:value-type="float">
            <text:p>0.0449265444735901</text:p>
          </table:table-cell>
          <table:table-cell office:value-type="float" office:value="0.0388366085690872" calcext:value-type="float">
            <text:p>0.0388366085690872</text:p>
          </table:table-cell>
          <table:table-cell office:value-type="float" office:value="0.0385151797642308" calcext:value-type="float">
            <text:p>0.0385151797642308</text:p>
          </table:table-cell>
          <table:table-cell office:value-type="float" office:value="0.0391580373739436" calcext:value-type="float">
            <text:p>0.0391580373739436</text:p>
          </table:table-cell>
          <table:table-cell office:value-type="float" office:value="0.0204594010231272" calcext:value-type="float">
            <text:p>0.0204594010231272</text:p>
          </table:table-cell>
          <table:table-cell office:value-type="float" office:value="0.0202173620158859" calcext:value-type="float">
            <text:p>0.0202173620158859</text:p>
          </table:table-cell>
          <table:table-cell office:value-type="float" office:value="0.0207014400303684" calcext:value-type="float">
            <text:p>0.0207014400303684</text:p>
          </table:table-cell>
          <table:table-cell office:value-type="float" office:value="0.0277234476417707" calcext:value-type="float">
            <text:p>0.0277234476417707</text:p>
          </table:table-cell>
          <table:table-cell office:value-type="float" office:value="0.0274453498751421" calcext:value-type="float">
            <text:p>0.0274453498751421</text:p>
          </table:table-cell>
          <table:table-cell office:value-type="float" office:value="0.0280015454083994" calcext:value-type="float">
            <text:p>0.0280015454083994</text:p>
          </table:table-cell>
          <table:table-cell office:value-type="float" office:value="0.041907850544945" calcext:value-type="float">
            <text:p>0.041907850544945</text:p>
          </table:table-cell>
          <table:table-cell office:value-type="float" office:value="0.0415702029814727" calcext:value-type="float">
            <text:p>0.0415702029814727</text:p>
          </table:table-cell>
          <table:table-cell office:value-type="float" office:value="0.0422454981084172" calcext:value-type="float">
            <text:p>0.0422454981084172</text:p>
          </table:table-cell>
          <table:table-cell office:value-type="float" office:value="89.8934157083333" calcext:value-type="float">
            <text:p>89.8934157083333</text:p>
          </table:table-cell>
        </table:table-row>
        <table:table-row table:style-name="ro1">
          <table:table-cell office:value-type="string" calcext:value-type="string">
            <text:p>bky_posdep_null_fd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685734316633962" calcext:value-type="float">
            <text:p>0.0685734316633962</text:p>
          </table:table-cell>
          <table:table-cell office:value-type="float" office:value="0.0924265683366038" calcext:value-type="float">
            <text:p>0.0924265683366038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18584490451547" calcext:value-type="float">
            <text:p>0.0318584490451547</text:p>
          </table:table-cell>
          <table:table-cell office:value-type="float" office:value="0.0491415509548453" calcext:value-type="float">
            <text:p>0.0491415509548453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18584490451547" calcext:value-type="float">
            <text:p>0.0318584490451547</text:p>
          </table:table-cell>
          <table:table-cell office:value-type="float" office:value="0.0491415509548453" calcext:value-type="float">
            <text:p>0.049141550954845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77223694709817" calcext:value-type="float">
            <text:p>0.0377223694709817</text:p>
          </table:table-cell>
          <table:table-cell office:value-type="float" office:value="0.0562776305290183" calcext:value-type="float">
            <text:p>0.056277630529018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0513361732409" calcext:value-type="float">
            <text:p>0.030513361732409</text:p>
          </table:table-cell>
          <table:table-cell office:value-type="float" office:value="0.047486638267591" calcext:value-type="float">
            <text:p>0.047486638267591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51416952595747" calcext:value-type="float">
            <text:p>0.0151416952595747</text:p>
          </table:table-cell>
          <table:table-cell office:value-type="float" office:value="0.0278583047404253" calcext:value-type="float">
            <text:p>0.0278583047404253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51416952595747" calcext:value-type="float">
            <text:p>0.0151416952595747</text:p>
          </table:table-cell>
          <table:table-cell office:value-type="float" office:value="0.0278583047404253" calcext:value-type="float">
            <text:p>0.0278583047404253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68593322956142" calcext:value-type="float">
            <text:p>0.0168593322956142</text:p>
          </table:table-cell>
          <table:table-cell office:value-type="float" office:value="0.0301406677043858" calcext:value-type="float">
            <text:p>0.0301406677043858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327569733753286" calcext:value-type="float">
            <text:p>0.0327569733753286</text:p>
          </table:table-cell>
          <table:table-cell office:value-type="float" office:value="0.0502430266246714" calcext:value-type="float">
            <text:p>0.05024302662467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0151537470212" calcext:value-type="float">
            <text:p>0.0130151537470212</text:p>
          </table:table-cell>
          <table:table-cell office:value-type="float" office:value="0.0249848462529788" calcext:value-type="float">
            <text:p>0.024984846252978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0151537470212" calcext:value-type="float">
            <text:p>0.0130151537470212</text:p>
          </table:table-cell>
          <table:table-cell office:value-type="float" office:value="0.0249848462529788" calcext:value-type="float">
            <text:p>0.0249848462529788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68593322956142" calcext:value-type="float">
            <text:p>0.0168593322956142</text:p>
          </table:table-cell>
          <table:table-cell office:value-type="float" office:value="0.0301406677043858" calcext:value-type="float">
            <text:p>0.0301406677043858</text:p>
          </table:table-cell>
          <table:table-cell office:value-type="float" office:value="87.7071139583333" calcext:value-type="float">
            <text:p>87.7071139583333</text:p>
          </table:table-cell>
        </table:table-row>
        <table:table-row table:style-name="ro1">
          <table:table-cell office:value-type="string" calcext:value-type="string">
            <text:p>bky_posdep_posonly_fdp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533446430261948" calcext:value-type="float">
            <text:p>0.0533446430261948</text:p>
          </table:table-cell>
          <table:table-cell office:value-type="float" office:value="0.0488163222249096" calcext:value-type="float">
            <text:p>0.0488163222249096</text:p>
          </table:table-cell>
          <table:table-cell office:value-type="float" office:value="0.0578729638274799" calcext:value-type="float">
            <text:p>0.0578729638274799</text:p>
          </table:table-cell>
          <table:table-cell office:value-type="float" office:value="0.0424959872275382" calcext:value-type="float">
            <text:p>0.0424959872275382</text:p>
          </table:table-cell>
          <table:table-cell office:value-type="float" office:value="0.039069670654555" calcext:value-type="float">
            <text:p>0.039069670654555</text:p>
          </table:table-cell>
          <table:table-cell office:value-type="float" office:value="0.0459223038005213" calcext:value-type="float">
            <text:p>0.0459223038005213</text:p>
          </table:table-cell>
          <table:table-cell office:value-type="float" office:value="0.0464228214188264" calcext:value-type="float">
            <text:p>0.0464228214188264</text:p>
          </table:table-cell>
          <table:table-cell office:value-type="float" office:value="0.0429220423842793" calcext:value-type="float">
            <text:p>0.0429220423842793</text:p>
          </table:table-cell>
          <table:table-cell office:value-type="float" office:value="0.0499236004533734" calcext:value-type="float">
            <text:p>0.0499236004533734</text:p>
          </table:table-cell>
          <table:table-cell office:value-type="float" office:value="0.0367452944571244" calcext:value-type="float">
            <text:p>0.0367452944571244</text:p>
          </table:table-cell>
          <table:table-cell office:value-type="float" office:value="0.0334218650280295" calcext:value-type="float">
            <text:p>0.0334218650280295</text:p>
          </table:table-cell>
          <table:table-cell office:value-type="float" office:value="0.0400687238862194" calcext:value-type="float">
            <text:p>0.0400687238862194</text:p>
          </table:table-cell>
          <table:table-cell office:value-type="float" office:value="0.0466646927734928" calcext:value-type="float">
            <text:p>0.0466646927734928</text:p>
          </table:table-cell>
          <table:table-cell office:value-type="float" office:value="0.0433407764148299" calcext:value-type="float">
            <text:p>0.0433407764148299</text:p>
          </table:table-cell>
          <table:table-cell office:value-type="float" office:value="0.0499886091321558" calcext:value-type="float">
            <text:p>0.0499886091321558</text:p>
          </table:table-cell>
          <table:table-cell office:value-type="float" office:value="0.0190311087524425" calcext:value-type="float">
            <text:p>0.0190311087524425</text:p>
          </table:table-cell>
          <table:table-cell office:value-type="float" office:value="0.0174294884483498" calcext:value-type="float">
            <text:p>0.0174294884483498</text:p>
          </table:table-cell>
          <table:table-cell office:value-type="float" office:value="0.0206327290565352" calcext:value-type="float">
            <text:p>0.0206327290565352</text:p>
          </table:table-cell>
          <table:table-cell office:value-type="float" office:value="0.02205736852191" calcext:value-type="float">
            <text:p>0.02205736852191</text:p>
          </table:table-cell>
          <table:table-cell office:value-type="float" office:value="0.0201915909370268" calcext:value-type="float">
            <text:p>0.0201915909370268</text:p>
          </table:table-cell>
          <table:table-cell office:value-type="float" office:value="0.0239231461067932" calcext:value-type="float">
            <text:p>0.0239231461067932</text:p>
          </table:table-cell>
          <table:table-cell office:value-type="float" office:value="0.0322554104019275" calcext:value-type="float">
            <text:p>0.0322554104019275</text:p>
          </table:table-cell>
          <table:table-cell office:value-type="float" office:value="0.0301971951962863" calcext:value-type="float">
            <text:p>0.0301971951962863</text:p>
          </table:table-cell>
          <table:table-cell office:value-type="float" office:value="0.0343136256075687" calcext:value-type="float">
            <text:p>0.0343136256075687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29618370651845" calcext:value-type="float">
            <text:p>0.0229618370651845</text:p>
          </table:table-cell>
          <table:table-cell office:value-type="float" office:value="0.0380381629348155" calcext:value-type="float">
            <text:p>0.0380381629348155</text:p>
          </table:table-cell>
          <table:table-cell office:value-type="float" office:value="0.735" calcext:value-type="float">
            <text:p>0.735</text:p>
          </table:table-cell>
          <table:table-cell office:value-type="float" office:value="0.715653237492797" calcext:value-type="float">
            <text:p>0.715653237492797</text:p>
          </table:table-cell>
          <table:table-cell office:value-type="float" office:value="0.754346762507203" calcext:value-type="float">
            <text:p>0.754346762507203</text:p>
          </table:table-cell>
          <table:table-cell office:value-type="float" office:value="0.763" calcext:value-type="float">
            <text:p>0.763</text:p>
          </table:table-cell>
          <table:table-cell office:value-type="float" office:value="0.74435861672011" calcext:value-type="float">
            <text:p>0.74435861672011</text:p>
          </table:table-cell>
          <table:table-cell office:value-type="float" office:value="0.78164138327989" calcext:value-type="float">
            <text:p>0.7816413832798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6438545484803" calcext:value-type="float">
            <text:p>0.0216438545484803</text:p>
          </table:table-cell>
          <table:table-cell office:value-type="float" office:value="0.0363561454515197" calcext:value-type="float">
            <text:p>0.0363561454515197</text:p>
          </table:table-cell>
          <table:table-cell office:value-type="float" office:value="82.2873392916667" calcext:value-type="float">
            <text:p>82.2873392916667</text:p>
          </table:table-cell>
        </table:table-row>
        <table:table-row table:style-name="ro1">
          <table:table-cell office:value-type="string" calcext:value-type="string">
            <text:p>bky_posdep_negonly_fdp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601739917115021" calcext:value-type="float">
            <text:p>0.0601739917115021</text:p>
          </table:table-cell>
          <table:table-cell office:value-type="float" office:value="0.0555750266420486" calcext:value-type="float">
            <text:p>0.0555750266420486</text:p>
          </table:table-cell>
          <table:table-cell office:value-type="float" office:value="0.0647729567809557" calcext:value-type="float">
            <text:p>0.0647729567809557</text:p>
          </table:table-cell>
          <table:table-cell office:value-type="float" office:value="0.0458212577123797" calcext:value-type="float">
            <text:p>0.0458212577123797</text:p>
          </table:table-cell>
          <table:table-cell office:value-type="float" office:value="0.0427107373611348" calcext:value-type="float">
            <text:p>0.0427107373611348</text:p>
          </table:table-cell>
          <table:table-cell office:value-type="float" office:value="0.0489317780636246" calcext:value-type="float">
            <text:p>0.0489317780636246</text:p>
          </table:table-cell>
          <table:table-cell office:value-type="float" office:value="0.0501814472614213" calcext:value-type="float">
            <text:p>0.0501814472614213</text:p>
          </table:table-cell>
          <table:table-cell office:value-type="float" office:value="0.0469462619853689" calcext:value-type="float">
            <text:p>0.0469462619853689</text:p>
          </table:table-cell>
          <table:table-cell office:value-type="float" office:value="0.0534166325374737" calcext:value-type="float">
            <text:p>0.0534166325374737</text:p>
          </table:table-cell>
          <table:table-cell office:value-type="float" office:value="0.0403216751241396" calcext:value-type="float">
            <text:p>0.0403216751241396</text:p>
          </table:table-cell>
          <table:table-cell office:value-type="float" office:value="0.0373846245270153" calcext:value-type="float">
            <text:p>0.0373846245270153</text:p>
          </table:table-cell>
          <table:table-cell office:value-type="float" office:value="0.0432587257212639" calcext:value-type="float">
            <text:p>0.0432587257212639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291716743784514" calcext:value-type="float">
            <text:p>0.0291716743784514</text:p>
          </table:table-cell>
          <table:table-cell office:value-type="float" office:value="0.0458283256215486" calcext:value-type="float">
            <text:p>0.0458283256215486</text:p>
          </table:table-cell>
          <table:table-cell office:value-type="float" office:value="0.705" calcext:value-type="float">
            <text:p>0.705</text:p>
          </table:table-cell>
          <table:table-cell office:value-type="float" office:value="0.685008413497614" calcext:value-type="float">
            <text:p>0.685008413497614</text:p>
          </table:table-cell>
          <table:table-cell office:value-type="float" office:value="0.724991586502386" calcext:value-type="float">
            <text:p>0.724991586502386</text:p>
          </table:table-cell>
          <table:table-cell office:value-type="float" office:value="0.746" calcext:value-type="float">
            <text:p>0.746</text:p>
          </table:table-cell>
          <table:table-cell office:value-type="float" office:value="0.726917820974313" calcext:value-type="float">
            <text:p>0.726917820974313</text:p>
          </table:table-cell>
          <table:table-cell office:value-type="float" office:value="0.765082179025687" calcext:value-type="float">
            <text:p>0.76508217902568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07680761900445" calcext:value-type="float">
            <text:p>0.0207680761900445</text:p>
          </table:table-cell>
          <table:table-cell office:value-type="float" office:value="0.0352319238099555" calcext:value-type="float">
            <text:p>0.0352319238099555</text:p>
          </table:table-cell>
          <table:table-cell office:value-type="float" office:value="0.0531732518424288" calcext:value-type="float">
            <text:p>0.0531732518424288</text:p>
          </table:table-cell>
          <table:table-cell office:value-type="float" office:value="0.0495782354824229" calcext:value-type="float">
            <text:p>0.0495782354824229</text:p>
          </table:table-cell>
          <table:table-cell office:value-type="float" office:value="0.0567682682024348" calcext:value-type="float">
            <text:p>0.0567682682024348</text:p>
          </table:table-cell>
          <table:table-cell office:value-type="float" office:value="0.0232774226364559" calcext:value-type="float">
            <text:p>0.0232774226364559</text:p>
          </table:table-cell>
          <table:table-cell office:value-type="float" office:value="0.0215106746360581" calcext:value-type="float">
            <text:p>0.0215106746360581</text:p>
          </table:table-cell>
          <table:table-cell office:value-type="float" office:value="0.0250441706368537" calcext:value-type="float">
            <text:p>0.0250441706368537</text:p>
          </table:table-cell>
          <table:table-cell office:value-type="float" office:value="0.0267578217858521" calcext:value-type="float">
            <text:p>0.0267578217858521</text:p>
          </table:table-cell>
          <table:table-cell office:value-type="float" office:value="0.0247003242259359" calcext:value-type="float">
            <text:p>0.0247003242259359</text:p>
          </table:table-cell>
          <table:table-cell office:value-type="float" office:value="0.0288153193457683" calcext:value-type="float">
            <text:p>0.0288153193457683</text:p>
          </table:table-cell>
          <table:table-cell office:value-type="float" office:value="0.037328202185963" calcext:value-type="float">
            <text:p>0.037328202185963</text:p>
          </table:table-cell>
          <table:table-cell office:value-type="float" office:value="0.0350793039146394" calcext:value-type="float">
            <text:p>0.0350793039146394</text:p>
          </table:table-cell>
          <table:table-cell office:value-type="float" office:value="0.0395771004572867" calcext:value-type="float">
            <text:p>0.0395771004572867</text:p>
          </table:table-cell>
          <table:table-cell office:value-type="float" office:value="80.5611550833333" calcext:value-type="float">
            <text:p>80.5611550833333</text:p>
          </table:table-cell>
        </table:table-row>
        <table:table-row table:style-name="ro1">
          <table:table-cell office:value-type="string" calcext:value-type="string">
            <text:p>bky_posdep_balanced_fdp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79546819302188" calcext:value-type="float">
            <text:p>0.0479546819302188</text:p>
          </table:table-cell>
          <table:table-cell office:value-type="float" office:value="0.0452173790311711" calcext:value-type="float">
            <text:p>0.0452173790311711</text:p>
          </table:table-cell>
          <table:table-cell office:value-type="float" office:value="0.0506919848292665" calcext:value-type="float">
            <text:p>0.0506919848292665</text:p>
          </table:table-cell>
          <table:table-cell office:value-type="float" office:value="0.0322516306877716" calcext:value-type="float">
            <text:p>0.0322516306877716</text:p>
          </table:table-cell>
          <table:table-cell office:value-type="float" office:value="0.0307798647737443" calcext:value-type="float">
            <text:p>0.0307798647737443</text:p>
          </table:table-cell>
          <table:table-cell office:value-type="float" office:value="0.0337233966017989" calcext:value-type="float">
            <text:p>0.0337233966017989</text:p>
          </table:table-cell>
          <table:table-cell office:value-type="float" office:value="0.043191092568762" calcext:value-type="float">
            <text:p>0.043191092568762</text:p>
          </table:table-cell>
          <table:table-cell office:value-type="float" office:value="0.0414558520356901" calcext:value-type="float">
            <text:p>0.0414558520356901</text:p>
          </table:table-cell>
          <table:table-cell office:value-type="float" office:value="0.0449263331018338" calcext:value-type="float">
            <text:p>0.0449263331018338</text:p>
          </table:table-cell>
          <table:table-cell office:value-type="float" office:value="0.0457356419000226" calcext:value-type="float">
            <text:p>0.0457356419000226</text:p>
          </table:table-cell>
          <table:table-cell office:value-type="float" office:value="0.0434755688975997" calcext:value-type="float">
            <text:p>0.0434755688975997</text:p>
          </table:table-cell>
          <table:table-cell office:value-type="float" office:value="0.0479957149024456" calcext:value-type="float">
            <text:p>0.0479957149024456</text:p>
          </table:table-cell>
          <table:table-cell office:value-type="float" office:value="0.0313568366630136" calcext:value-type="float">
            <text:p>0.0313568366630136</text:p>
          </table:table-cell>
          <table:table-cell office:value-type="float" office:value="0.0291324015684462" calcext:value-type="float">
            <text:p>0.0291324015684462</text:p>
          </table:table-cell>
          <table:table-cell office:value-type="float" office:value="0.033581271757581" calcext:value-type="float">
            <text:p>0.033581271757581</text:p>
          </table:table-cell>
          <table:table-cell office:value-type="float" office:value="0.0240457119948228" calcext:value-type="float">
            <text:p>0.0240457119948228</text:p>
          </table:table-cell>
          <table:table-cell office:value-type="float" office:value="0.0225780799998891" calcext:value-type="float">
            <text:p>0.0225780799998891</text:p>
          </table:table-cell>
          <table:table-cell office:value-type="float" office:value="0.0255133439897564" calcext:value-type="float">
            <text:p>0.0255133439897564</text:p>
          </table:table-cell>
          <table:table-cell office:value-type="float" office:value="0.0335484756132043" calcext:value-type="float">
            <text:p>0.0335484756132043</text:p>
          </table:table-cell>
          <table:table-cell office:value-type="float" office:value="0.0316821659933995" calcext:value-type="float">
            <text:p>0.0316821659933995</text:p>
          </table:table-cell>
          <table:table-cell office:value-type="float" office:value="0.035414785233009" calcext:value-type="float">
            <text:p>0.035414785233009</text:p>
          </table:table-cell>
          <table:table-cell office:value-type="float" office:value="0.0339572356300437" calcext:value-type="float">
            <text:p>0.0339572356300437</text:p>
          </table:table-cell>
          <table:table-cell office:value-type="float" office:value="0.0319504777725178" calcext:value-type="float">
            <text:p>0.0319504777725178</text:p>
          </table:table-cell>
          <table:table-cell office:value-type="float" office:value="0.0359639934875695" calcext:value-type="float">
            <text:p>0.0359639934875695</text:p>
          </table:table-cell>
          <table:table-cell office:value-type="float" office:value="0.0351756361255236" calcext:value-type="float">
            <text:p>0.0351756361255236</text:p>
          </table:table-cell>
          <table:table-cell office:value-type="float" office:value="0.0326185763666118" calcext:value-type="float">
            <text:p>0.0326185763666118</text:p>
          </table:table-cell>
          <table:table-cell office:value-type="float" office:value="0.0377326958844353" calcext:value-type="float">
            <text:p>0.0377326958844353</text:p>
          </table:table-cell>
          <table:table-cell office:value-type="float" office:value="0.0268033560936907" calcext:value-type="float">
            <text:p>0.0268033560936907</text:p>
          </table:table-cell>
          <table:table-cell office:value-type="float" office:value="0.0251458688640916" calcext:value-type="float">
            <text:p>0.0251458688640916</text:p>
          </table:table-cell>
          <table:table-cell office:value-type="float" office:value="0.0284608433232898" calcext:value-type="float">
            <text:p>0.0284608433232898</text:p>
          </table:table-cell>
          <table:table-cell office:value-type="float" office:value="0.0365653277217132" calcext:value-type="float">
            <text:p>0.0365653277217132</text:p>
          </table:table-cell>
          <table:table-cell office:value-type="float" office:value="0.0344755913908003" calcext:value-type="float">
            <text:p>0.0344755913908003</text:p>
          </table:table-cell>
          <table:table-cell office:value-type="float" office:value="0.038655064052626" calcext:value-type="float">
            <text:p>0.038655064052626</text:p>
          </table:table-cell>
          <table:table-cell office:value-type="float" office:value="0.0375505352895629" calcext:value-type="float">
            <text:p>0.0375505352895629</text:p>
          </table:table-cell>
          <table:table-cell office:value-type="float" office:value="0.0352327370687035" calcext:value-type="float">
            <text:p>0.0352327370687035</text:p>
          </table:table-cell>
          <table:table-cell office:value-type="float" office:value="0.0398683335104223" calcext:value-type="float">
            <text:p>0.0398683335104223</text:p>
          </table:table-cell>
          <table:table-cell office:value-type="float" office:value="90.7396832083333" calcext:value-type="float">
            <text:p>90.7396832083333</text:p>
          </table:table-cell>
        </table:table-row>
        <table:table-row table:style-name="ro1">
          <table:table-cell office:value-type="string" calcext:value-type="string">
            <text:p>bky_posdep_unbalanced_fdp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90189975606874" calcext:value-type="float">
            <text:p>0.0490189975606874</text:p>
          </table:table-cell>
          <table:table-cell office:value-type="float" office:value="0.046298673298423" calcext:value-type="float">
            <text:p>0.046298673298423</text:p>
          </table:table-cell>
          <table:table-cell office:value-type="float" office:value="0.0517393218229519" calcext:value-type="float">
            <text:p>0.0517393218229519</text:p>
          </table:table-cell>
          <table:table-cell office:value-type="float" office:value="0.0316980750481113" calcext:value-type="float">
            <text:p>0.0316980750481113</text:p>
          </table:table-cell>
          <table:table-cell office:value-type="float" office:value="0.0302613996532161" calcext:value-type="float">
            <text:p>0.0302613996532161</text:p>
          </table:table-cell>
          <table:table-cell office:value-type="float" office:value="0.0331347504430064" calcext:value-type="float">
            <text:p>0.0331347504430064</text:p>
          </table:table-cell>
          <table:table-cell office:value-type="float" office:value="0.0426058233856753" calcext:value-type="float">
            <text:p>0.0426058233856753</text:p>
          </table:table-cell>
          <table:table-cell office:value-type="float" office:value="0.040879641473876" calcext:value-type="float">
            <text:p>0.040879641473876</text:p>
          </table:table-cell>
          <table:table-cell office:value-type="float" office:value="0.0443320052974746" calcext:value-type="float">
            <text:p>0.0443320052974746</text:p>
          </table:table-cell>
          <table:table-cell office:value-type="float" office:value="0.0429764378325686" calcext:value-type="float">
            <text:p>0.0429764378325686</text:p>
          </table:table-cell>
          <table:table-cell office:value-type="float" office:value="0.0408733979667578" calcext:value-type="float">
            <text:p>0.0408733979667578</text:p>
          </table:table-cell>
          <table:table-cell office:value-type="float" office:value="0.0450794776983794" calcext:value-type="float">
            <text:p>0.0450794776983794</text:p>
          </table:table-cell>
          <table:table-cell office:value-type="float" office:value="0.0266517557660486" calcext:value-type="float">
            <text:p>0.0266517557660486</text:p>
          </table:table-cell>
          <table:table-cell office:value-type="float" office:value="0.0243272394137298" calcext:value-type="float">
            <text:p>0.0243272394137298</text:p>
          </table:table-cell>
          <table:table-cell office:value-type="float" office:value="0.0289762721183675" calcext:value-type="float">
            <text:p>0.0289762721183675</text:p>
          </table:table-cell>
          <table:table-cell office:value-type="float" office:value="0.0465540372182897" calcext:value-type="float">
            <text:p>0.0465540372182897</text:p>
          </table:table-cell>
          <table:table-cell office:value-type="float" office:value="0.044308452204725" calcext:value-type="float">
            <text:p>0.044308452204725</text:p>
          </table:table-cell>
          <table:table-cell office:value-type="float" office:value="0.0487996222318545" calcext:value-type="float">
            <text:p>0.0487996222318545</text:p>
          </table:table-cell>
          <table:table-cell office:value-type="float" office:value="0.0629508863229323" calcext:value-type="float">
            <text:p>0.0629508863229323</text:p>
          </table:table-cell>
          <table:table-cell office:value-type="float" office:value="0.060310132988763" calcext:value-type="float">
            <text:p>0.060310132988763</text:p>
          </table:table-cell>
          <table:table-cell office:value-type="float" office:value="0.0655916396571016" calcext:value-type="float">
            <text:p>0.0655916396571016</text:p>
          </table:table-cell>
          <table:table-cell office:value-type="float" office:value="0.0331165075023227" calcext:value-type="float">
            <text:p>0.0331165075023227</text:p>
          </table:table-cell>
          <table:table-cell office:value-type="float" office:value="0.0307431537725326" calcext:value-type="float">
            <text:p>0.0307431537725326</text:p>
          </table:table-cell>
          <table:table-cell office:value-type="float" office:value="0.0354898612321127" calcext:value-type="float">
            <text:p>0.0354898612321127</text:p>
          </table:table-cell>
          <table:table-cell office:value-type="float" office:value="0.0412591624815992" calcext:value-type="float">
            <text:p>0.0412591624815992</text:p>
          </table:table-cell>
          <table:table-cell office:value-type="float" office:value="0.038695246994165" calcext:value-type="float">
            <text:p>0.038695246994165</text:p>
          </table:table-cell>
          <table:table-cell office:value-type="float" office:value="0.0438230779690333" calcext:value-type="float">
            <text:p>0.0438230779690333</text:p>
          </table:table-cell>
          <table:table-cell office:value-type="float" office:value="0.0189925047168812" calcext:value-type="float">
            <text:p>0.0189925047168812</text:p>
          </table:table-cell>
          <table:table-cell office:value-type="float" office:value="0.0176848886829061" calcext:value-type="float">
            <text:p>0.0176848886829061</text:p>
          </table:table-cell>
          <table:table-cell office:value-type="float" office:value="0.0203001207508563" calcext:value-type="float">
            <text:p>0.0203001207508563</text:p>
          </table:table-cell>
          <table:table-cell office:value-type="float" office:value="0.027066666981877" calcext:value-type="float">
            <text:p>0.027066666981877</text:p>
          </table:table-cell>
          <table:table-cell office:value-type="float" office:value="0.0252791317575191" calcext:value-type="float">
            <text:p>0.0252791317575191</text:p>
          </table:table-cell>
          <table:table-cell office:value-type="float" office:value="0.0288542022062349" calcext:value-type="float">
            <text:p>0.0288542022062349</text:p>
          </table:table-cell>
          <table:table-cell office:value-type="float" office:value="0.0361010093452072" calcext:value-type="float">
            <text:p>0.0361010093452072</text:p>
          </table:table-cell>
          <table:table-cell office:value-type="float" office:value="0.0341319189442599" calcext:value-type="float">
            <text:p>0.0341319189442599</text:p>
          </table:table-cell>
          <table:table-cell office:value-type="float" office:value="0.0380700997461544" calcext:value-type="float">
            <text:p>0.0380700997461544</text:p>
          </table:table-cell>
          <table:table-cell office:value-type="float" office:value="91.1807044166667" calcext:value-type="float">
            <text:p>91.1807044166667</text:p>
          </table:table-cell>
        </table:table-row>
      </table:table>
      <table:named-expressions/>
      <table:database-ranges>
        <table:database-range table:name="__Anonymous_Sheet_DB__0" table:target-range-address="formatted.A2:formatted.R3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raw.A1:raw.AX1048576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a933"/>
    </style:style>
    <style:style style:name="Blue" style:family="table-cell" style:parent-style-name="Default">
      <style:text-properties fo:color="#2a60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7T00:40:22.545657520</dc:date>
    <meta:editing-duration>PT16H37M1S</meta:editing-duration>
    <meta:editing-cycles>26</meta:editing-cycles>
    <meta:generator>LibreOffice/7.4.1.2$MacOSX_AARCH64 LibreOffice_project/3c58a8f3a960df8bc8fd77b461821e42c061c5f0</meta:generator>
    <meta:document-statistic meta:table-count="2" meta:cell-count="1431" meta:object-count="0"/>
  </office:meta>
</office:document-meta>
</file>